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top"/>
    </style:style>
    <style:style style:name="ce2" style:family="table-cell" style:parent-style-name="Default" style:data-style-name="N0">
      <style:table-cell-properties style:vertical-align="top" fo:background-color="#FFFFFF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top" fo:wrap-option="wrap" fo:background-color="#FFFFFF"/>
    </style:style>
    <style:style style:name="ce4" style:family="table-cell" style:parent-style-name="Migliaia" style:data-style-name="N0">
      <style:table-cell-properties style:vertical-align="top" fo:background-color="#FFFFFF" style:repeat-content="false"/>
      <style:paragraph-properties fo:text-align="center"/>
      <style:text-properties fo:color="#000000"/>
    </style:style>
    <style:style style:name="ce5" style:family="table-cell" style:parent-style-name="Default" style:data-style-name="N0">
      <style:table-cell-properties style:vertical-align="top" fo:background-color="#FFFFFF"/>
    </style:style>
    <style:style style:name="ce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000000"/>
    </style:style>
    <style:style style:name="ce8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top" fo:background-color="transparent"/>
    </style:style>
    <style:style style:name="ce1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2" style:family="table-cell" style:parent-style-name="Normale_32_5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14" style:family="table-cell" style:parent-style-name="Normale_32_5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5" style:family="table-cell" style:parent-style-name="Migliaia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000000"/>
    </style:style>
    <style:style style:name="ce16" style:family="table-cell" style:parent-style-name="Normale_32_86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17" style:family="table-cell" style:parent-style-name="Normale_32_86" style:data-style-name="N0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18" style:family="table-cell" style:parent-style-name="Normale_32_5" style:data-style-name="N36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19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fo:background-color="transparent"/>
    </style:style>
    <style:style style:name="ce21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</style:style>
    <style:style style:name="ce26" style:family="table-cell" style:parent-style-name="Normale_32_68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27" style:family="table-cell" style:parent-style-name="Normale_32_68" style:data-style-name="N0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2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32" style:family="table-cell" style:parent-style-name="Normale_32_66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33" style:family="table-cell" style:parent-style-name="Normale_32_66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34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automatic" fo:background-color="transparent"/>
    </style:style>
    <style:style style:name="ce36" style:family="table-cell" style:parent-style-name="Default" style:data-style-name="N0">
      <style:table-cell-properties fo:border="thin solid #000000" style:vertical-align="automatic" fo:background-color="transparent"/>
      <style:text-properties fo:color="#000000"/>
    </style:style>
    <style:style style:name="ce37" style:family="table-cell" style:parent-style-name="Normale_32_69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38" style:family="table-cell" style:parent-style-name="Normale_32_69" style:data-style-name="N0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39" style:family="table-cell" style:parent-style-name="Normale_32_6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40" style:family="table-cell" style:parent-style-name="Normale_32_6" style:data-style-name="N0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4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42" style:family="table-cell" style:parent-style-name="Normale_32_87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43" style:family="table-cell" style:parent-style-name="Normale_32_87" style:data-style-name="N0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44" style:family="table-cell" style:parent-style-name="Normale_32_5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45" style:family="table-cell" style:parent-style-name="Normale_32_88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46" style:family="table-cell" style:parent-style-name="Normale_32_88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47" style:family="table-cell" style:parent-style-name="Normale_32_2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48" style:family="table-cell" style:parent-style-name="Normale_32_5" style:data-style-name="N36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49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50" style:family="table-cell" style:parent-style-name="Normale_32_71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1" style:family="table-cell" style:parent-style-name="Normale_32_71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2" style:family="table-cell" style:parent-style-name="Normale_32_72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3" style:family="table-cell" style:parent-style-name="Normale_32_72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4" style:family="table-cell" style:parent-style-name="Normale_32_73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5" style:family="table-cell" style:parent-style-name="Normale_32_73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6" style:family="table-cell" style:parent-style-name="Normale_32_74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7" style:family="table-cell" style:parent-style-name="Normale_32_74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8" style:family="table-cell" style:parent-style-name="Normale_32_75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9" style:family="table-cell" style:parent-style-name="Normale_32_75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60" style:family="table-cell" style:parent-style-name="Normale_32_76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61" style:family="table-cell" style:parent-style-name="Normale_32_76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62" style:family="table-cell" style:parent-style-name="Normale_32_78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63" style:family="table-cell" style:parent-style-name="Normale_32_78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64" style:family="table-cell" style:parent-style-name="Normale_32_79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65" style:family="table-cell" style:parent-style-name="Normale_32_80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66" style:family="table-cell" style:parent-style-name="Normale_32_80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67" style:family="table-cell" style:parent-style-name="Default" style:data-style-name="N0">
      <style:table-cell-properties fo:border="thin solid #000000" style:vertical-align="automatic" fo:background-color="transparent"/>
    </style:style>
    <style:style style:name="ce68" style:family="table-cell" style:parent-style-name="Normale_32_81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69" style:family="table-cell" style:parent-style-name="Normale_32_81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0" style:family="table-cell" style:parent-style-name="Default" style:data-style-name="N0">
      <style:table-cell-properties fo:border="thin solid #000000" style:vertical-align="automatic" fo:wrap-option="wrap" fo:background-color="transparent"/>
      <style:text-properties fo:color="#000000"/>
    </style:style>
    <style:style style:name="ce71" style:family="table-cell" style:parent-style-name="Normale_32_82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2" style:family="table-cell" style:parent-style-name="Normale_32_82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3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74" style:family="table-cell" style:parent-style-name="Normale_32_83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5" style:family="table-cell" style:parent-style-name="Normale_32_83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6" style:family="table-cell" style:parent-style-name="Normale_32_84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7" style:family="table-cell" style:parent-style-name="Normale_32_84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8" style:family="table-cell" style:parent-style-name="Normale_32_85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9" style:family="table-cell" style:parent-style-name="Normale_32_85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80" style:family="table-cell" style:parent-style-name="Normale_32_67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81" style:family="table-cell" style:parent-style-name="Normale_32_70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82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</style:style>
    <style:style style:name="ce83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</style:style>
    <style:style style:name="ce84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</style:style>
    <style:style style:name="ce85" style:family="table-cell" style:parent-style-name="Default" style:data-style-name="N0">
      <style:table-cell-properties fo:border="thin solid #000000" style:vertical-align="automatic" fo:wrap-option="wrap" fo:background-color="#C4D79B" style:repeat-content="false"/>
      <style:paragraph-properties fo:text-align="center"/>
      <style:text-properties fo:color="#000000"/>
    </style:style>
    <style:style style:name="ce86" style:family="table-cell" style:parent-style-name="Default" style:data-style-name="N0">
      <style:table-cell-properties fo:border="thin solid #000000" style:vertical-align="automatic" fo:wrap-option="wrap" fo:background-color="#C4D79B" style:repeat-content="false"/>
      <style:paragraph-properties fo:text-align="center"/>
    </style:style>
    <style:style style:name="ce87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center"/>
      <style:text-properties fo:color="#000000"/>
    </style:style>
    <style:style style:name="ce88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center"/>
    </style:style>
    <style:style style:name="ce89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</style:style>
    <style:style style:name="ce90" style:family="table-cell" style:parent-style-name="Normale_32_5" style:data-style-name="N36">
      <style:table-cell-properties fo:border="thin solid #000000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91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FF0000"/>
    </style:style>
    <style:style style:name="ce92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text-line-through-style="solid"/>
    </style:style>
    <style:style style:name="ce9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00"/>
    </style:style>
    <style:style style:name="ce94" style:family="table-cell" style:parent-style-name="Normale_32_5" style:data-style-name="N0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95" style:family="table-cell" style:parent-style-name="Normale_32_2" style:data-style-name="N0">
      <style:table-cell-properties fo:border-top="none" fo:border-bottom="thin solid #000000" fo:border-left="thin solid #000000" fo:border-right="thin solid #000000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96" style:family="table-cell" style:parent-style-name="Normale_32_2" style:data-style-name="N0">
      <style:table-cell-properties fo:border-top="none" fo:border-bottom="thin solid #000000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97" style:family="table-cell" style:parent-style-name="Migliaia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fo:color="#000000"/>
    </style:style>
    <style:style style:name="ce98" style:family="table-cell" style:parent-style-name="Normale_32_5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9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C00000"/>
    </style:style>
    <style:style style:name="ce10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101" style:family="table-cell" style:parent-style-name="Normale_32_67" style:data-style-name="N0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102" style:family="table-cell" style:parent-style-name="Normale_32_66" style:data-style-name="N0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103" style:family="table-cell" style:parent-style-name="Normale_32_88" style:data-style-name="N0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104" style:family="table-cell" style:parent-style-name="Normale_32_70" style:data-style-name="N0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105" style:family="table-cell" style:parent-style-name="Normale_32_2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106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</style:style>
    <style:style style:name="ce107" style:family="table-cell" style:parent-style-name="Default" style:data-style-name="N0">
      <style:table-cell-properties style:vertical-align="automatic" fo:wrap-option="wrap" fo:background-color="#C4D79B" style:repeat-content="false"/>
      <style:paragraph-properties fo:text-align="center"/>
    </style:style>
    <style:style style:name="ce108" style:family="table-cell" style:parent-style-name="Normale_32_2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0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110" style:family="table-cell" style:parent-style-name="Default" style:data-style-name="N0">
      <style:table-cell-properties style:vertical-align="middle" fo:wrap-option="wrap" fo:background-color="#76933C" style:repeat-content="false"/>
      <style:paragraph-properties fo:text-align="center"/>
      <style:text-properties fo:font-size="10pt" style:font-size-asian="10pt" style:font-size-complex="10pt"/>
    </style:style>
    <style:style style:name="ce111" style:family="table-cell" style:parent-style-name="Normale_32_2" style:data-style-name="N0">
      <style:table-cell-properties fo:border-top="none" fo:border-bottom="thin solid #000000" fo:border-left="thin solid #000000" fo:border-right="thin solid #000000" style:vertical-align="middle" fo:wrap-option="wrap" fo:background-color="#76933C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12" style:family="table-cell" style:parent-style-name="Normale_32_2" style:data-style-name="N0">
      <style:table-cell-properties fo:border="thin solid #000000" style:vertical-align="middle" fo:wrap-option="wrap" fo:background-color="#76933C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13" style:family="table-cell" style:parent-style-name="Migliaia" style:data-style-name="N0">
      <style:table-cell-properties fo:border-top="none" fo:border-bottom="thin solid #000000" fo:border-left="thin solid #000000" fo:border-right="thin solid #000000" style:vertical-align="middle" fo:wrap-option="wrap" fo:background-color="#76933C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114" style:family="table-cell" style:parent-style-name="Normale_32_2" style:data-style-name="N0">
      <style:table-cell-properties fo:border-top="none" fo:border-bottom="thin solid #000000" fo:border-left="thin solid #000000" fo:border-right="thin solid #000000" style:vertical-align="middle" fo:background-color="#76933C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1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116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/>
    </style:style>
    <style:style style:name="ce117" style:family="table-cell" style:parent-style-name="Normale_32_2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18" style:family="table-cell" style:parent-style-name="Normale_32_2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19" style:family="table-cell" style:parent-style-name="Normale_32_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20" style:family="table-cell" style:parent-style-name="Normale_32_2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21" style:family="table-cell" style:parent-style-name="Normale_32_2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22" style:family="table-cell" style:parent-style-name="Migliaia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123" style:family="table-cell" style:parent-style-name="Migliaia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1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126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/>
    </style:style>
    <style:style style:name="ce127" style:family="table-cell" style:parent-style-name="Normale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28" style:family="table-cell" style:parent-style-name="Migliaia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12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solid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5833333333333cm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4.94770833333333cm"/>
    </style:style>
    <style:style style:name="co5" style:family="table-column">
      <style:table-column-properties fo:break-before="auto" style:column-width="4.7625cm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5.68854166666667cm"/>
    </style:style>
    <style:style style:name="co10" style:family="table-column">
      <style:table-column-properties fo:break-before="auto" style:column-width="4.57729166666667cm"/>
    </style:style>
    <style:style style:name="co11" style:family="table-column">
      <style:table-column-properties fo:break-before="auto" style:column-width="3.095625cm"/>
    </style:style>
    <style:style style:name="co12" style:family="table-column">
      <style:table-column-properties fo:break-before="auto" style:column-width="6.05895833333333cm"/>
    </style:style>
    <style:style style:name="co13" style:family="table-column">
      <style:table-column-properties fo:break-before="auto" style:column-width="3.83645833333333cm"/>
    </style:style>
    <style:style style:name="co14" style:family="table-column">
      <style:table-column-properties fo:break-before="auto" style:column-width="4.25979166666667cm"/>
    </style:style>
    <style:style style:name="co15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40.15pt" style:use-optimal-row-height="false" fo:break-before="auto"/>
    </style:style>
    <style:style style:name="ro3" style:family="table-row">
      <style:table-row-properties style:row-height="4.9pt" style:use-optimal-row-height="false" fo:break-before="auto"/>
    </style:style>
    <style:style style:name="ro4" style:family="table-row">
      <style:table-row-properties style:row-height="79.9pt" style:use-optimal-row-height="false" fo:break-before="auto"/>
    </style:style>
    <style:style style:name="ro5" style:family="table-row">
      <style:table-row-properties style:row-height="2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azio" table:style-name="ta1">
        <table:table-column table:style-name="co1" table:default-cell-style-name="ce83"/>
        <table:table-column table:style-name="co2" table:default-cell-style-name="ce106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4"/>
        <table:table-column table:style-name="co8" table:default-cell-style-name="ce2"/>
        <table:table-column table:style-name="co9" table:default-cell-style-name="ce3"/>
        <table:table-column table:style-name="co10" table:default-cell-style-name="ce5"/>
        <table:table-column table:style-name="co11" table:default-cell-style-name="ce5"/>
        <table:table-column table:style-name="co3" table:default-cell-style-name="ce5"/>
        <table:table-column table:style-name="co12" table:default-cell-style-name="ce1"/>
        <table:table-column table:style-name="co13" table:default-cell-style-name="ce2"/>
        <table:table-column table:style-name="co14" table:default-cell-style-name="ce8"/>
        <table:table-column table:style-name="co15" table:number-columns-repeated="16368" table:default-cell-style-name="ce1"/>
        <table:table-row table:style-name="ro1">
          <table:table-cell table:style-name="ce109"/>
          <table:table-cell office:value-type="string" table:number-columns-spanned="14" table:number-rows-spanned="1" table:style-name="ce126">
            <text:p>REGIONE LAZIO</text:p>
          </table:table-cell>
          <table:covered-table-cell table:number-columns-repeated="13"/>
          <table:table-cell table:style-name="ce8"/>
          <table:table-cell table:number-columns-repeated="16368"/>
        </table:table-row>
        <table:table-row table:style-name="ro2">
          <table:table-cell office:value-type="string" table:number-columns-spanned="1" table:number-rows-spanned="2" table:style-name="ce115">
            <text:p>ID</text:p>
          </table:table-cell>
          <table:table-cell office:value-type="string" table:number-columns-spanned="1" table:number-rows-spanned="2" table:style-name="ce121">
            <text:p>N. SCHEDA</text:p>
          </table:table-cell>
          <table:table-cell office:value-type="string" table:number-columns-spanned="1" table:number-rows-spanned="2" table:style-name="ce121">
            <text:p>PROVINCIA</text:p>
          </table:table-cell>
          <table:table-cell office:value-type="string" table:number-columns-spanned="1" table:number-rows-spanned="2" table:style-name="ce121">
            <text:p>COMUNE</text:p>
          </table:table-cell>
          <table:table-cell office:value-type="string" table:number-columns-spanned="1" table:number-rows-spanned="2" table:style-name="ce121">
            <text:p>LOCALITA’</text:p>
          </table:table-cell>
          <table:table-cell office:value-type="string" table:number-columns-spanned="1" table:number-rows-spanned="2" table:style-name="ce121">
            <text:p>LATITUDINE <text:s text:c="14"/>su GIS<text:s/></text:p>
          </table:table-cell>
          <table:table-cell office:value-type="string" table:number-columns-spanned="1" table:number-rows-spanned="2" table:style-name="ce121">
            <text:p>LONGITUDINE <text:s text:c="18"/>su GIS</text:p>
          </table:table-cell>
          <table:table-cell office:value-type="string" table:number-columns-spanned="1" table:number-rows-spanned="2" table:style-name="ce128">
            <text:p>ALTITUDINE <text:s text:c="15"/>(m s.l.m.)</text:p>
          </table:table-cell>
          <table:table-cell office:value-type="string" table:number-columns-spanned="1" table:number-rows-spanned="2" table:style-name="ce121">
            <text:p>CONTESTO <text:s/>URBANO <text:s text:c="14"/>si/no</text:p>
          </table:table-cell>
          <table:table-cell office:value-type="string" table:number-columns-spanned="2" table:number-rows-spanned="1" table:style-name="ce129">
            <text:p>SPECIE</text:p>
          </table:table-cell>
          <table:covered-table-cell/>
          <table:table-cell office:value-type="string" table:number-columns-spanned="1" table:number-rows-spanned="2" table:style-name="ce121">
            <text:p>CIRCONFERENZA FUSTO <text:s text:c="21"/>(cm)</text:p>
          </table:table-cell>
          <table:table-cell office:value-type="string" table:number-columns-spanned="1" table:number-rows-spanned="2" table:style-name="ce121">
            <text:p>ALTEZZA <text:s text:c="17"/>(m)</text:p>
          </table:table-cell>
          <table:table-cell office:value-type="string" table:number-columns-spanned="1" table:number-rows-spanned="2" table:style-name="ce127">
            <text:p>CRITERI DI MONUMENTALITA'</text:p>
          </table:table-cell>
          <table:table-cell office:value-type="string" table:number-columns-spanned="1" table:number-rows-spanned="2" table:style-name="ce121">
            <text:p>PROPOSTA DICHIARAZIONE NOTEVOLE INTERESSE PUBBLICO</text:p>
          </table:table-cell>
          <table:table-cell table:style-name="ce8"/>
          <table:table-cell table:number-columns-repeated="16368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08">
            <text:p>NOME SCIENTIFICO</text:p>
          </table:table-cell>
          <table:table-cell office:value-type="string" table:style-name="ce108">
            <text:p><text:s/>NOME VOLGARE</text:p>
          </table:table-cell>
          <table:covered-table-cell/>
          <table:covered-table-cell/>
          <table:covered-table-cell/>
          <table:covered-table-cell/>
          <table:table-cell table:style-name="ce8"/>
          <table:table-cell table:number-columns-repeated="16368"/>
        </table:table-row>
        <table:table-row table:style-name="ro3">
          <table:table-cell table:style-name="ce110"/>
          <table:table-cell table:number-columns-repeated="4" table:style-name="ce111"/>
          <table:table-cell table:number-columns-repeated="2" table:style-name="ce112"/>
          <table:table-cell table:style-name="ce113"/>
          <table:table-cell table:style-name="ce111"/>
          <table:table-cell table:number-columns-repeated="2" table:style-name="ce112"/>
          <table:table-cell table:number-columns-repeated="2" table:style-name="ce111"/>
          <table:table-cell table:style-name="ce114"/>
          <table:table-cell table:style-name="ce111"/>
          <table:table-cell table:style-name="ce2"/>
          <table:table-cell table:number-columns-repeated="16368" table:style-name="ce5"/>
        </table:table-row>
        <table:table-row table:style-name="ro4">
          <table:table-cell office:value-type="float" office:value="1" table:style-name="ce107">
            <text:p>1</text:p>
          </table:table-cell>
          <table:table-cell office:value-type="string" table:style-name="ce11">
            <text:p>01/A123/FR/12</text:p>
          </table:table-cell>
          <table:table-cell office:value-type="string" table:style-name="ce28">
            <text:p>Frosinone</text:p>
          </table:table-cell>
          <table:table-cell office:value-type="string" table:style-name="ce95">
            <text:p>Alatri</text:p>
          </table:table-cell>
          <table:table-cell office:value-type="string" table:style-name="ce95">
            <text:p>Porta San Pietro - Largo Ottavio Ceci</text:p>
          </table:table-cell>
          <table:table-cell office:value-type="string" table:style-name="ce13">
            <text:p>41°43'39,26''</text:p>
          </table:table-cell>
          <table:table-cell office:value-type="string" table:style-name="ce11">
            <text:p>13°20'42,66''</text:p>
          </table:table-cell>
          <table:table-cell office:value-type="float" office:value="458" table:style-name="ce97">
            <text:p>458</text:p>
          </table:table-cell>
          <table:table-cell office:value-type="string" table:style-name="ce96">
            <text:p>si</text:p>
          </table:table-cell>
          <table:table-cell office:value-type="string" table:style-name="ce105">
            <text:p>Insieme omogeneo di<text:span text:style-name="T3"><text:s/>Platanus acerifolia<text:s/></text:span>(Aiton) Willd.</text:p>
          </table:table-cell>
          <table:table-cell office:value-type="string" table:style-name="ce27">
            <text:p>Platano comune</text:p>
          </table:table-cell>
          <table:table-cell office:value-type="string" table:style-name="ce96">
            <text:p>338 (med) <text:s text:c="30"/>385 (max)</text:p>
          </table:table-cell>
          <table:table-cell office:value-type="string" table:style-name="ce96">
            <text:p>20,0 (med) <text:s text:c="8"/>22,0 (max)</text:p>
          </table:table-cell>
          <table:table-cell office:value-type="string" table:style-name="ce25">
            <text:p>a) età e/o dimensioni <text:s text:c="39"/>f) pregio paesaggistico <text:s text:c="32"/>g) valore storico, culturale, religioso</text:p>
          </table:table-cell>
          <table:table-cell office:value-type="string" table:style-name="ce96">
            <text:p>si</text:p>
          </table:table-cell>
          <table:table-cell table:style-name="ce8"/>
          <table:table-cell table:number-columns-repeated="16368"/>
        </table:table-row>
        <table:table-row table:style-name="ro4">
          <table:table-cell office:value-type="float" office:value="2" table:formula="of:=[.A5]+1" table:style-name="ce85">
            <text:p>2</text:p>
          </table:table-cell>
          <table:table-cell office:value-type="string" table:style-name="ce11">
            <text:p>01/C034/FR/12</text:p>
          </table:table-cell>
          <table:table-cell office:value-type="string" table:style-name="ce28">
            <text:p>Frosinone</text:p>
          </table:table-cell>
          <table:table-cell office:value-type="string" table:style-name="ce28">
            <text:p>Cassino</text:p>
          </table:table-cell>
          <table:table-cell office:value-type="string" table:style-name="ce25">
            <text:p>Largo Molise<text:s/></text:p>
          </table:table-cell>
          <table:table-cell office:value-type="string" table:style-name="ce13">
            <text:p>41°29'43,71''</text:p>
          </table:table-cell>
          <table:table-cell office:value-type="string" table:style-name="ce11">
            <text:p>13°49'54,50''</text:p>
          </table:table-cell>
          <table:table-cell office:value-type="float" office:value="44" table:style-name="ce82">
            <text:p>44</text:p>
          </table:table-cell>
          <table:table-cell office:value-type="string" table:style-name="ce23">
            <text:p>si</text:p>
          </table:table-cell>
          <table:table-cell office:value-type="string" table:style-name="ce26">
            <text:p><text:span text:style-name="T4">Platanus acerifolia</text:span><text:span text:style-name="T1"><text:s/>(Aiton) Willd.</text:span></text:p>
          </table:table-cell>
          <table:table-cell office:value-type="string" table:style-name="ce27">
            <text:p>Platano comune</text:p>
          </table:table-cell>
          <table:table-cell office:value-type="float" office:value="520" table:style-name="ce23">
            <text:p>520</text:p>
          </table:table-cell>
          <table:table-cell office:value-type="float" office:value="22" table:style-name="ce34">
            <text:p>22,0</text:p>
          </table:table-cell>
          <table:table-cell office:value-type="string" table:style-name="ce25">
            <text:p>a) età e/o dimensioni <text:s text:c="39"/>g) valore storico, culturale, religioso</text:p>
          </table:table-cell>
          <table:table-cell office:value-type="string" table:style-name="ce23">
            <text:p>si</text:p>
          </table:table-cell>
          <table:table-cell table:style-name="ce8"/>
          <table:table-cell table:number-columns-repeated="16368" table:style-name="ce9"/>
        </table:table-row>
        <table:table-row table:style-name="ro4">
          <table:table-cell office:value-type="float" office:value="3" table:formula="of:=[.A6]+1" table:style-name="ce86">
            <text:p>3</text:p>
          </table:table-cell>
          <table:table-cell office:value-type="string" table:style-name="ce11">
            <text:p>02/G374/FR/12</text:p>
          </table:table-cell>
          <table:table-cell office:value-type="string" table:style-name="ce28">
            <text:p>Frosinone</text:p>
          </table:table-cell>
          <table:table-cell office:value-type="string" table:style-name="ce30">
            <text:p>Patrica</text:p>
          </table:table-cell>
          <table:table-cell office:value-type="string" table:style-name="ce30">
            <text:p>Tufo - Via Casetta del Colle, 50</text:p>
          </table:table-cell>
          <table:table-cell office:value-type="string" table:style-name="ce11">
            <text:p>41°36'06,00"</text:p>
          </table:table-cell>
          <table:table-cell office:value-type="string" table:style-name="ce11">
            <text:p>13°15'27,00"</text:p>
          </table:table-cell>
          <table:table-cell office:value-type="float" office:value="210" table:style-name="ce11">
            <text:p>210</text:p>
          </table:table-cell>
          <table:table-cell office:value-type="string" table:style-name="ce11">
            <text:p>no</text:p>
          </table:table-cell>
          <table:table-cell office:value-type="string" table:style-name="ce41">
            <text:p>Quercus pubescens L.</text:p>
          </table:table-cell>
          <table:table-cell office:value-type="string" table:style-name="ce30">
            <text:p>Roverella</text:p>
          </table:table-cell>
          <table:table-cell office:value-type="float" office:value="663" table:style-name="ce11">
            <text:p>663</text:p>
          </table:table-cell>
          <table:table-cell office:value-type="float" office:value="34.5" table:style-name="ce11">
            <text:p>34,5</text:p>
          </table:table-cell>
          <table:table-cell office:value-type="string" table:style-name="ce25">
            <text:p>a) età e/o dimensioni<text:s text:c="7"/></text:p>
          </table:table-cell>
          <table:table-cell office:value-type="string" table:style-name="ce6">
            <text:p>si</text:p>
          </table:table-cell>
          <table:table-cell table:style-name="ce8"/>
          <table:table-cell table:number-columns-repeated="16368" table:style-name="ce9"/>
        </table:table-row>
        <table:table-row table:style-name="ro4">
          <table:table-cell office:value-type="float" office:value="4" table:formula="of:=[.A7]+1" table:style-name="ce86">
            <text:p>4</text:p>
          </table:table-cell>
          <table:table-cell office:value-type="string" table:style-name="ce11">
            <text:p>03/G374/FR/12</text:p>
          </table:table-cell>
          <table:table-cell office:value-type="string" table:style-name="ce28">
            <text:p>Frosinone</text:p>
          </table:table-cell>
          <table:table-cell office:value-type="string" table:style-name="ce30">
            <text:p>Patrica</text:p>
          </table:table-cell>
          <table:table-cell office:value-type="string" table:style-name="ce49">
            <text:p>Colle Cappuccio - Strada Provinciale n. 117</text:p>
          </table:table-cell>
          <table:table-cell office:value-type="string" table:style-name="ce11">
            <text:p>41°35'32,28"</text:p>
          </table:table-cell>
          <table:table-cell office:value-type="string" table:style-name="ce11">
            <text:p>13°16'40,59"<text:s/></text:p>
          </table:table-cell>
          <table:table-cell office:value-type="float" office:value="180" table:style-name="ce23">
            <text:p>180</text:p>
          </table:table-cell>
          <table:table-cell office:value-type="string" table:style-name="ce11">
            <text:p>no</text:p>
          </table:table-cell>
          <table:table-cell office:value-type="string" table:style-name="ce32">
            <text:p><text:span text:style-name="T3">Celtis australis</text:span><text:s/>L.</text:p>
          </table:table-cell>
          <table:table-cell office:value-type="string" table:style-name="ce33">
            <text:p>Bagolaro</text:p>
          </table:table-cell>
          <table:table-cell office:value-type="float" office:value="425" table:style-name="ce23">
            <text:p>425</text:p>
          </table:table-cell>
          <table:table-cell office:value-type="float" office:value="21" table:style-name="ce34">
            <text:p>21,0</text:p>
          </table:table-cell>
          <table:table-cell office:value-type="string" table:style-name="ce29">
            <text:p>a) età e/o dimensioni<text:s text:c="7"/></text:p>
          </table:table-cell>
          <table:table-cell office:value-type="string" table:style-name="ce23">
            <text:p>si</text:p>
          </table:table-cell>
          <table:table-cell table:style-name="ce8"/>
          <table:table-cell table:number-columns-repeated="16368" table:style-name="ce9"/>
        </table:table-row>
        <table:table-row table:style-name="ro4">
          <table:table-cell office:value-type="float" office:value="5" table:formula="of:=[.A8]+1" table:style-name="ce86">
            <text:p>5</text:p>
          </table:table-cell>
          <table:table-cell office:value-type="string" table:style-name="ce11">
            <text:p>05/G374/FR/12</text:p>
          </table:table-cell>
          <table:table-cell office:value-type="string" table:style-name="ce28">
            <text:p>Frosinone</text:p>
          </table:table-cell>
          <table:table-cell office:value-type="string" table:style-name="ce30">
            <text:p>Patrica</text:p>
          </table:table-cell>
          <table:table-cell office:value-type="string" table:style-name="ce35">
            <text:p>Monte Cacume</text:p>
          </table:table-cell>
          <table:table-cell office:value-type="string" table:style-name="ce11">
            <text:p>41°34'26,09"</text:p>
          </table:table-cell>
          <table:table-cell office:value-type="string" table:style-name="ce11">
            <text:p>13°13'42,26" E</text:p>
          </table:table-cell>
          <table:table-cell office:value-type="float" office:value="985" table:style-name="ce11">
            <text:p>985</text:p>
          </table:table-cell>
          <table:table-cell office:value-type="string" table:style-name="ce11">
            <text:p>no</text:p>
          </table:table-cell>
          <table:table-cell office:value-type="string" table:style-name="ce41">
            <text:p>Taxus baccata L.</text:p>
          </table:table-cell>
          <table:table-cell office:value-type="string" table:style-name="ce30">
            <text:p>Tasso</text:p>
          </table:table-cell>
          <table:table-cell office:value-type="float" office:value="340" table:style-name="ce19">
            <text:p>340</text:p>
          </table:table-cell>
          <table:table-cell office:value-type="float" office:value="9.5" table:style-name="ce19">
            <text:p>9,5</text:p>
          </table:table-cell>
          <table:table-cell office:value-type="string" table:style-name="ce36">
            <text:p>a) età e/o dimensioni<text:s text:c="7"/></text:p>
          </table:table-cell>
          <table:table-cell office:value-type="string" table:style-name="ce23">
            <text:p>si</text:p>
          </table:table-cell>
          <table:table-cell table:style-name="ce8"/>
          <table:table-cell table:number-columns-repeated="16368" table:style-name="ce9"/>
        </table:table-row>
        <table:table-row table:style-name="ro4">
          <table:table-cell office:value-type="float" office:value="6" table:formula="of:=[.A9]+1" table:style-name="ce86">
            <text:p>6</text:p>
          </table:table-cell>
          <table:table-cell office:value-type="string" table:style-name="ce11">
            <text:p>06/G374/FR/12</text:p>
          </table:table-cell>
          <table:table-cell office:value-type="string" table:style-name="ce28">
            <text:p>Frosinone</text:p>
          </table:table-cell>
          <table:table-cell office:value-type="string" table:style-name="ce30">
            <text:p>Patrica</text:p>
          </table:table-cell>
          <table:table-cell office:value-type="string" table:style-name="ce35">
            <text:p>Fonte Scocciapane - Fontana Cerasa</text:p>
          </table:table-cell>
          <table:table-cell office:value-type="string" table:style-name="ce11">
            <text:p>41°34'10,16"</text:p>
          </table:table-cell>
          <table:table-cell office:value-type="string" table:style-name="ce11">
            <text:p>13°13'57,00"<text:s/></text:p>
          </table:table-cell>
          <table:table-cell office:value-type="float" office:value="727" table:style-name="ce11">
            <text:p>727</text:p>
          </table:table-cell>
          <table:table-cell office:value-type="string" table:style-name="ce11">
            <text:p>no</text:p>
          </table:table-cell>
          <table:table-cell office:value-type="string" table:style-name="ce41">
            <text:p>Quercus ilex L.</text:p>
          </table:table-cell>
          <table:table-cell office:value-type="string" table:style-name="ce30">
            <text:p>Leccio</text:p>
          </table:table-cell>
          <table:table-cell office:value-type="float" office:value="520" table:style-name="ce19">
            <text:p>520</text:p>
          </table:table-cell>
          <table:table-cell office:value-type="float" office:value="15" table:style-name="ce34">
            <text:p>15,0</text:p>
          </table:table-cell>
          <table:table-cell office:value-type="string" table:style-name="ce36">
            <text:p>a) età e/o dimensioni<text:s text:c="7"/></text:p>
          </table:table-cell>
          <table:table-cell office:value-type="string" table:style-name="ce23">
            <text:p>si</text:p>
          </table:table-cell>
          <table:table-cell table:style-name="ce8"/>
          <table:table-cell table:number-columns-repeated="16368" table:style-name="ce9"/>
        </table:table-row>
        <table:table-row table:style-name="ro4">
          <table:table-cell office:value-type="float" office:value="7" table:formula="of:=[.A10]+1" table:style-name="ce85">
            <text:p>7</text:p>
          </table:table-cell>
          <table:table-cell office:value-type="string" table:style-name="ce11">
            <text:p>01/I697/FR/12</text:p>
          </table:table-cell>
          <table:table-cell office:value-type="string" table:style-name="ce28">
            <text:p>Frosinone</text:p>
          </table:table-cell>
          <table:table-cell office:value-type="string" table:style-name="ce28">
            <text:p>Settefrati</text:p>
          </table:table-cell>
          <table:table-cell office:value-type="string" table:style-name="ce25">
            <text:p>Piazza dei Preti</text:p>
          </table:table-cell>
          <table:table-cell office:value-type="string" table:style-name="ce11">
            <text:p>41°40'13,10"</text:p>
          </table:table-cell>
          <table:table-cell office:value-type="string" table:style-name="ce11">
            <text:p>13°51'00,49"<text:s/></text:p>
          </table:table-cell>
          <table:table-cell office:value-type="float" office:value="796" table:style-name="ce23">
            <text:p>796</text:p>
          </table:table-cell>
          <table:table-cell office:value-type="string" table:style-name="ce23">
            <text:p>si</text:p>
          </table:table-cell>
          <table:table-cell office:value-type="string" table:style-name="ce37">
            <text:p><text:span text:style-name="T4">Tilia cordata<text:s/></text:span><text:span text:style-name="T1">Mill.</text:span></text:p>
          </table:table-cell>
          <table:table-cell office:value-type="string" table:style-name="ce38">
            <text:p>Tiglio selvatico</text:p>
          </table:table-cell>
          <table:table-cell office:value-type="float" office:value="420" table:style-name="ce23">
            <text:p>420</text:p>
          </table:table-cell>
          <table:table-cell office:value-type="float" office:value="18.5" table:style-name="ce34">
            <text:p>18,5</text:p>
          </table:table-cell>
          <table:table-cell office:value-type="string" table:style-name="ce18">
            <text:p>a) età e/o dimensioni <text:s text:c="46"/>f) pregio paesaggistico <text:s text:c="44"/>g) valore storico, culturale, religioso</text:p>
          </table:table-cell>
          <table:table-cell office:value-type="string" table:style-name="ce23">
            <text:p>si</text:p>
          </table:table-cell>
          <table:table-cell table:style-name="ce8"/>
          <table:table-cell table:number-columns-repeated="16368" table:style-name="ce9"/>
        </table:table-row>
        <table:table-row table:style-name="ro4">
          <table:table-cell office:value-type="float" office:value="8" table:formula="of:=[.A11]+1" table:style-name="ce86">
            <text:p>8</text:p>
          </table:table-cell>
          <table:table-cell office:value-type="string" table:style-name="ce11">
            <text:p>01/A707/LT/12</text:p>
          </table:table-cell>
          <table:table-cell office:value-type="string" table:style-name="ce28">
            <text:p>Latina</text:p>
          </table:table-cell>
          <table:table-cell office:value-type="string" table:style-name="ce28">
            <text:p>Bassiano</text:p>
          </table:table-cell>
          <table:table-cell office:value-type="string" table:style-name="ce25">
            <text:p>Fonte della Fota</text:p>
          </table:table-cell>
          <table:table-cell office:value-type="string" table:style-name="ce11">
            <text:p>41°34'10,44''</text:p>
          </table:table-cell>
          <table:table-cell office:value-type="string" table:style-name="ce11">
            <text:p>13°02'14,12'</text:p>
          </table:table-cell>
          <table:table-cell office:value-type="float" office:value="695" table:style-name="ce23">
            <text:p>695</text:p>
          </table:table-cell>
          <table:table-cell office:value-type="string" table:style-name="ce23">
            <text:p>no<text:s/></text:p>
          </table:table-cell>
          <table:table-cell office:value-type="string" table:style-name="ce39">
            <text:p><text:span text:style-name="T4">Quercus robur</text:span><text:span text:style-name="T1"><text:s/>L.</text:span></text:p>
          </table:table-cell>
          <table:table-cell office:value-type="string" table:style-name="ce40">
            <text:p>Farnia</text:p>
          </table:table-cell>
          <table:table-cell office:value-type="float" office:value="536" table:style-name="ce23">
            <text:p>536</text:p>
          </table:table-cell>
          <table:table-cell office:value-type="float" office:value="25" table:style-name="ce87">
            <text:p>25,0</text:p>
          </table:table-cell>
          <table:table-cell office:value-type="string" table:style-name="ce29">
            <text:p>a) età e/o dimensioni <text:s text:c="31"/>b) forma e portamento<text:s/></text:p>
          </table:table-cell>
          <table:table-cell office:value-type="string" table:style-name="ce23">
            <text:p>si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9" table:formula="of:=[.A12]+1" table:style-name="ce86">
            <text:p>9</text:p>
          </table:table-cell>
          <table:table-cell office:value-type="string" table:style-name="ce11">
            <text:p>01/B527/LT/12</text:p>
          </table:table-cell>
          <table:table-cell office:value-type="string" table:style-name="ce28">
            <text:p>Latina</text:p>
          </table:table-cell>
          <table:table-cell office:value-type="string" table:style-name="ce28">
            <text:p>Campodimele</text:p>
          </table:table-cell>
          <table:table-cell office:value-type="string" table:style-name="ce25">
            <text:p>Piazza del Municipio</text:p>
          </table:table-cell>
          <table:table-cell office:value-type="string" table:style-name="ce11">
            <text:p>41°23'22,86'</text:p>
          </table:table-cell>
          <table:table-cell office:value-type="string" table:style-name="ce11">
            <text:p>13°31'48,85''</text:p>
          </table:table-cell>
          <table:table-cell office:value-type="float" office:value="629" table:style-name="ce23">
            <text:p>629</text:p>
          </table:table-cell>
          <table:table-cell office:value-type="string" table:style-name="ce23">
            <text:p>si</text:p>
          </table:table-cell>
          <table:table-cell office:value-type="string" table:style-name="ce41">
            <text:p>Ulmus minor<text:s/><text:span text:style-name="T1">Mill.</text:span></text:p>
          </table:table-cell>
          <table:table-cell office:value-type="string" table:style-name="ce28">
            <text:p>Olmo campestre</text:p>
          </table:table-cell>
          <table:table-cell office:value-type="float" office:value="380" table:style-name="ce23">
            <text:p>380</text:p>
          </table:table-cell>
          <table:table-cell office:value-type="float" office:value="6" table:style-name="ce88">
            <text:p>6,0</text:p>
          </table:table-cell>
          <table:table-cell office:value-type="string" table:style-name="ce29">
            <text:p>a) età e/o dimensioni <text:s text:c="31"/>b) forma e portamento<text:s/></text:p>
          </table:table-cell>
          <table:table-cell office:value-type="string" table:style-name="ce19">
            <text:p>no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10" table:formula="of:=[.A13]+1" table:style-name="ce86">
            <text:p>10</text:p>
          </table:table-cell>
          <table:table-cell office:value-type="string" table:style-name="ce11">
            <text:p>01/F616/LT/12</text:p>
          </table:table-cell>
          <table:table-cell office:value-type="string" table:style-name="ce94">
            <text:p>Latina</text:p>
          </table:table-cell>
          <table:table-cell office:value-type="string" table:style-name="ce7">
            <text:p>Monte San Biagio</text:p>
          </table:table-cell>
          <table:table-cell office:value-type="string" table:style-name="ce12">
            <text:p>San Vito - Via Dupante</text:p>
          </table:table-cell>
          <table:table-cell office:value-type="string" table:style-name="ce11">
            <text:p>41°22'14,88''</text:p>
          </table:table-cell>
          <table:table-cell office:value-type="string" table:style-name="ce13">
            <text:p><text:s/></text:p>
            <text:p>13°19'28,56'</text:p>
          </table:table-cell>
          <table:table-cell office:value-type="float" office:value="62" table:style-name="ce14">
            <text:p>62</text:p>
          </table:table-cell>
          <table:table-cell office:value-type="string" table:style-name="ce15">
            <text:p>no</text:p>
          </table:table-cell>
          <table:table-cell office:value-type="string" table:style-name="ce16">
            <text:p><text:span text:style-name="T6">Quercus × morisii<text:s/></text:span>Borzí</text:p>
          </table:table-cell>
          <table:table-cell office:value-type="string" table:style-name="ce17">
            <text:p>Leccio-sughera</text:p>
          </table:table-cell>
          <table:table-cell office:value-type="float" office:value="427" table:style-name="ce47">
            <text:p>427</text:p>
          </table:table-cell>
          <table:table-cell office:value-type="float" office:value="26" table:style-name="ce48">
            <text:p>26,0</text:p>
          </table:table-cell>
          <table:table-cell office:value-type="string" table:style-name="ce12">
            <text:p>a) età e/o dimensioni <text:s text:c="41"/>b) forma e portamento <text:s text:c="40"/>d) rarità botanica <text:s text:c="42"/>f) pregio paesaggistico</text:p>
          </table:table-cell>
          <table:table-cell office:value-type="string" table:style-name="ce19">
            <text:p>si</text:p>
          </table:table-cell>
          <table:table-cell table:style-name="ce8"/>
          <table:table-cell table:number-columns-repeated="16368" table:style-name="ce20"/>
        </table:table-row>
        <table:table-row table:style-name="ro4">
          <table:table-cell office:value-type="float" office:value="11" table:formula="of:=[.A14]+1" table:style-name="ce86">
            <text:p>11</text:p>
          </table:table-cell>
          <table:table-cell office:value-type="string" table:style-name="ce23">
            <text:p>02/F616/LT/12</text:p>
          </table:table-cell>
          <table:table-cell office:value-type="string" table:style-name="ce94">
            <text:p>Latina</text:p>
          </table:table-cell>
          <table:table-cell office:value-type="string" table:style-name="ce7">
            <text:p>Monte San Biagio</text:p>
          </table:table-cell>
          <table:table-cell office:value-type="string" table:style-name="ce12">
            <text:p>San Vito - Via Dupante</text:p>
          </table:table-cell>
          <table:table-cell office:value-type="string" table:style-name="ce11">
            <text:p>41°22'14,88''</text:p>
          </table:table-cell>
          <table:table-cell office:value-type="string" table:style-name="ce13">
            <text:p><text:s/></text:p>
            <text:p>13°19'21,00'</text:p>
          </table:table-cell>
          <table:table-cell office:value-type="float" office:value="72" table:style-name="ce14">
            <text:p>72</text:p>
          </table:table-cell>
          <table:table-cell office:value-type="string" table:style-name="ce15">
            <text:p>no</text:p>
          </table:table-cell>
          <table:table-cell office:value-type="string" table:style-name="ce42">
            <text:p><text:span text:style-name="T6">Quercus suber</text:span><text:s/>L.</text:p>
          </table:table-cell>
          <table:table-cell office:value-type="string" table:style-name="ce43">
            <text:p>Sughera</text:p>
          </table:table-cell>
          <table:table-cell office:value-type="float" office:value="525" table:style-name="ce47">
            <text:p>525</text:p>
          </table:table-cell>
          <table:table-cell office:value-type="float" office:value="27" table:style-name="ce48">
            <text:p>27,0</text:p>
          </table:table-cell>
          <table:table-cell office:value-type="string" table:style-name="ce12">
            <text:p>a) età e/o dimensioni <text:s text:c="41"/>b) forma e portamento<text:s text:c="81"/></text:p>
          </table:table-cell>
          <table:table-cell office:value-type="string" table:style-name="ce13">
            <text:p>no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12" table:formula="of:=[.A15]+1" table:style-name="ce86">
            <text:p>12</text:p>
          </table:table-cell>
          <table:table-cell office:value-type="string" table:style-name="ce11">
            <text:p>01/A258/RI/12</text:p>
          </table:table-cell>
          <table:table-cell office:value-type="string" table:style-name="ce28">
            <text:p>Rieti</text:p>
          </table:table-cell>
          <table:table-cell office:value-type="string" table:style-name="ce28">
            <text:p>Amatrice</text:p>
          </table:table-cell>
          <table:table-cell office:value-type="string" table:style-name="ce31">
            <text:p>Sant'Angelo - Cimitero</text:p>
          </table:table-cell>
          <table:table-cell office:value-type="string" table:style-name="ce11">
            <text:p>42°39'03,33''</text:p>
          </table:table-cell>
          <table:table-cell office:value-type="string" table:style-name="ce11">
            <text:p>13°18'30,80"</text:p>
          </table:table-cell>
          <table:table-cell office:value-type="float" office:value="1037" table:style-name="ce23">
            <text:p>1037</text:p>
          </table:table-cell>
          <table:table-cell office:value-type="string" table:style-name="ce23">
            <text:p>si</text:p>
          </table:table-cell>
          <table:table-cell office:value-type="string" table:style-name="ce32">
            <text:p><text:span text:style-name="T4">Quercus cerris</text:span><text:span text:style-name="T1"><text:s/>L.</text:span></text:p>
          </table:table-cell>
          <table:table-cell office:value-type="string" table:style-name="ce33">
            <text:p>Cerro</text:p>
          </table:table-cell>
          <table:table-cell office:value-type="float" office:value="707" table:style-name="ce23">
            <text:p>707</text:p>
          </table:table-cell>
          <table:table-cell office:value-type="float" office:value="23" table:style-name="ce34">
            <text:p>23,0</text:p>
          </table:table-cell>
          <table:table-cell office:value-type="string" table:style-name="ce29">
            <text:p>a) età e/o dimensioni <text:s text:c="31"/>b) forma e portamento <text:s text:c="33"/>f) pregio paesaggistico <text:s text:c="28"/>g) valore storico, culturale, religioso</text:p>
          </table:table-cell>
          <table:table-cell office:value-type="string" table:style-name="ce23">
            <text:p>si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13" table:formula="of:=[.A16]+1" table:style-name="ce86">
            <text:p>13</text:p>
          </table:table-cell>
          <table:table-cell office:value-type="string" table:style-name="ce11">
            <text:p>02/A258/RI/12</text:p>
          </table:table-cell>
          <table:table-cell office:value-type="string" table:style-name="ce28">
            <text:p>Rieti</text:p>
          </table:table-cell>
          <table:table-cell office:value-type="string" table:style-name="ce28">
            <text:p>Amatrice</text:p>
          </table:table-cell>
          <table:table-cell office:value-type="string" table:style-name="ce49">
            <text:p>Preta</text:p>
          </table:table-cell>
          <table:table-cell office:value-type="string" table:style-name="ce11">
            <text:p>42°37'01,31''</text:p>
          </table:table-cell>
          <table:table-cell office:value-type="string" table:style-name="ce11">
            <text:p>13°20'41,34"</text:p>
          </table:table-cell>
          <table:table-cell office:value-type="float" office:value="1180" table:style-name="ce23">
            <text:p>1180</text:p>
          </table:table-cell>
          <table:table-cell office:value-type="string" table:style-name="ce11">
            <text:p>si</text:p>
          </table:table-cell>
          <table:table-cell office:value-type="string" table:style-name="ce32">
            <text:p><text:span text:style-name="T3">Larix decidua</text:span><text:s/>Mill.</text:p>
          </table:table-cell>
          <table:table-cell office:value-type="string" table:style-name="ce33">
            <text:p>Larice</text:p>
          </table:table-cell>
          <table:table-cell office:value-type="float" office:value="322" table:style-name="ce23">
            <text:p>322</text:p>
          </table:table-cell>
          <table:table-cell office:value-type="float" office:value="23.5" table:style-name="ce34">
            <text:p>23,5</text:p>
          </table:table-cell>
          <table:table-cell office:value-type="string" table:style-name="ce12">
            <text:p>b) forma e portamento <text:s text:c="103"/>d) rarità botanica <text:s text:c="42"/>f) pregio paesaggistico</text:p>
          </table:table-cell>
          <table:table-cell office:value-type="string" table:style-name="ce23">
            <text:p>si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14" table:formula="of:=[.A17]+1" table:style-name="ce86">
            <text:p>14</text:p>
          </table:table-cell>
          <table:table-cell office:value-type="string" table:style-name="ce11">
            <text:p>03/A258/RI/12</text:p>
          </table:table-cell>
          <table:table-cell office:value-type="string" table:style-name="ce28">
            <text:p>Rieti</text:p>
          </table:table-cell>
          <table:table-cell office:value-type="string" table:style-name="ce28">
            <text:p>Amatrice</text:p>
          </table:table-cell>
          <table:table-cell office:value-type="string" table:style-name="ce49">
            <text:p>Preta</text:p>
          </table:table-cell>
          <table:table-cell office:value-type="string" table:style-name="ce11">
            <text:p>42°36'58,51''</text:p>
          </table:table-cell>
          <table:table-cell office:value-type="string" table:style-name="ce11">
            <text:p>13°20'39,24"</text:p>
          </table:table-cell>
          <table:table-cell office:value-type="float" office:value="1165" table:style-name="ce23">
            <text:p>1165</text:p>
          </table:table-cell>
          <table:table-cell office:value-type="string" table:style-name="ce11">
            <text:p>si</text:p>
          </table:table-cell>
          <table:table-cell office:value-type="string" table:style-name="ce32">
            <text:p><text:span text:style-name="T3">Quercus cerris</text:span><text:s/>L.</text:p>
          </table:table-cell>
          <table:table-cell office:value-type="string" table:style-name="ce33">
            <text:p>Cerro</text:p>
          </table:table-cell>
          <table:table-cell office:value-type="float" office:value="400" table:style-name="ce23">
            <text:p>400</text:p>
          </table:table-cell>
          <table:table-cell office:value-type="float" office:value="24" table:style-name="ce34">
            <text:p>24,0</text:p>
          </table:table-cell>
          <table:table-cell office:value-type="string" table:style-name="ce12">
            <text:p>a) età e/o dimensioni <text:s text:c="81"/>f) pregio paesaggistico</text:p>
          </table:table-cell>
          <table:table-cell office:value-type="string" table:style-name="ce11">
            <text:p>si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15" table:formula="of:=[.A18]+1" table:style-name="ce86">
            <text:p>15</text:p>
          </table:table-cell>
          <table:table-cell office:value-type="string" table:style-name="ce11">
            <text:p>04/A258/RI/12</text:p>
          </table:table-cell>
          <table:table-cell office:value-type="string" table:style-name="ce28">
            <text:p>Rieti</text:p>
          </table:table-cell>
          <table:table-cell office:value-type="string" table:style-name="ce28">
            <text:p>Amatrice</text:p>
          </table:table-cell>
          <table:table-cell office:value-type="string" table:style-name="ce49">
            <text:p>Collegentilesco</text:p>
          </table:table-cell>
          <table:table-cell office:value-type="string" table:style-name="ce11">
            <text:p>42°37'33,41''</text:p>
          </table:table-cell>
          <table:table-cell office:value-type="string" table:style-name="ce11">
            <text:p>13°13'31,87"</text:p>
          </table:table-cell>
          <table:table-cell office:value-type="float" office:value="1021" table:style-name="ce23">
            <text:p>1021</text:p>
          </table:table-cell>
          <table:table-cell office:value-type="string" table:style-name="ce11">
            <text:p>no</text:p>
          </table:table-cell>
          <table:table-cell office:value-type="string" table:style-name="ce32">
            <text:p><text:span text:style-name="T3">Quercus cerris</text:span><text:s/>L.</text:p>
          </table:table-cell>
          <table:table-cell office:value-type="string" table:style-name="ce33">
            <text:p>Cerro</text:p>
          </table:table-cell>
          <table:table-cell office:value-type="float" office:value="440" table:style-name="ce23">
            <text:p>440</text:p>
          </table:table-cell>
          <table:table-cell office:value-type="float" office:value="24.5" table:style-name="ce34">
            <text:p>24,5</text:p>
          </table:table-cell>
          <table:table-cell office:value-type="string" table:style-name="ce25">
            <text:p>a) età e/o dimensioni <text:s text:c="58"/>f) pregio paesaggistico <text:s text:c="28"/>g) valore storico, culturale, religioso</text:p>
          </table:table-cell>
          <table:table-cell office:value-type="string" table:style-name="ce23">
            <text:p>si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16" table:formula="of:=[.A19]+1" table:style-name="ce86">
            <text:p>16</text:p>
          </table:table-cell>
          <table:table-cell office:value-type="string" table:style-name="ce11">
            <text:p>05/A258/RI/12</text:p>
          </table:table-cell>
          <table:table-cell office:value-type="string" table:style-name="ce28">
            <text:p>Rieti</text:p>
          </table:table-cell>
          <table:table-cell office:value-type="string" table:style-name="ce28">
            <text:p>Amatrice</text:p>
          </table:table-cell>
          <table:table-cell office:value-type="string" table:style-name="ce49">
            <text:p>Ferrazza</text:p>
          </table:table-cell>
          <table:table-cell office:value-type="string" table:style-name="ce11">
            <text:p>42°37'30,51''</text:p>
          </table:table-cell>
          <table:table-cell office:value-type="string" table:style-name="ce11">
            <text:p>13°19'43,38"</text:p>
          </table:table-cell>
          <table:table-cell office:value-type="float" office:value="1070" table:style-name="ce23">
            <text:p>1070</text:p>
          </table:table-cell>
          <table:table-cell office:value-type="string" table:style-name="ce11">
            <text:p>no</text:p>
          </table:table-cell>
          <table:table-cell office:value-type="string" table:style-name="ce32">
            <text:p><text:span text:style-name="T3">Castanea sativa<text:s/></text:span>Mill.</text:p>
          </table:table-cell>
          <table:table-cell office:value-type="string" table:style-name="ce33">
            <text:p>Castagno</text:p>
          </table:table-cell>
          <table:table-cell office:value-type="float" office:value="580" table:style-name="ce23">
            <text:p>580</text:p>
          </table:table-cell>
          <table:table-cell office:value-type="float" office:value="20" table:style-name="ce34">
            <text:p>20,0</text:p>
          </table:table-cell>
          <table:table-cell office:value-type="string" table:style-name="ce25">
            <text:p>a) età e/o dimensioni<text:s text:c="59"/></text:p>
          </table:table-cell>
          <table:table-cell office:value-type="string" table:style-name="ce11">
            <text:p>si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17" table:formula="of:=[.A20]+1" table:style-name="ce86">
            <text:p>17</text:p>
          </table:table-cell>
          <table:table-cell office:value-type="string" table:style-name="ce11">
            <text:p>06/A258/RI/12</text:p>
          </table:table-cell>
          <table:table-cell office:value-type="string" table:style-name="ce28">
            <text:p>Rieti</text:p>
          </table:table-cell>
          <table:table-cell office:value-type="string" table:style-name="ce28">
            <text:p>Amatrice</text:p>
          </table:table-cell>
          <table:table-cell office:value-type="string" table:style-name="ce49">
            <text:p>San Martino</text:p>
          </table:table-cell>
          <table:table-cell office:value-type="string" table:style-name="ce11">
            <text:p>42°37'50,41''</text:p>
          </table:table-cell>
          <table:table-cell office:value-type="string" table:style-name="ce11">
            <text:p>13°20'01,99"</text:p>
          </table:table-cell>
          <table:table-cell office:value-type="float" office:value="1138" table:style-name="ce23">
            <text:p>1138</text:p>
          </table:table-cell>
          <table:table-cell office:value-type="string" table:style-name="ce11">
            <text:p>no</text:p>
          </table:table-cell>
          <table:table-cell office:value-type="string" table:style-name="ce30">
            <text:p><text:span text:style-name="T4">Prunus avium<text:s/></text:span>L.</text:p>
          </table:table-cell>
          <table:table-cell office:value-type="string" table:style-name="ce33">
            <text:p>Ciliegio selvatico</text:p>
          </table:table-cell>
          <table:table-cell office:value-type="float" office:value="245" table:style-name="ce23">
            <text:p>245</text:p>
          </table:table-cell>
          <table:table-cell office:value-type="float" office:value="12.5" table:style-name="ce34">
            <text:p>12,5</text:p>
          </table:table-cell>
          <table:table-cell office:value-type="string" table:style-name="ce25">
            <text:p>a) età e/o dimensioni <text:s text:c="81"/>g) valore storico, culturale, religioso</text:p>
          </table:table-cell>
          <table:table-cell office:value-type="string" table:style-name="ce23">
            <text:p>si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18" table:formula="of:=[.A21]+1" table:style-name="ce86">
            <text:p>18</text:p>
          </table:table-cell>
          <table:table-cell office:value-type="string" table:style-name="ce11">
            <text:p>06/A258/RI/12</text:p>
          </table:table-cell>
          <table:table-cell office:value-type="string" table:style-name="ce28">
            <text:p>Rieti</text:p>
          </table:table-cell>
          <table:table-cell office:value-type="string" table:style-name="ce28">
            <text:p>Amatrice</text:p>
          </table:table-cell>
          <table:table-cell office:value-type="string" table:style-name="ce49">
            <text:p>Rifugio Cardito</text:p>
          </table:table-cell>
          <table:table-cell office:value-type="string" table:style-name="ce11">
            <text:p>42°35'35,94''</text:p>
          </table:table-cell>
          <table:table-cell office:value-type="string" table:style-name="ce11">
            <text:p>13°20'08,93"</text:p>
          </table:table-cell>
          <table:table-cell office:value-type="float" office:value="1368" table:style-name="ce23">
            <text:p>1368</text:p>
          </table:table-cell>
          <table:table-cell office:value-type="string" table:style-name="ce11">
            <text:p>no</text:p>
          </table:table-cell>
          <table:table-cell office:value-type="string" table:style-name="ce32">
            <text:p><text:span text:style-name="T3">Betula alba<text:s/></text:span>L. syn<text:span text:style-name="T3"><text:s/>Betula pubescens<text:s/></text:span>Ehrh.</text:p>
          </table:table-cell>
          <table:table-cell office:value-type="string" table:style-name="ce33">
            <text:p>Betulla pubescente</text:p>
          </table:table-cell>
          <table:table-cell office:value-type="float" office:value="340" table:style-name="ce23">
            <text:p>340</text:p>
          </table:table-cell>
          <table:table-cell office:value-type="float" office:value="13" table:style-name="ce34">
            <text:p>13,0</text:p>
          </table:table-cell>
          <table:table-cell office:value-type="string" table:style-name="ce12">
            <text:p>a) età e/o dimensioni <text:s text:c="104"/>d) rarità botanica <text:s text:c="42"/>f) pregio paesaggistico</text:p>
          </table:table-cell>
          <table:table-cell office:value-type="string" table:style-name="ce11">
            <text:p>si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19" table:formula="of:=[.A22]+1" table:style-name="ce86">
            <text:p>19</text:p>
          </table:table-cell>
          <table:table-cell office:value-type="string" table:style-name="ce11">
            <text:p>01/D560/RI/12</text:p>
          </table:table-cell>
          <table:table-cell office:value-type="string" table:style-name="ce28">
            <text:p>Rieti</text:p>
          </table:table-cell>
          <table:table-cell office:value-type="string" table:style-name="ce30">
            <text:p>Fiamignano</text:p>
          </table:table-cell>
          <table:table-cell office:value-type="string" table:style-name="ce98">
            <text:p>Cornino</text:p>
          </table:table-cell>
          <table:table-cell office:value-type="string" table:style-name="ce11">
            <text:p>42°21'10,10''</text:p>
          </table:table-cell>
          <table:table-cell office:value-type="string" table:style-name="ce11">
            <text:p>13°07'26,19"</text:p>
          </table:table-cell>
          <table:table-cell office:value-type="float" office:value="1286" table:style-name="ce11">
            <text:p>1286</text:p>
          </table:table-cell>
          <table:table-cell office:value-type="string" table:style-name="ce15">
            <text:p>no</text:p>
          </table:table-cell>
          <table:table-cell office:value-type="string" table:style-name="ce45">
            <text:p>Insieme omogeneo di<text:s/><text:span text:style-name="T6">Crataegus monogyna<text:s/></text:span>Jacq.</text:p>
          </table:table-cell>
          <table:table-cell office:value-type="string" table:style-name="ce46">
            <text:p>Biancospino comune</text:p>
          </table:table-cell>
          <table:table-cell office:value-type="string" table:style-name="ce13">
            <text:p>65 (med) <text:s text:c="25"/>165 (max)</text:p>
          </table:table-cell>
          <table:table-cell office:value-type="string" table:style-name="ce13">
            <text:p>7,0 (med) <text:s text:c="25"/>8,0 (max)</text:p>
          </table:table-cell>
          <table:table-cell office:value-type="string" table:style-name="ce18">
            <text:p>a) età e dimensioni <text:s text:c="37"/>b) forma e portamento <text:s text:c="28"/>d) rarità botanica <text:s text:c="49"/>f) pregio paesaggistico<text:s text:c="44"/></text:p>
          </table:table-cell>
          <table:table-cell office:value-type="string" table:style-name="ce11">
            <text:p>si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20" table:formula="of:=[.A23]+1" table:style-name="ce86">
            <text:p>20</text:p>
          </table:table-cell>
          <table:table-cell office:value-type="string" table:style-name="ce11">
            <text:p>02/D560/RI/12</text:p>
          </table:table-cell>
          <table:table-cell office:value-type="string" table:style-name="ce94">
            <text:p>Rieti</text:p>
          </table:table-cell>
          <table:table-cell office:value-type="string" table:style-name="ce30">
            <text:p>Fiamignano</text:p>
          </table:table-cell>
          <table:table-cell office:value-type="string" table:style-name="ce98">
            <text:p>Lago di Rascino</text:p>
          </table:table-cell>
          <table:table-cell office:value-type="string" table:style-name="ce11">
            <text:p>42°20'50,65''</text:p>
          </table:table-cell>
          <table:table-cell office:value-type="string" table:style-name="ce11">
            <text:p>13°08'36,67"</text:p>
          </table:table-cell>
          <table:table-cell office:value-type="float" office:value="1145" table:style-name="ce11">
            <text:p>1145</text:p>
          </table:table-cell>
          <table:table-cell office:value-type="string" table:style-name="ce15">
            <text:p>no</text:p>
          </table:table-cell>
          <table:table-cell office:value-type="string" table:style-name="ce45">
            <text:p><text:span text:style-name="T6">Crataegus monogyna<text:s/></text:span>Jacq.</text:p>
          </table:table-cell>
          <table:table-cell office:value-type="string" table:style-name="ce46">
            <text:p>Biancospino comune</text:p>
          </table:table-cell>
          <table:table-cell office:value-type="float" office:value="147" table:style-name="ce47">
            <text:p>147</text:p>
          </table:table-cell>
          <table:table-cell office:value-type="float" office:value="8.5" table:style-name="ce48">
            <text:p>8,5</text:p>
          </table:table-cell>
          <table:table-cell office:value-type="string" table:style-name="ce18">
            <text:p>a) età e dimensioni <text:s text:c="37"/>b) forma e portamento <text:s text:c="28"/>d) rarità botanica <text:s text:c="49"/>f) pregio paesaggistico<text:s text:c="44"/></text:p>
          </table:table-cell>
          <table:table-cell office:value-type="string" table:style-name="ce11">
            <text:p>si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21" table:formula="of:=[.A24]+1" table:style-name="ce86">
            <text:p>21</text:p>
          </table:table-cell>
          <table:table-cell office:value-type="string" table:style-name="ce11">
            <text:p>02/E927/RI/12</text:p>
          </table:table-cell>
          <table:table-cell office:value-type="string" table:style-name="ce28">
            <text:p>Rieti</text:p>
          </table:table-cell>
          <table:table-cell office:value-type="string" table:style-name="ce30">
            <text:p>Marcetelli</text:p>
          </table:table-cell>
          <table:table-cell office:value-type="string" table:style-name="ce49">
            <text:p>Chiesa di Santa Maria</text:p>
          </table:table-cell>
          <table:table-cell office:value-type="string" table:style-name="ce11">
            <text:p>42°13'05,5''</text:p>
          </table:table-cell>
          <table:table-cell office:value-type="string" table:style-name="ce11">
            <text:p><text:s/>13°03'11,21''</text:p>
          </table:table-cell>
          <table:table-cell office:value-type="float" office:value="905" table:style-name="ce23">
            <text:p>905</text:p>
          </table:table-cell>
          <table:table-cell office:value-type="string" table:style-name="ce23">
            <text:p>no</text:p>
          </table:table-cell>
          <table:table-cell office:value-type="string" table:style-name="ce41">
            <text:p>Quercus pubescens<text:s/><text:span text:style-name="T1">Willd.</text:span></text:p>
          </table:table-cell>
          <table:table-cell office:value-type="string" table:style-name="ce28">
            <text:p>Roverella</text:p>
          </table:table-cell>
          <table:table-cell office:value-type="float" office:value="595" table:style-name="ce23">
            <text:p>595</text:p>
          </table:table-cell>
          <table:table-cell office:value-type="float" office:value="22.5" table:style-name="ce34">
            <text:p>22,5</text:p>
          </table:table-cell>
          <table:table-cell office:value-type="string" table:style-name="ce18">
            <text:p>a) età e dimensioni; <text:s text:c="50"/>g) valore storico, culturale, religioso</text:p>
          </table:table-cell>
          <table:table-cell office:value-type="string" table:style-name="ce23">
            <text:p>si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22" table:formula="of:=[.A25]+1" table:style-name="ce86">
            <text:p>22</text:p>
          </table:table-cell>
          <table:table-cell office:value-type="string" table:style-name="ce11">
            <text:p>01/G498/RI/12</text:p>
          </table:table-cell>
          <table:table-cell office:value-type="string" table:style-name="ce94">
            <text:p>Rieti</text:p>
          </table:table-cell>
          <table:table-cell office:value-type="string" table:style-name="ce7">
            <text:p>Pescorocchiano<text:s/></text:p>
          </table:table-cell>
          <table:table-cell office:value-type="string" table:style-name="ce44">
            <text:p>Castagneta<text:s/></text:p>
          </table:table-cell>
          <table:table-cell office:value-type="string" table:style-name="ce11">
            <text:p>42°13'55,42''</text:p>
          </table:table-cell>
          <table:table-cell office:value-type="string" table:style-name="ce11">
            <text:p>13°12'29,62"</text:p>
          </table:table-cell>
          <table:table-cell office:value-type="float" office:value="1117" table:style-name="ce11">
            <text:p>1117</text:p>
          </table:table-cell>
          <table:table-cell office:value-type="string" table:style-name="ce15">
            <text:p>no</text:p>
          </table:table-cell>
          <table:table-cell office:value-type="string" table:style-name="ce45">
            <text:p><text:span text:style-name="T6">Quercus pubescens<text:s/></text:span>Willd.</text:p>
          </table:table-cell>
          <table:table-cell office:value-type="string" table:style-name="ce46">
            <text:p>Roverella<text:s/></text:p>
          </table:table-cell>
          <table:table-cell office:value-type="float" office:value="478" table:style-name="ce47">
            <text:p>478</text:p>
          </table:table-cell>
          <table:table-cell office:value-type="float" office:value="20.8" table:style-name="ce48">
            <text:p>20,8</text:p>
          </table:table-cell>
          <table:table-cell office:value-type="string" table:style-name="ce18">
            <text:p>a) età e dimensioni <text:s text:c="50"/>g) valore storico, culturale, religioso</text:p>
          </table:table-cell>
          <table:table-cell office:value-type="string" table:style-name="ce19">
            <text:p>si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23" table:formula="of:=[.A26]+1" table:style-name="ce86">
            <text:p>23</text:p>
          </table:table-cell>
          <table:table-cell office:value-type="string" table:style-name="ce11">
            <text:p>01/H354/RI/12</text:p>
          </table:table-cell>
          <table:table-cell office:value-type="string" table:style-name="ce94">
            <text:p>Rieti</text:p>
          </table:table-cell>
          <table:table-cell office:value-type="string" table:style-name="ce30">
            <text:p>Rivodutri</text:p>
          </table:table-cell>
          <table:table-cell office:value-type="string" table:style-name="ce98">
            <text:p>Cepparo</text:p>
          </table:table-cell>
          <table:table-cell office:value-type="string" table:style-name="ce11">
            <text:p>42°32'04,95''</text:p>
          </table:table-cell>
          <table:table-cell office:value-type="string" table:style-name="ce11">
            <text:p>12°52'25,63"</text:p>
          </table:table-cell>
          <table:table-cell office:value-type="float" office:value="1066" table:style-name="ce11">
            <text:p>1066</text:p>
          </table:table-cell>
          <table:table-cell office:value-type="string" table:style-name="ce15">
            <text:p>no</text:p>
          </table:table-cell>
          <table:table-cell office:value-type="string" table:style-name="ce45">
            <text:p><text:span text:style-name="T6">Fagus sylvatica</text:span><text:s/>L.<text:s/></text:p>
          </table:table-cell>
          <table:table-cell office:value-type="string" table:style-name="ce46">
            <text:p>Faggio</text:p>
          </table:table-cell>
          <table:table-cell office:value-type="string" table:style-name="ce47">
            <text:p>280-168-153-120</text:p>
          </table:table-cell>
          <table:table-cell office:value-type="float" office:value="8.5" table:style-name="ce48">
            <text:p>8,5</text:p>
          </table:table-cell>
          <table:table-cell office:value-type="string" table:style-name="ce90">
            <text:p>a) età e/o dimensioni <text:s text:c="31"/>b) forma e portamento <text:s text:c="105"/>g) valore storico, culturale, religioso</text:p>
          </table:table-cell>
          <table:table-cell office:value-type="string" table:style-name="ce13">
            <text:p>si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24" table:formula="of:=[.A27]+1" table:style-name="ce86">
            <text:p>24</text:p>
          </table:table-cell>
          <table:table-cell office:value-type="string" table:style-name="ce11">
            <text:p>01/H501/RM/12</text:p>
          </table:table-cell>
          <table:table-cell office:value-type="string" table:style-name="ce28">
            <text:p>Roma</text:p>
          </table:table-cell>
          <table:table-cell office:value-type="string" table:style-name="ce28">
            <text:p>Roma</text:p>
          </table:table-cell>
          <table:table-cell office:value-type="string" table:style-name="ce49">
            <text:p>Via delle Tre Pile</text:p>
          </table:table-cell>
          <table:table-cell office:value-type="string" table:style-name="ce11">
            <text:p>41°53'36,25"</text:p>
          </table:table-cell>
          <table:table-cell office:value-type="string" table:style-name="ce11">
            <text:p>12°28'55,88"</text:p>
          </table:table-cell>
          <table:table-cell office:value-type="float" office:value="33" table:style-name="ce11">
            <text:p>33</text:p>
          </table:table-cell>
          <table:table-cell office:value-type="string" table:style-name="ce23">
            <text:p>si<text:s/></text:p>
          </table:table-cell>
          <table:table-cell office:value-type="string" table:style-name="ce50">
            <text:p><text:span text:style-name="T4">Aesculus hippocastanum</text:span><text:span text:style-name="T1"><text:s/>L.</text:span></text:p>
          </table:table-cell>
          <table:table-cell office:value-type="string" table:style-name="ce51">
            <text:p>Ippocastano</text:p>
          </table:table-cell>
          <table:table-cell office:value-type="float" office:value="345" table:style-name="ce23">
            <text:p>345</text:p>
          </table:table-cell>
          <table:table-cell office:value-type="float" office:value="20" table:style-name="ce34">
            <text:p>20,0</text:p>
          </table:table-cell>
          <table:table-cell office:value-type="string" table:style-name="ce89">
            <text:p>a) età e/o dimensioni <text:s text:c="47"/>f) pregio paesaggistico</text:p>
          </table:table-cell>
          <table:table-cell office:value-type="string" table:style-name="ce23">
            <text:p>si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25" table:formula="of:=[.A28]+1" table:style-name="ce86">
            <text:p>25</text:p>
          </table:table-cell>
          <table:table-cell office:value-type="string" table:style-name="ce23">
            <text:p>02/H501/RM/12</text:p>
          </table:table-cell>
          <table:table-cell office:value-type="string" table:style-name="ce28">
            <text:p>Roma</text:p>
          </table:table-cell>
          <table:table-cell office:value-type="string" table:style-name="ce28">
            <text:p>Roma</text:p>
          </table:table-cell>
          <table:table-cell office:value-type="string" table:style-name="ce35">
            <text:p>Scalinata del Campidoglio<text:s/></text:p>
          </table:table-cell>
          <table:table-cell office:value-type="string" table:style-name="ce11">
            <text:p>41°53'37,67"</text:p>
          </table:table-cell>
          <table:table-cell office:value-type="string" table:style-name="ce11">
            <text:p><text:s/>12°28'57,12"</text:p>
          </table:table-cell>
          <table:table-cell office:value-type="float" office:value="38" table:style-name="ce11">
            <text:p>38</text:p>
          </table:table-cell>
          <table:table-cell office:value-type="string" table:style-name="ce23">
            <text:p>si<text:s/></text:p>
          </table:table-cell>
          <table:table-cell office:value-type="string" table:style-name="ce52">
            <text:p><text:span text:style-name="T4">Phytolacca dioica<text:s/></text:span><text:span text:style-name="T1">L.</text:span></text:p>
          </table:table-cell>
          <table:table-cell office:value-type="string" table:style-name="ce53">
            <text:p>Fitolacca arborea</text:p>
          </table:table-cell>
          <table:table-cell office:value-type="string" table:style-name="ce91">
            <text:p>330-110-700-100-100</text:p>
          </table:table-cell>
          <table:table-cell office:value-type="float" office:value="20" table:style-name="ce34">
            <text:p>20,0</text:p>
          </table:table-cell>
          <table:table-cell office:value-type="string" table:style-name="ce90">
            <text:p>a) età e/o dimensioni <text:s text:c="31"/>b) forma e portamento <text:s text:c="37"/>d) rarità botanica <text:s text:c="76"/>f) pregio paesaggistico</text:p>
          </table:table-cell>
          <table:table-cell office:value-type="string" table:style-name="ce23">
            <text:p>si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26" table:formula="of:=[.A29]+1" table:style-name="ce86">
            <text:p>26</text:p>
          </table:table-cell>
          <table:table-cell office:value-type="string" table:style-name="ce23">
            <text:p>03/H501/RM/12</text:p>
          </table:table-cell>
          <table:table-cell office:value-type="string" table:style-name="ce28">
            <text:p>Roma</text:p>
          </table:table-cell>
          <table:table-cell office:value-type="string" table:style-name="ce28">
            <text:p>Roma</text:p>
          </table:table-cell>
          <table:table-cell office:value-type="string" table:style-name="ce49">
            <text:p>Mausoleo Ossario Garibaldino - Via Giuseppe Garibaldi, 29</text:p>
          </table:table-cell>
          <table:table-cell office:value-type="string" table:style-name="ce11">
            <text:p>41°53'18,47"</text:p>
          </table:table-cell>
          <table:table-cell office:value-type="string" table:style-name="ce11">
            <text:p>12°27'54,38'</text:p>
          </table:table-cell>
          <table:table-cell office:value-type="float" office:value="61" table:style-name="ce11">
            <text:p>61</text:p>
          </table:table-cell>
          <table:table-cell office:value-type="string" table:style-name="ce84">
            <text:p>si</text:p>
          </table:table-cell>
          <table:table-cell office:value-type="string" table:style-name="ce54">
            <text:p><text:span text:style-name="T4">Cedrus libani<text:s/></text:span><text:span text:style-name="T1">A.Richard</text:span></text:p>
          </table:table-cell>
          <table:table-cell office:value-type="string" table:style-name="ce55">
            <text:p>Cedro del Libano</text:p>
          </table:table-cell>
          <table:table-cell office:value-type="float" office:value="453" table:style-name="ce23">
            <text:p>453</text:p>
          </table:table-cell>
          <table:table-cell office:value-type="float" office:value="20" table:style-name="ce34">
            <text:p>20,0</text:p>
          </table:table-cell>
          <table:table-cell office:value-type="string" table:style-name="ce25">
            <text:p>a) età e/o dimensioni <text:s text:c="32"/>b) forma e portamento<text:s text:c="16"/></text:p>
          </table:table-cell>
          <table:table-cell office:value-type="string" table:style-name="ce23">
            <text:p>si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27" table:formula="of:=[.A30]+1" table:style-name="ce86">
            <text:p>27</text:p>
          </table:table-cell>
          <table:table-cell office:value-type="string" table:style-name="ce23">
            <text:p>06/H501/RM/12</text:p>
          </table:table-cell>
          <table:table-cell office:value-type="string" table:style-name="ce28">
            <text:p>Roma</text:p>
          </table:table-cell>
          <table:table-cell office:value-type="string" table:style-name="ce28">
            <text:p>Roma</text:p>
          </table:table-cell>
          <table:table-cell office:value-type="string" table:style-name="ce31">
            <text:p>Parco di Porta Capena - Via delle Terme di Caracalla, 45<text:s/></text:p>
          </table:table-cell>
          <table:table-cell office:value-type="string" table:style-name="ce11">
            <text:p>41°52'56,03"</text:p>
          </table:table-cell>
          <table:table-cell office:value-type="string" table:style-name="ce11">
            <text:p><text:s/>12°29'36,73"</text:p>
          </table:table-cell>
          <table:table-cell office:value-type="float" office:value="24" table:style-name="ce11">
            <text:p>24</text:p>
          </table:table-cell>
          <table:table-cell office:value-type="string" table:style-name="ce92">
            <text:p/>
            <text:p><text:span text:style-name="T1">si</text:span></text:p>
          </table:table-cell>
          <table:table-cell office:value-type="string" table:style-name="ce56">
            <text:p>Insieme omogeneo di<text:s/><text:span text:style-name="T4">Platanus acerifolia</text:span><text:span text:style-name="T1"><text:s/>(Aiton) Willd.</text:span></text:p>
          </table:table-cell>
          <table:table-cell office:value-type="string" table:style-name="ce57">
            <text:p>Platano comune</text:p>
          </table:table-cell>
          <table:table-cell office:value-type="string" table:style-name="ce13">
            <text:p>400 (med) <text:s text:c="25"/>504 (max)</text:p>
          </table:table-cell>
          <table:table-cell office:value-type="string" table:style-name="ce13">
            <text:p>25 (med) <text:s text:c="25"/>30 (max)</text:p>
          </table:table-cell>
          <table:table-cell office:value-type="string" table:style-name="ce89">
            <text:p>a) età e/o dimensioni<text:s text:c="34"/></text:p>
          </table:table-cell>
          <table:table-cell office:value-type="string" table:style-name="ce23">
            <text:p>si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28" table:formula="of:=[.A31]+1" table:style-name="ce86">
            <text:p>28</text:p>
          </table:table-cell>
          <table:table-cell office:value-type="string" table:style-name="ce23">
            <text:p>07/H501/RM/12</text:p>
          </table:table-cell>
          <table:table-cell office:value-type="string" table:style-name="ce28">
            <text:p>Roma</text:p>
          </table:table-cell>
          <table:table-cell office:value-type="string" table:style-name="ce28">
            <text:p>Roma</text:p>
          </table:table-cell>
          <table:table-cell office:value-type="string" table:style-name="ce49">
            <text:p>Villa Sciarra - Viale Adolfo Leducq</text:p>
          </table:table-cell>
          <table:table-cell office:value-type="string" table:style-name="ce11">
            <text:p>41°53'01,70"</text:p>
          </table:table-cell>
          <table:table-cell office:value-type="string" table:style-name="ce11">
            <text:p><text:s/>12°27'48,86"</text:p>
          </table:table-cell>
          <table:table-cell office:value-type="float" office:value="75" table:style-name="ce11">
            <text:p>75</text:p>
          </table:table-cell>
          <table:table-cell office:value-type="string" table:style-name="ce92">
            <text:p/>
            <text:p><text:span text:style-name="T1">si</text:span></text:p>
          </table:table-cell>
          <table:table-cell office:value-type="string" table:style-name="ce58">
            <text:p>Insieme omogeneo di<text:s/><text:span text:style-name="T4">Ginkgo biloba<text:s/></text:span><text:span text:style-name="T1">L.</text:span></text:p>
          </table:table-cell>
          <table:table-cell office:value-type="string" table:style-name="ce59">
            <text:p>Ginko<text:s/></text:p>
          </table:table-cell>
          <table:table-cell office:value-type="string" table:style-name="ce19">
            <text:p>310 (med) <text:s text:c="25"/>310 (max)</text:p>
          </table:table-cell>
          <table:table-cell office:value-type="string" table:style-name="ce19">
            <text:p>25(med) <text:s text:c="25"/>25 (max)</text:p>
          </table:table-cell>
          <table:table-cell office:value-type="string" table:style-name="ce25">
            <text:p>a) età e/o dimensioni <text:s text:c="36"/>d) rarità botanica <text:s text:c="41"/>f) pregio paesaggistico</text:p>
          </table:table-cell>
          <table:table-cell office:value-type="string" table:style-name="ce23">
            <text:p>si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29" table:formula="of:=[.A32]+1" table:style-name="ce86">
            <text:p>29</text:p>
          </table:table-cell>
          <table:table-cell office:value-type="string" table:style-name="ce23">
            <text:p>09/H501/RM/12</text:p>
          </table:table-cell>
          <table:table-cell office:value-type="string" table:style-name="ce28">
            <text:p>Roma</text:p>
          </table:table-cell>
          <table:table-cell office:value-type="string" table:style-name="ce28">
            <text:p>Roma</text:p>
          </table:table-cell>
          <table:table-cell office:value-type="string" table:style-name="ce49">
            <text:p>Villa Sciarra - Viale Adolfo Leducq</text:p>
          </table:table-cell>
          <table:table-cell office:value-type="string" table:style-name="ce11">
            <text:p>41°53'00,06"</text:p>
          </table:table-cell>
          <table:table-cell office:value-type="string" table:style-name="ce13">
            <text:p>12°27 49,29"</text:p>
          </table:table-cell>
          <table:table-cell office:value-type="float" office:value="76" table:style-name="ce11">
            <text:p>76</text:p>
          </table:table-cell>
          <table:table-cell office:value-type="string" table:style-name="ce92">
            <text:p/>
            <text:p><text:span text:style-name="T1">si</text:span></text:p>
          </table:table-cell>
          <table:table-cell office:value-type="string" table:style-name="ce60">
            <text:p>Podocarpus neriifolius<text:s/><text:span text:style-name="T1">D. Don</text:span></text:p>
          </table:table-cell>
          <table:table-cell office:value-type="string" table:style-name="ce61">
            <text:p>Podocarpo</text:p>
          </table:table-cell>
          <table:table-cell office:value-type="float" office:value="200" table:style-name="ce19">
            <text:p>200</text:p>
          </table:table-cell>
          <table:table-cell office:value-type="float" office:value="18" table:style-name="ce34">
            <text:p>18,0</text:p>
          </table:table-cell>
          <table:table-cell office:value-type="string" table:style-name="ce36">
            <text:p>d) rarità botanica</text:p>
          </table:table-cell>
          <table:table-cell office:value-type="string" table:style-name="ce6">
            <text:p>si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30" table:formula="of:=[.A33]+1" table:style-name="ce86">
            <text:p>30</text:p>
          </table:table-cell>
          <table:table-cell office:value-type="string" table:style-name="ce23">
            <text:p>10/H501/RM/12</text:p>
          </table:table-cell>
          <table:table-cell office:value-type="string" table:style-name="ce28">
            <text:p>Roma</text:p>
          </table:table-cell>
          <table:table-cell office:value-type="string" table:style-name="ce28">
            <text:p>Roma</text:p>
          </table:table-cell>
          <table:table-cell office:value-type="string" table:style-name="ce49">
            <text:p>Villa Sciarra - Istituto Italiano di Studi Germanici</text:p>
          </table:table-cell>
          <table:table-cell office:value-type="string" table:style-name="ce11">
            <text:p>41°53'00,19"</text:p>
          </table:table-cell>
          <table:table-cell office:value-type="string" table:style-name="ce11">
            <text:p>12°27'53,03"</text:p>
          </table:table-cell>
          <table:table-cell office:value-type="float" office:value="76" table:style-name="ce11">
            <text:p>76</text:p>
          </table:table-cell>
          <table:table-cell office:value-type="string" table:style-name="ce92">
            <text:p/>
            <text:p><text:span text:style-name="T1">si</text:span></text:p>
          </table:table-cell>
          <table:table-cell office:value-type="string" table:style-name="ce50">
            <text:p><text:span text:style-name="T4">Cedrus deodara</text:span><text:span text:style-name="T1"> (D.Don) G.Don</text:span></text:p>
          </table:table-cell>
          <table:table-cell office:value-type="string" table:style-name="ce51">
            <text:p>Cedro dell'Himalaya</text:p>
          </table:table-cell>
          <table:table-cell office:value-type="float" office:value="330" table:style-name="ce23">
            <text:p>330</text:p>
          </table:table-cell>
          <table:table-cell office:value-type="float" office:value="20" table:style-name="ce34">
            <text:p>20,0</text:p>
          </table:table-cell>
          <table:table-cell office:value-type="string" table:style-name="ce89">
            <text:p>a) età e/o dimensioni <text:s text:c="42"/>b) forma e portamento <text:s text:c="30"/>e) architettura vegetale<text:s text:c="12"/></text:p>
          </table:table-cell>
          <table:table-cell office:value-type="string" table:style-name="ce23">
            <text:p>si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31" table:formula="of:=[.A34]+1" table:style-name="ce86">
            <text:p>31</text:p>
          </table:table-cell>
          <table:table-cell office:value-type="string" table:style-name="ce23">
            <text:p>13/H501/RM/12</text:p>
          </table:table-cell>
          <table:table-cell office:value-type="string" table:style-name="ce28">
            <text:p>Roma</text:p>
          </table:table-cell>
          <table:table-cell office:value-type="string" table:style-name="ce28">
            <text:p>Roma</text:p>
          </table:table-cell>
          <table:table-cell office:value-type="string" table:style-name="ce49">
            <text:p>Villa Celimontana - Viale Cardinale Spellman</text:p>
          </table:table-cell>
          <table:table-cell office:value-type="string" table:style-name="ce11">
            <text:p>41°53'06,65"</text:p>
          </table:table-cell>
          <table:table-cell office:value-type="string" table:style-name="ce11">
            <text:p>12°29'39,69"</text:p>
          </table:table-cell>
          <table:table-cell office:value-type="float" office:value="40" table:style-name="ce11">
            <text:p>40</text:p>
          </table:table-cell>
          <table:table-cell office:value-type="string" table:style-name="ce92">
            <text:p/>
            <text:p><text:span text:style-name="T1">si</text:span></text:p>
          </table:table-cell>
          <table:table-cell office:value-type="string" table:style-name="ce62">
            <text:p><text:span text:style-name="T4">Pinus halepensis</text:span><text:span text:style-name="T1"><text:s/>Mill.</text:span></text:p>
          </table:table-cell>
          <table:table-cell office:value-type="string" table:style-name="ce63">
            <text:p>Pino d'Aleppo</text:p>
          </table:table-cell>
          <table:table-cell office:value-type="float" office:value="350" table:style-name="ce23">
            <text:p>350</text:p>
          </table:table-cell>
          <table:table-cell office:value-type="float" office:value="34" table:style-name="ce34">
            <text:p>34,0</text:p>
          </table:table-cell>
          <table:table-cell office:value-type="string" table:style-name="ce89">
            <text:p>a) età e/o dimensioni <text:s text:c="35"/>b) forma e portamento<text:s text:c="34"/></text:p>
          </table:table-cell>
          <table:table-cell office:value-type="string" table:style-name="ce23">
            <text:p>si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32" table:formula="of:=[.A35]+1" table:style-name="ce86">
            <text:p>32</text:p>
          </table:table-cell>
          <table:table-cell office:value-type="string" table:style-name="ce23">
            <text:p>14/H501/RM/12</text:p>
          </table:table-cell>
          <table:table-cell office:value-type="string" table:style-name="ce28">
            <text:p>Roma</text:p>
          </table:table-cell>
          <table:table-cell office:value-type="string" table:style-name="ce28">
            <text:p>Roma</text:p>
          </table:table-cell>
          <table:table-cell office:value-type="string" table:style-name="ce49">
            <text:p>Villa Celimontana - Viale Cardinale Spellman</text:p>
          </table:table-cell>
          <table:table-cell office:value-type="string" table:style-name="ce11">
            <text:p>41°53'06,69"</text:p>
          </table:table-cell>
          <table:table-cell office:value-type="string" table:style-name="ce11">
            <text:p>12°29'39,66"</text:p>
          </table:table-cell>
          <table:table-cell office:value-type="float" office:value="40" table:style-name="ce11">
            <text:p>40</text:p>
          </table:table-cell>
          <table:table-cell office:value-type="string" table:style-name="ce92">
            <text:p/>
            <text:p><text:span text:style-name="T1">si</text:span></text:p>
          </table:table-cell>
          <table:table-cell office:value-type="string" table:style-name="ce62">
            <text:p><text:span text:style-name="T4">Cedrus libani<text:s/></text:span><text:span text:style-name="T1">A.Richard</text:span></text:p>
          </table:table-cell>
          <table:table-cell office:value-type="string" table:style-name="ce63">
            <text:p>Cedro del Libano</text:p>
          </table:table-cell>
          <table:table-cell office:value-type="float" office:value="440" table:style-name="ce23">
            <text:p>440</text:p>
          </table:table-cell>
          <table:table-cell office:value-type="float" office:value="28" table:style-name="ce34">
            <text:p>28,0</text:p>
          </table:table-cell>
          <table:table-cell office:value-type="string" table:style-name="ce29">
            <text:p>a) età e/o dimensioni<text:s text:c="29"/></text:p>
          </table:table-cell>
          <table:table-cell office:value-type="string" table:style-name="ce23">
            <text:p>si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33" table:formula="of:=[.A36]+1" table:style-name="ce86">
            <text:p>33</text:p>
          </table:table-cell>
          <table:table-cell office:value-type="string" table:style-name="ce23">
            <text:p>16/H501/RM/12</text:p>
          </table:table-cell>
          <table:table-cell office:value-type="string" table:style-name="ce28">
            <text:p>Roma</text:p>
          </table:table-cell>
          <table:table-cell office:value-type="string" table:style-name="ce28">
            <text:p>Roma</text:p>
          </table:table-cell>
          <table:table-cell office:value-type="string" table:style-name="ce49">
            <text:p>Giardino Nicola Calipari - Piazza Vittorio Emanuele II</text:p>
          </table:table-cell>
          <table:table-cell office:value-type="string" table:style-name="ce11">
            <text:p>41°53'41,91"</text:p>
          </table:table-cell>
          <table:table-cell office:value-type="string" table:style-name="ce11">
            <text:p>12°30'12,39''</text:p>
          </table:table-cell>
          <table:table-cell office:value-type="float" office:value="52" table:style-name="ce11">
            <text:p>52</text:p>
          </table:table-cell>
          <table:table-cell office:value-type="string" table:style-name="ce92">
            <text:p/>
            <text:p><text:span text:style-name="T1">si</text:span></text:p>
          </table:table-cell>
          <table:table-cell office:value-type="string" table:style-name="ce25">
            <text:p>Insieme omogeneo di<text:s/><text:span text:style-name="T4">Washingtonia filifera</text:span><text:s/>(Linden ex André) H. Wendl. ex de Bary<text:s/></text:p>
          </table:table-cell>
          <table:table-cell office:value-type="string" table:style-name="ce64">
            <text:p>Palma californiana<text:s/></text:p>
          </table:table-cell>
          <table:table-cell office:value-type="string" table:style-name="ce19">
            <text:p>260 (med) <text:s text:c="25"/>265 (max)</text:p>
          </table:table-cell>
          <table:table-cell office:value-type="string" table:style-name="ce19">
            <text:p>28 (med) <text:s text:c="25"/>30 (max)</text:p>
          </table:table-cell>
          <table:table-cell office:value-type="string" table:style-name="ce29">
            <text:p>a) età e/o dimensioni<text:s text:c="29"/></text:p>
          </table:table-cell>
          <table:table-cell office:value-type="string" table:style-name="ce23">
            <text:p>si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34" table:formula="of:=[.A37]+1" table:style-name="ce86">
            <text:p>34</text:p>
          </table:table-cell>
          <table:table-cell office:value-type="string" table:style-name="ce23">
            <text:p>17/H501/RM/12</text:p>
          </table:table-cell>
          <table:table-cell office:value-type="string" table:style-name="ce28">
            <text:p>Roma</text:p>
          </table:table-cell>
          <table:table-cell office:value-type="string" table:style-name="ce28">
            <text:p>Roma</text:p>
          </table:table-cell>
          <table:table-cell office:value-type="string" table:style-name="ce49">
            <text:p>Viale Jonio angolo Via Monte Cassino</text:p>
          </table:table-cell>
          <table:table-cell office:value-type="string" table:style-name="ce11">
            <text:p>41°56'42,92"</text:p>
          </table:table-cell>
          <table:table-cell office:value-type="string" table:style-name="ce11">
            <text:p>12°32'00,06"</text:p>
          </table:table-cell>
          <table:table-cell office:value-type="float" office:value="29" table:style-name="ce11">
            <text:p>29</text:p>
          </table:table-cell>
          <table:table-cell office:value-type="string" table:style-name="ce11">
            <text:p>si</text:p>
          </table:table-cell>
          <table:table-cell office:value-type="string" table:style-name="ce65">
            <text:p><text:span text:style-name="T4">Platanus acerifolia</text:span><text:span text:style-name="T1"><text:s/>(Aiton) Willd.</text:span></text:p>
          </table:table-cell>
          <table:table-cell office:value-type="string" table:style-name="ce66">
            <text:p>Platano comune</text:p>
          </table:table-cell>
          <table:table-cell office:value-type="float" office:value="553" table:style-name="ce19">
            <text:p>553</text:p>
          </table:table-cell>
          <table:table-cell office:value-type="float" office:value="32" table:style-name="ce34">
            <text:p>32,0</text:p>
          </table:table-cell>
          <table:table-cell office:value-type="string" table:style-name="ce67">
            <text:p>a) età e dimensioni</text:p>
          </table:table-cell>
          <table:table-cell office:value-type="string" table:style-name="ce23">
            <text:p>si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35" table:formula="of:=[.A38]+1" table:style-name="ce86">
            <text:p>35</text:p>
          </table:table-cell>
          <table:table-cell office:value-type="string" table:style-name="ce23">
            <text:p>18/H501/RM/12</text:p>
          </table:table-cell>
          <table:table-cell office:value-type="string" table:style-name="ce28">
            <text:p>Roma</text:p>
          </table:table-cell>
          <table:table-cell office:value-type="string" table:style-name="ce28">
            <text:p>Roma</text:p>
          </table:table-cell>
          <table:table-cell office:value-type="string" table:style-name="ce49">
            <text:p>Villa Torlonia - Viale Tiziano Terzani</text:p>
          </table:table-cell>
          <table:table-cell office:value-type="string" table:style-name="ce11">
            <text:p>41°54'56,99"</text:p>
          </table:table-cell>
          <table:table-cell office:value-type="string" table:style-name="ce11">
            <text:p>12°30'41,64''</text:p>
          </table:table-cell>
          <table:table-cell office:value-type="float" office:value="44" table:style-name="ce11">
            <text:p>44</text:p>
          </table:table-cell>
          <table:table-cell office:value-type="string" table:style-name="ce11">
            <text:p>si</text:p>
          </table:table-cell>
          <table:table-cell office:value-type="string" table:style-name="ce68">
            <text:p><text:span text:style-name="T4">Pinus pinea<text:s/></text:span><text:span text:style-name="T1">L.</text:span></text:p>
          </table:table-cell>
          <table:table-cell office:value-type="string" table:style-name="ce69">
            <text:p>Pino domestico</text:p>
          </table:table-cell>
          <table:table-cell office:value-type="float" office:value="415" table:style-name="ce23">
            <text:p>415</text:p>
          </table:table-cell>
          <table:table-cell office:value-type="float" office:value="30" table:style-name="ce34">
            <text:p>30,0</text:p>
          </table:table-cell>
          <table:table-cell office:value-type="string" table:style-name="ce29">
            <text:p>a) età e/o dimensioni<text:s text:c="29"/></text:p>
          </table:table-cell>
          <table:table-cell office:value-type="string" table:style-name="ce23">
            <text:p>si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36" table:formula="of:=[.A39]+1" table:style-name="ce86">
            <text:p>36</text:p>
          </table:table-cell>
          <table:table-cell office:value-type="string" table:style-name="ce93">
            <text:p>19/H501/RM12</text:p>
          </table:table-cell>
          <table:table-cell office:value-type="string" table:style-name="ce7">
            <text:p>Roma</text:p>
          </table:table-cell>
          <table:table-cell office:value-type="string" table:style-name="ce7">
            <text:p>Roma</text:p>
          </table:table-cell>
          <table:table-cell office:value-type="string" table:style-name="ce70">
            <text:p>Villa Torlonia - Obelisco</text:p>
          </table:table-cell>
          <table:table-cell office:value-type="string" table:style-name="ce6">
            <text:p>41°54'54,73"</text:p>
          </table:table-cell>
          <table:table-cell office:value-type="string" table:style-name="ce6">
            <text:p>12°30'39,52"</text:p>
          </table:table-cell>
          <table:table-cell office:value-type="float" office:value="46" table:style-name="ce11">
            <text:p>46</text:p>
          </table:table-cell>
          <table:table-cell office:value-type="string" table:style-name="ce11">
            <text:p>si</text:p>
          </table:table-cell>
          <table:table-cell office:value-type="string" table:style-name="ce71">
            <text:p><text:span text:style-name="T3">Cedrus libani<text:s/></text:span>A.Richard</text:p>
          </table:table-cell>
          <table:table-cell office:value-type="string" table:style-name="ce72">
            <text:p>Cedro del Libano</text:p>
          </table:table-cell>
          <table:table-cell office:value-type="float" office:value="600" table:style-name="ce6">
            <text:p>600</text:p>
          </table:table-cell>
          <table:table-cell office:value-type="float" office:value="28" table:style-name="ce73">
            <text:p>28,0</text:p>
          </table:table-cell>
          <table:table-cell office:value-type="string" table:style-name="ce36">
            <text:p>a) età e dimensioni</text:p>
          </table:table-cell>
          <table:table-cell office:value-type="string" table:style-name="ce6">
            <text:p>si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37" table:formula="of:=[.A40]+1" table:style-name="ce86">
            <text:p>37</text:p>
          </table:table-cell>
          <table:table-cell office:value-type="string" table:style-name="ce93">
            <text:p>21/H501/RM12</text:p>
          </table:table-cell>
          <table:table-cell office:value-type="string" table:style-name="ce28">
            <text:p>Roma</text:p>
          </table:table-cell>
          <table:table-cell office:value-type="string" table:style-name="ce28">
            <text:p>Roma</text:p>
          </table:table-cell>
          <table:table-cell office:value-type="string" table:style-name="ce49">
            <text:p>Villa Borghese - Viale del Lago</text:p>
          </table:table-cell>
          <table:table-cell office:value-type="string" table:style-name="ce11">
            <text:p>41°54'54,76"</text:p>
          </table:table-cell>
          <table:table-cell office:value-type="string" table:style-name="ce11">
            <text:p>12°28'57,83''</text:p>
          </table:table-cell>
          <table:table-cell office:value-type="float" office:value="47" table:style-name="ce11">
            <text:p>47</text:p>
          </table:table-cell>
          <table:table-cell office:value-type="string" table:style-name="ce11">
            <text:p>si</text:p>
          </table:table-cell>
          <table:table-cell office:value-type="string" table:style-name="ce74">
            <text:p><text:span text:style-name="T4">Quercus ilex</text:span><text:span text:style-name="T1"><text:s/>L.</text:span></text:p>
          </table:table-cell>
          <table:table-cell office:value-type="string" table:style-name="ce75">
            <text:p>Leccio</text:p>
          </table:table-cell>
          <table:table-cell office:value-type="float" office:value="430" table:style-name="ce23">
            <text:p>430</text:p>
          </table:table-cell>
          <table:table-cell office:value-type="float" office:value="20" table:style-name="ce34">
            <text:p>20,0</text:p>
          </table:table-cell>
          <table:table-cell office:value-type="string" table:style-name="ce29">
            <text:p>a) età e/o dimensioni<text:s text:c="29"/></text:p>
          </table:table-cell>
          <table:table-cell office:value-type="string" table:style-name="ce23">
            <text:p>si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38" table:formula="of:=[.A41]+1" table:style-name="ce86">
            <text:p>38</text:p>
          </table:table-cell>
          <table:table-cell office:value-type="string" table:style-name="ce23">
            <text:p>22/H501/RM/12</text:p>
          </table:table-cell>
          <table:table-cell office:value-type="string" table:style-name="ce28">
            <text:p>Roma</text:p>
          </table:table-cell>
          <table:table-cell office:value-type="string" table:style-name="ce28">
            <text:p>Roma</text:p>
          </table:table-cell>
          <table:table-cell office:value-type="string" table:style-name="ce49">
            <text:p>Villa Borghese - Viale del Lago</text:p>
          </table:table-cell>
          <table:table-cell office:value-type="string" table:style-name="ce11">
            <text:p>41°54'54,53"</text:p>
          </table:table-cell>
          <table:table-cell office:value-type="string" table:style-name="ce11">
            <text:p>12°29'00,51''</text:p>
          </table:table-cell>
          <table:table-cell office:value-type="float" office:value="47" table:style-name="ce11">
            <text:p>47</text:p>
          </table:table-cell>
          <table:table-cell office:value-type="string" table:style-name="ce11">
            <text:p>si</text:p>
          </table:table-cell>
          <table:table-cell office:value-type="string" table:style-name="ce54">
            <text:p><text:span text:style-name="T4">Cedrus libani<text:s/></text:span><text:span text:style-name="T1">A.Richard</text:span></text:p>
          </table:table-cell>
          <table:table-cell office:value-type="string" table:style-name="ce55">
            <text:p>Cedro del Libano</text:p>
          </table:table-cell>
          <table:table-cell office:value-type="float" office:value="410" table:style-name="ce23">
            <text:p>410</text:p>
          </table:table-cell>
          <table:table-cell office:value-type="float" office:value="22" table:style-name="ce34">
            <text:p>22,0</text:p>
          </table:table-cell>
          <table:table-cell office:value-type="string" table:style-name="ce25">
            <text:p>a) età e/o dimensioni<text:s text:c="29"/></text:p>
          </table:table-cell>
          <table:table-cell office:value-type="string" table:style-name="ce23">
            <text:p>si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39" table:formula="of:=[.A42]+1" table:style-name="ce86">
            <text:p>39</text:p>
          </table:table-cell>
          <table:table-cell office:value-type="string" table:style-name="ce23">
            <text:p>23/H501/RM/12</text:p>
          </table:table-cell>
          <table:table-cell office:value-type="string" table:style-name="ce28">
            <text:p>Roma</text:p>
          </table:table-cell>
          <table:table-cell office:value-type="string" table:style-name="ce28">
            <text:p>Roma</text:p>
          </table:table-cell>
          <table:table-cell office:value-type="string" table:style-name="ce49">
            <text:p>Villa Borghese - Valle dei Platani</text:p>
          </table:table-cell>
          <table:table-cell office:value-type="string" table:style-name="ce11">
            <text:p>41°54'55,76"</text:p>
          </table:table-cell>
          <table:table-cell office:value-type="string" table:style-name="ce11">
            <text:p>12°29'17,54''</text:p>
          </table:table-cell>
          <table:table-cell office:value-type="float" office:value="45" table:style-name="ce11">
            <text:p>45</text:p>
          </table:table-cell>
          <table:table-cell office:value-type="string" table:style-name="ce11">
            <text:p>si</text:p>
          </table:table-cell>
          <table:table-cell office:value-type="string" table:style-name="ce76">
            <text:p>Insieme omogeneo di<text:span text:style-name="T4"><text:s/>Platanus orientalis</text:span><text:span text:style-name="T1"><text:s/>L.</text:span></text:p>
          </table:table-cell>
          <table:table-cell office:value-type="string" table:style-name="ce77">
            <text:p>Platano orientale</text:p>
          </table:table-cell>
          <table:table-cell office:value-type="string" table:style-name="ce19">
            <text:p>520 (med) <text:s text:c="25"/>570 (max)</text:p>
          </table:table-cell>
          <table:table-cell office:value-type="string" table:style-name="ce13">
            <text:p>18,0 (med) <text:s text:c="25"/>20,0 (max)</text:p>
          </table:table-cell>
          <table:table-cell office:value-type="string" table:style-name="ce25">
            <text:p>a) età e/o dimensioni <text:s text:c="32"/>e) valore ecologico <text:s text:c="42"/>f) pregio paesaggistico<text:s text:c="26"/></text:p>
          </table:table-cell>
          <table:table-cell office:value-type="string" table:style-name="ce23">
            <text:p>si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40" table:formula="of:=[.A43]+1" table:style-name="ce86">
            <text:p>40</text:p>
          </table:table-cell>
          <table:table-cell office:value-type="string" table:style-name="ce11">
            <text:p>27/H501/RM/12</text:p>
          </table:table-cell>
          <table:table-cell office:value-type="string" table:style-name="ce28">
            <text:p>Roma</text:p>
          </table:table-cell>
          <table:table-cell office:value-type="string" table:style-name="ce28">
            <text:p>Roma</text:p>
          </table:table-cell>
          <table:table-cell office:value-type="string" table:style-name="ce49">
            <text:p>Villa Pamphili - Belvedere del Lago del Giglio</text:p>
          </table:table-cell>
          <table:table-cell office:value-type="string" table:style-name="ce11">
            <text:p>41°52'58,64"</text:p>
          </table:table-cell>
          <table:table-cell office:value-type="string" table:style-name="ce11">
            <text:p>12°26'41,19"</text:p>
          </table:table-cell>
          <table:table-cell office:value-type="float" office:value="51" table:style-name="ce11">
            <text:p>51</text:p>
          </table:table-cell>
          <table:table-cell office:value-type="string" table:style-name="ce11">
            <text:p>si</text:p>
          </table:table-cell>
          <table:table-cell office:value-type="string" table:style-name="ce54">
            <text:p><text:span text:style-name="T4">Cedrus libani<text:s/></text:span><text:span text:style-name="T1">A.Richard</text:span></text:p>
          </table:table-cell>
          <table:table-cell office:value-type="string" table:style-name="ce55">
            <text:p>Cedro del Libano</text:p>
          </table:table-cell>
          <table:table-cell office:value-type="float" office:value="460" table:style-name="ce23">
            <text:p>460</text:p>
          </table:table-cell>
          <table:table-cell office:value-type="float" office:value="20" table:style-name="ce34">
            <text:p>20,0</text:p>
          </table:table-cell>
          <table:table-cell office:value-type="string" table:style-name="ce29">
            <text:p>a) età e/o dimensioni<text:s text:c="29"/></text:p>
          </table:table-cell>
          <table:table-cell office:value-type="string" table:style-name="ce23">
            <text:p>si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41" table:formula="of:=[.A44]+1" table:style-name="ce86">
            <text:p>41</text:p>
          </table:table-cell>
          <table:table-cell office:value-type="string" table:style-name="ce11">
            <text:p>28/H501/RM/12</text:p>
          </table:table-cell>
          <table:table-cell office:value-type="string" table:style-name="ce28">
            <text:p>Roma</text:p>
          </table:table-cell>
          <table:table-cell office:value-type="string" table:style-name="ce28">
            <text:p>Roma</text:p>
          </table:table-cell>
          <table:table-cell office:value-type="string" table:style-name="ce31">
            <text:p>Vivai San Sisto - Piazza di Porta Metronia, 2</text:p>
          </table:table-cell>
          <table:table-cell office:value-type="string" table:style-name="ce11">
            <text:p>41°53'03,21"</text:p>
          </table:table-cell>
          <table:table-cell office:value-type="string" table:style-name="ce11">
            <text:p>12°29'34,80"</text:p>
          </table:table-cell>
          <table:table-cell office:value-type="float" office:value="34" table:style-name="ce23">
            <text:p>34</text:p>
          </table:table-cell>
          <table:table-cell office:value-type="string" table:style-name="ce11">
            <text:p>si</text:p>
          </table:table-cell>
          <table:table-cell office:value-type="string" table:style-name="ce54">
            <text:p><text:span text:style-name="T4">Cedrus libani<text:s/></text:span><text:span text:style-name="T1">A.Richard</text:span></text:p>
          </table:table-cell>
          <table:table-cell office:value-type="string" table:style-name="ce55">
            <text:p>Cedro del Libano</text:p>
          </table:table-cell>
          <table:table-cell office:value-type="float" office:value="500" table:style-name="ce23">
            <text:p>500</text:p>
          </table:table-cell>
          <table:table-cell office:value-type="float" office:value="20" table:style-name="ce34">
            <text:p>20,0</text:p>
          </table:table-cell>
          <table:table-cell office:value-type="string" table:style-name="ce29">
            <text:p>a) età e/o dimensioni<text:s text:c="29"/></text:p>
          </table:table-cell>
          <table:table-cell office:value-type="string" table:style-name="ce84">
            <text:p>si</text:p>
          </table:table-cell>
          <table:table-cell table:style-name="ce21"/>
          <table:table-cell table:number-columns-repeated="16368" table:style-name="ce22"/>
        </table:table-row>
        <table:table-row table:style-name="ro4">
          <table:table-cell office:value-type="float" office:value="42" table:formula="of:=[.A45]+1" table:style-name="ce86">
            <text:p>42</text:p>
          </table:table-cell>
          <table:table-cell office:value-type="string" table:style-name="ce11">
            <text:p>29/H501/RM/12</text:p>
          </table:table-cell>
          <table:table-cell office:value-type="string" table:style-name="ce28">
            <text:p>Roma</text:p>
          </table:table-cell>
          <table:table-cell office:value-type="string" table:style-name="ce28">
            <text:p>Roma</text:p>
          </table:table-cell>
          <table:table-cell office:value-type="string" table:style-name="ce31">
            <text:p>Vivai San Sisto - Piazza di Porta Metronia, 2</text:p>
          </table:table-cell>
          <table:table-cell office:value-type="string" table:style-name="ce11">
            <text:p>41°52'57,65"</text:p>
          </table:table-cell>
          <table:table-cell office:value-type="string" table:style-name="ce11">
            <text:p>12°29'38,87''</text:p>
          </table:table-cell>
          <table:table-cell office:value-type="float" office:value="28" table:style-name="ce23">
            <text:p>28</text:p>
          </table:table-cell>
          <table:table-cell office:value-type="string" table:style-name="ce11">
            <text:p>si</text:p>
          </table:table-cell>
          <table:table-cell office:value-type="string" table:style-name="ce78">
            <text:p><text:span text:style-name="T4">Ceiba speciosa</text:span><text:s/>(A.St.-Hil, A.Juss &amp; Cambess.) syn<text:s/><text:span text:style-name="T4">Chorisia speciosa</text:span><text:s/>A. St. Hill</text:p>
          </table:table-cell>
          <table:table-cell office:value-type="string" table:style-name="ce79">
            <text:p>Falso kapok<text:s/></text:p>
          </table:table-cell>
          <table:table-cell office:value-type="float" office:value="380" table:style-name="ce23">
            <text:p>380</text:p>
          </table:table-cell>
          <table:table-cell office:value-type="float" office:value="20" table:style-name="ce34">
            <text:p>20,0</text:p>
          </table:table-cell>
          <table:table-cell office:value-type="string" table:style-name="ce70">
            <text:p>a) età e/o dimensioni <text:s text:c="39"/>d) rarità botanica</text:p>
          </table:table-cell>
          <table:table-cell office:value-type="string" table:style-name="ce84">
            <text:p>si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43" table:formula="of:=[.A46]+1" table:style-name="ce86">
            <text:p>43</text:p>
          </table:table-cell>
          <table:table-cell office:value-type="string" table:style-name="ce11">
            <text:p>30/H501/RM/12</text:p>
          </table:table-cell>
          <table:table-cell office:value-type="string" table:style-name="ce28">
            <text:p>Roma</text:p>
          </table:table-cell>
          <table:table-cell office:value-type="string" table:style-name="ce28">
            <text:p>Roma</text:p>
          </table:table-cell>
          <table:table-cell office:value-type="string" table:style-name="ce31">
            <text:p>Vivai San Sisto - Piazza di Porta Metronia, 2</text:p>
          </table:table-cell>
          <table:table-cell office:value-type="string" table:style-name="ce11">
            <text:p>41°52'55,30"</text:p>
          </table:table-cell>
          <table:table-cell office:value-type="string" table:style-name="ce11">
            <text:p>12°29'42,15''</text:p>
          </table:table-cell>
          <table:table-cell office:value-type="float" office:value="24" table:style-name="ce23">
            <text:p>24</text:p>
          </table:table-cell>
          <table:table-cell office:value-type="string" table:style-name="ce11">
            <text:p>si</text:p>
          </table:table-cell>
          <table:table-cell office:value-type="string" table:style-name="ce41">
            <text:p>Quercus nigra<text:s/><text:span text:style-name="T1">L. x<text:s/></text:span>velutina<text:span text:style-name="T1"><text:s/>Lam</text:span></text:p>
          </table:table-cell>
          <table:table-cell office:value-type="string" table:style-name="ce28">
            <text:p>Ibrido di Quercia americana</text:p>
          </table:table-cell>
          <table:table-cell office:value-type="float" office:value="380" table:style-name="ce23">
            <text:p>380</text:p>
          </table:table-cell>
          <table:table-cell office:value-type="float" office:value="25" table:style-name="ce34">
            <text:p>25,0</text:p>
          </table:table-cell>
          <table:table-cell office:value-type="string" table:style-name="ce70">
            <text:p>a) età e/o dimensioni <text:s text:c="39"/>d) rarità botanica</text:p>
          </table:table-cell>
          <table:table-cell office:value-type="string" table:style-name="ce84">
            <text:p>si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44" table:formula="of:=[.A47]+1" table:style-name="ce86">
            <text:p>44</text:p>
          </table:table-cell>
          <table:table-cell office:value-type="string" table:style-name="ce11">
            <text:p>02/A040/VT/12</text:p>
          </table:table-cell>
          <table:table-cell office:value-type="string" table:style-name="ce28">
            <text:p>Viterbo</text:p>
          </table:table-cell>
          <table:table-cell office:value-type="string" table:style-name="ce30">
            <text:p>Acquapendente<text:s/></text:p>
          </table:table-cell>
          <table:table-cell office:value-type="string" table:style-name="ce49">
            <text:p>Spina Cassia - La Canala</text:p>
          </table:table-cell>
          <table:table-cell office:value-type="string" table:style-name="ce11">
            <text:p>42°42'13,25"</text:p>
          </table:table-cell>
          <table:table-cell office:value-type="string" table:style-name="ce11">
            <text:p>11°55'05,18"</text:p>
          </table:table-cell>
          <table:table-cell office:value-type="string" table:style-name="ce99">
            <text:p>527 o 420???</text:p>
          </table:table-cell>
          <table:table-cell office:value-type="string" table:style-name="ce11">
            <text:p>no</text:p>
          </table:table-cell>
          <table:table-cell office:value-type="string" table:style-name="ce80">
            <text:p><text:span text:style-name="T3">Castanea sativa</text:span><text:s/>Mill.</text:p>
          </table:table-cell>
          <table:table-cell office:value-type="string" table:style-name="ce101">
            <text:p>Castagno</text:p>
          </table:table-cell>
          <table:table-cell office:value-type="float" office:value="1040" table:style-name="ce23">
            <text:p>1040</text:p>
          </table:table-cell>
          <table:table-cell office:value-type="float" office:value="15" table:style-name="ce34">
            <text:p>15,0</text:p>
          </table:table-cell>
          <table:table-cell office:value-type="string" table:style-name="ce25">
            <text:p>a) età e/o dimensioni <text:s text:c="35"/>b) forma e portamento <text:s text:c="34"/>f) pregio paesaggistico<text:s text:c="20"/></text:p>
          </table:table-cell>
          <table:table-cell office:value-type="string" table:style-name="ce11">
            <text:p>si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45" table:formula="of:=[.A48]+1" table:style-name="ce86">
            <text:p>45</text:p>
          </table:table-cell>
          <table:table-cell office:value-type="string" table:style-name="ce11">
            <text:p>03/A040/VT/12</text:p>
          </table:table-cell>
          <table:table-cell office:value-type="string" table:style-name="ce28">
            <text:p>Viterbo</text:p>
          </table:table-cell>
          <table:table-cell office:value-type="string" table:style-name="ce30">
            <text:p>Acquapendente<text:s/></text:p>
          </table:table-cell>
          <table:table-cell office:value-type="string" table:style-name="ce49">
            <text:p>Madonnina</text:p>
          </table:table-cell>
          <table:table-cell office:value-type="string" table:style-name="ce11">
            <text:p>42°44'21,50"</text:p>
          </table:table-cell>
          <table:table-cell office:value-type="string" table:style-name="ce11">
            <text:p>11°52'36,95"</text:p>
          </table:table-cell>
          <table:table-cell office:value-type="float" office:value="428" table:style-name="ce23">
            <text:p>428</text:p>
          </table:table-cell>
          <table:table-cell office:value-type="string" table:style-name="ce11">
            <text:p>si</text:p>
          </table:table-cell>
          <table:table-cell office:value-type="string" table:style-name="ce32">
            <text:p><text:span text:style-name="T4">Quercus cerris</text:span><text:span text:style-name="T1"><text:s/>L.</text:span></text:p>
          </table:table-cell>
          <table:table-cell office:value-type="string" table:style-name="ce102">
            <text:p>Cerro</text:p>
          </table:table-cell>
          <table:table-cell office:value-type="string" table:style-name="ce13">
            <text:p>240 (med) <text:s text:c="25"/>280 (max)</text:p>
          </table:table-cell>
          <table:table-cell office:value-type="string" table:style-name="ce13">
            <text:p>20,0 (med) <text:s text:c="25"/>25,0 (max)</text:p>
          </table:table-cell>
          <table:table-cell office:value-type="string" table:style-name="ce25">
            <text:p><text:s text:c="85"/>e) architettura vegetale <text:s text:c="34"/>f) pregio paesaggistico <text:s text:c="28"/>g) valore storico, culturale, religioso</text:p>
          </table:table-cell>
          <table:table-cell office:value-type="string" table:style-name="ce11">
            <text:p>si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46" table:formula="of:=[.A49]+1" table:style-name="ce86">
            <text:p>46</text:p>
          </table:table-cell>
          <table:table-cell office:value-type="string" table:style-name="ce11">
            <text:p>06/A040/VT/12</text:p>
          </table:table-cell>
          <table:table-cell office:value-type="string" table:style-name="ce28">
            <text:p>Viterbo</text:p>
          </table:table-cell>
          <table:table-cell office:value-type="string" table:style-name="ce30">
            <text:p>Acquapendente<text:s/></text:p>
          </table:table-cell>
          <table:table-cell office:value-type="string" table:style-name="ce49">
            <text:p>Campo Moro</text:p>
          </table:table-cell>
          <table:table-cell office:value-type="string" table:style-name="ce11">
            <text:p>42°42'35,81"</text:p>
          </table:table-cell>
          <table:table-cell office:value-type="string" table:style-name="ce11">
            <text:p>11°53'15,78"</text:p>
          </table:table-cell>
          <table:table-cell office:value-type="float" office:value="446" table:style-name="ce23">
            <text:p>446</text:p>
          </table:table-cell>
          <table:table-cell office:value-type="string" table:style-name="ce11">
            <text:p>no</text:p>
          </table:table-cell>
          <table:table-cell office:value-type="string" table:style-name="ce80">
            <text:p><text:span text:style-name="T3">Quercus crenata</text:span><text:s/>Lam.</text:p>
          </table:table-cell>
          <table:table-cell office:value-type="string" table:style-name="ce101">
            <text:p>Cerro-sughera</text:p>
          </table:table-cell>
          <table:table-cell office:value-type="float" office:value="400" table:style-name="ce23">
            <text:p>400</text:p>
          </table:table-cell>
          <table:table-cell office:value-type="float" office:value="15" table:style-name="ce34">
            <text:p>15,0</text:p>
          </table:table-cell>
          <table:table-cell office:value-type="string" table:style-name="ce25">
            <text:p>a) età e/o dimensioni <text:s text:c="35"/>d) rarità botanica <text:s text:c="54"/>f) pregio paesaggistico<text:s text:c="20"/></text:p>
          </table:table-cell>
          <table:table-cell office:value-type="string" table:style-name="ce11">
            <text:p>si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47" table:formula="of:=[.A50]+1" table:style-name="ce86">
            <text:p>47</text:p>
          </table:table-cell>
          <table:table-cell office:value-type="string" table:style-name="ce11">
            <text:p>07/A040/VT/12</text:p>
          </table:table-cell>
          <table:table-cell office:value-type="string" table:style-name="ce28">
            <text:p>Viterbo</text:p>
          </table:table-cell>
          <table:table-cell office:value-type="string" table:style-name="ce30">
            <text:p>Acquapendente<text:s/></text:p>
          </table:table-cell>
          <table:table-cell office:value-type="string" table:style-name="ce49">
            <text:p>Campo Moro</text:p>
          </table:table-cell>
          <table:table-cell office:value-type="string" table:style-name="ce11">
            <text:p>42°42'32,41"</text:p>
          </table:table-cell>
          <table:table-cell office:value-type="string" table:style-name="ce11">
            <text:p>11°53'38,12"</text:p>
          </table:table-cell>
          <table:table-cell office:value-type="float" office:value="442" table:style-name="ce23">
            <text:p>442</text:p>
          </table:table-cell>
          <table:table-cell office:value-type="string" table:style-name="ce11">
            <text:p>no</text:p>
          </table:table-cell>
          <table:table-cell office:value-type="string" table:style-name="ce80">
            <text:p><text:span text:style-name="T3">Quercus crenata</text:span><text:s/>Lam.</text:p>
          </table:table-cell>
          <table:table-cell office:value-type="string" table:style-name="ce101">
            <text:p>Cerro-sughera</text:p>
          </table:table-cell>
          <table:table-cell office:value-type="float" office:value="350" table:style-name="ce23">
            <text:p>350</text:p>
          </table:table-cell>
          <table:table-cell office:value-type="float" office:value="18" table:style-name="ce34">
            <text:p>18,0</text:p>
          </table:table-cell>
          <table:table-cell office:value-type="string" table:style-name="ce25">
            <text:p>a) età e/o dimensioni <text:s text:c="35"/>d) rarità botanica <text:s text:c="54"/>f) pregio paesaggistico<text:s text:c="20"/></text:p>
          </table:table-cell>
          <table:table-cell office:value-type="string" table:style-name="ce11">
            <text:p>si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48" table:formula="of:=[.A51]+1" table:style-name="ce86">
            <text:p>48</text:p>
          </table:table-cell>
          <table:table-cell office:value-type="string" table:style-name="ce11">
            <text:p>08/A040/VT/12</text:p>
          </table:table-cell>
          <table:table-cell office:value-type="string" table:style-name="ce28">
            <text:p>Viterbo</text:p>
          </table:table-cell>
          <table:table-cell office:value-type="string" table:style-name="ce30">
            <text:p>Acquapendente<text:s/></text:p>
          </table:table-cell>
          <table:table-cell office:value-type="string" table:style-name="ce49">
            <text:p>Monte Petrocco - Strada Torretta</text:p>
          </table:table-cell>
          <table:table-cell office:value-type="string" table:style-name="ce11">
            <text:p>42°43'26,71"</text:p>
          </table:table-cell>
          <table:table-cell office:value-type="string" table:style-name="ce11">
            <text:p>11°52'13,29"</text:p>
          </table:table-cell>
          <table:table-cell office:value-type="float" office:value="425" table:style-name="ce23">
            <text:p>425</text:p>
          </table:table-cell>
          <table:table-cell office:value-type="string" table:style-name="ce11">
            <text:p>no</text:p>
          </table:table-cell>
          <table:table-cell office:value-type="string" table:style-name="ce32">
            <text:p><text:span text:style-name="T4">Quercus cerris</text:span><text:span text:style-name="T1"><text:s/>L.</text:span></text:p>
          </table:table-cell>
          <table:table-cell office:value-type="string" table:style-name="ce102">
            <text:p>Cerro</text:p>
          </table:table-cell>
          <table:table-cell office:value-type="float" office:value="380" table:style-name="ce23">
            <text:p>380</text:p>
          </table:table-cell>
          <table:table-cell office:value-type="float" office:value="28" table:style-name="ce34">
            <text:p>28,0</text:p>
          </table:table-cell>
          <table:table-cell office:value-type="string" table:style-name="ce25">
            <text:p>a) età e/o dimensioni <text:s text:c="37"/>b) forma e portamento <text:s text:c="71"/>f) pregio paesaggistico<text:s text:c="20"/></text:p>
          </table:table-cell>
          <table:table-cell office:value-type="string" table:style-name="ce11">
            <text:p>si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49" table:formula="of:=[.A52]+1" table:style-name="ce86">
            <text:p>49</text:p>
          </table:table-cell>
          <table:table-cell office:value-type="string" table:style-name="ce11">
            <text:p>09/A040/VT/12</text:p>
          </table:table-cell>
          <table:table-cell office:value-type="string" table:style-name="ce28">
            <text:p>Viterbo</text:p>
          </table:table-cell>
          <table:table-cell office:value-type="string" table:style-name="ce30">
            <text:p>Acquapendente<text:s/></text:p>
          </table:table-cell>
          <table:table-cell office:value-type="string" table:style-name="ce49">
            <text:p>Spina Cassia - La Sbarra</text:p>
          </table:table-cell>
          <table:table-cell office:value-type="string" table:style-name="ce11">
            <text:p>42°42'13,33"</text:p>
          </table:table-cell>
          <table:table-cell office:value-type="string" table:style-name="ce11">
            <text:p>11°55'10,80"</text:p>
          </table:table-cell>
          <table:table-cell office:value-type="float" office:value="533" table:style-name="ce23">
            <text:p>533</text:p>
          </table:table-cell>
          <table:table-cell office:value-type="string" table:style-name="ce11">
            <text:p>no</text:p>
          </table:table-cell>
          <table:table-cell office:value-type="string" table:style-name="ce80">
            <text:p><text:span text:style-name="T3">Quercus crenata</text:span><text:s/>Lam.</text:p>
          </table:table-cell>
          <table:table-cell office:value-type="string" table:style-name="ce101">
            <text:p>Cerro-sughera</text:p>
          </table:table-cell>
          <table:table-cell office:value-type="float" office:value="305" table:style-name="ce23">
            <text:p>305</text:p>
          </table:table-cell>
          <table:table-cell office:value-type="float" office:value="20" table:style-name="ce34">
            <text:p>20,0</text:p>
          </table:table-cell>
          <table:table-cell office:value-type="string" table:style-name="ce25">
            <text:p>d) rarità botanica <text:s text:c="54"/>f) pregio paesaggistico<text:s text:c="20"/></text:p>
          </table:table-cell>
          <table:table-cell office:value-type="string" table:style-name="ce11">
            <text:p>si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50" table:formula="of:=[.A53]+1" table:style-name="ce86">
            <text:p>50</text:p>
          </table:table-cell>
          <table:table-cell office:value-type="string" table:style-name="ce11">
            <text:p>11/A040/VT/12</text:p>
          </table:table-cell>
          <table:table-cell office:value-type="string" table:style-name="ce28">
            <text:p>Viterbo</text:p>
          </table:table-cell>
          <table:table-cell office:value-type="string" table:style-name="ce30">
            <text:p>Acquapendente<text:s/></text:p>
          </table:table-cell>
          <table:table-cell office:value-type="string" table:style-name="ce49">
            <text:p>Via del Rivo</text:p>
          </table:table-cell>
          <table:table-cell office:value-type="string" table:style-name="ce11">
            <text:p>42°44'38,19"</text:p>
          </table:table-cell>
          <table:table-cell office:value-type="string" table:style-name="ce11">
            <text:p>11°51'55,83"</text:p>
          </table:table-cell>
          <table:table-cell office:value-type="float" office:value="399" table:style-name="ce23">
            <text:p>399</text:p>
          </table:table-cell>
          <table:table-cell office:value-type="string" table:style-name="ce11">
            <text:p>si</text:p>
          </table:table-cell>
          <table:table-cell office:value-type="string" table:style-name="ce80">
            <text:p><text:span text:style-name="T3">Magnolia grandiflora</text:span><text:s/>L.<text:s/></text:p>
          </table:table-cell>
          <table:table-cell office:value-type="string" table:style-name="ce101">
            <text:p>Magnolia</text:p>
          </table:table-cell>
          <table:table-cell office:value-type="float" office:value="300" table:style-name="ce23">
            <text:p>300</text:p>
          </table:table-cell>
          <table:table-cell office:value-type="float" office:value="21" table:style-name="ce34">
            <text:p>21,0</text:p>
          </table:table-cell>
          <table:table-cell office:value-type="string" table:style-name="ce25">
            <text:p>a) età e/o dimensioni<text:s text:c="99"/></text:p>
          </table:table-cell>
          <table:table-cell office:value-type="string" table:style-name="ce11">
            <text:p>si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51" table:formula="of:=[.A54]+1" table:style-name="ce86">
            <text:p>51</text:p>
          </table:table-cell>
          <table:table-cell office:value-type="string" table:style-name="ce11">
            <text:p>12/A040/VT/12</text:p>
          </table:table-cell>
          <table:table-cell office:value-type="string" table:style-name="ce28">
            <text:p>Viterbo</text:p>
          </table:table-cell>
          <table:table-cell office:value-type="string" table:style-name="ce30">
            <text:p>Acquapendente<text:s/></text:p>
          </table:table-cell>
          <table:table-cell office:value-type="string" table:style-name="ce49">
            <text:p>Giardino - Strada per il Museo del Fiore<text:s/></text:p>
          </table:table-cell>
          <table:table-cell office:value-type="string" table:style-name="ce11">
            <text:p>42°44'38,94"</text:p>
          </table:table-cell>
          <table:table-cell office:value-type="string" table:style-name="ce11">
            <text:p>11°55'41,71"</text:p>
          </table:table-cell>
          <table:table-cell office:value-type="float" office:value="458" table:style-name="ce23">
            <text:p>458</text:p>
          </table:table-cell>
          <table:table-cell office:value-type="string" table:style-name="ce11">
            <text:p>no</text:p>
          </table:table-cell>
          <table:table-cell office:value-type="string" table:style-name="ce45">
            <text:p><text:span text:style-name="T6">Quercus pubescens<text:s/></text:span>Willd.</text:p>
          </table:table-cell>
          <table:table-cell office:value-type="string" table:style-name="ce103">
            <text:p>Roverella<text:s/></text:p>
          </table:table-cell>
          <table:table-cell office:value-type="float" office:value="515" table:style-name="ce23">
            <text:p>515</text:p>
          </table:table-cell>
          <table:table-cell office:value-type="float" office:value="10" table:style-name="ce34">
            <text:p>10,0</text:p>
          </table:table-cell>
          <table:table-cell office:value-type="string" table:style-name="ce25">
            <text:p>a) età e/o dimensioni<text:s text:c="81"/></text:p>
          </table:table-cell>
          <table:table-cell office:value-type="string" table:style-name="ce11">
            <text:p>si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52" table:formula="of:=[.A55]+1" table:style-name="ce86">
            <text:p>52</text:p>
          </table:table-cell>
          <table:table-cell office:value-type="string" table:style-name="ce11">
            <text:p>14/A040/VT/12</text:p>
          </table:table-cell>
          <table:table-cell office:value-type="string" table:style-name="ce28">
            <text:p>Viterbo</text:p>
          </table:table-cell>
          <table:table-cell office:value-type="string" table:style-name="ce30">
            <text:p>Acquapendente<text:s/></text:p>
          </table:table-cell>
          <table:table-cell office:value-type="string" table:style-name="ce100">
            <text:p>Campo Lebe</text:p>
          </table:table-cell>
          <table:table-cell office:value-type="string" table:style-name="ce11">
            <text:p>42°44'56,41"</text:p>
          </table:table-cell>
          <table:table-cell office:value-type="string" table:style-name="ce11">
            <text:p>11°52'53,98"</text:p>
          </table:table-cell>
          <table:table-cell office:value-type="float" office:value="366" table:style-name="ce23">
            <text:p>366</text:p>
          </table:table-cell>
          <table:table-cell office:value-type="string" table:style-name="ce11">
            <text:p>no</text:p>
          </table:table-cell>
          <table:table-cell office:value-type="string" table:style-name="ce80">
            <text:p><text:span text:style-name="T3">Castanea sativa</text:span><text:s/>Mill.</text:p>
          </table:table-cell>
          <table:table-cell office:value-type="string" table:style-name="ce101">
            <text:p>Castagno</text:p>
          </table:table-cell>
          <table:table-cell office:value-type="float" office:value="450" table:style-name="ce23">
            <text:p>450</text:p>
          </table:table-cell>
          <table:table-cell office:value-type="float" office:value="13" table:style-name="ce34">
            <text:p>13,0</text:p>
          </table:table-cell>
          <table:table-cell office:value-type="string" table:style-name="ce25">
            <text:p>a) età e/o dimensioni<text:s text:c="81"/></text:p>
          </table:table-cell>
          <table:table-cell office:value-type="string" table:style-name="ce11">
            <text:p>si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53" table:formula="of:=[.A56]+1" table:style-name="ce86">
            <text:p>53</text:p>
          </table:table-cell>
          <table:table-cell office:value-type="string" table:style-name="ce11">
            <text:p>15/A040/VT/12</text:p>
          </table:table-cell>
          <table:table-cell office:value-type="string" table:style-name="ce28">
            <text:p>Viterbo</text:p>
          </table:table-cell>
          <table:table-cell office:value-type="string" table:style-name="ce30">
            <text:p>Acquapendente<text:s/></text:p>
          </table:table-cell>
          <table:table-cell office:value-type="string" table:style-name="ce100">
            <text:p>Campo Lebe</text:p>
          </table:table-cell>
          <table:table-cell office:value-type="string" table:style-name="ce11">
            <text:p>42°44'56,31"</text:p>
          </table:table-cell>
          <table:table-cell office:value-type="string" table:style-name="ce11">
            <text:p>11°52'53,97"</text:p>
          </table:table-cell>
          <table:table-cell office:value-type="float" office:value="366" table:style-name="ce23">
            <text:p>366</text:p>
          </table:table-cell>
          <table:table-cell office:value-type="string" table:style-name="ce11">
            <text:p>no</text:p>
          </table:table-cell>
          <table:table-cell office:value-type="string" table:style-name="ce80">
            <text:p><text:span text:style-name="T3">Tilia platyphyllos</text:span><text:s/>Scop.<text:s/></text:p>
          </table:table-cell>
          <table:table-cell office:value-type="string" table:style-name="ce101">
            <text:p>Tiglio nostrale</text:p>
          </table:table-cell>
          <table:table-cell office:value-type="float" office:value="375" table:style-name="ce23">
            <text:p>375</text:p>
          </table:table-cell>
          <table:table-cell office:value-type="float" office:value="25" table:style-name="ce34">
            <text:p>25,0</text:p>
          </table:table-cell>
          <table:table-cell office:value-type="string" table:style-name="ce25">
            <text:p>a) età e/o dimensioni <text:s text:c="35"/>b) forma e portamento<text:s text:c="76"/></text:p>
          </table:table-cell>
          <table:table-cell office:value-type="string" table:style-name="ce11">
            <text:p>si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54" table:formula="of:=[.A57]+1" table:style-name="ce86">
            <text:p>54</text:p>
          </table:table-cell>
          <table:table-cell office:value-type="string" table:style-name="ce11">
            <text:p>16/A040/VT/12</text:p>
          </table:table-cell>
          <table:table-cell office:value-type="string" table:style-name="ce28">
            <text:p>Viterbo</text:p>
          </table:table-cell>
          <table:table-cell office:value-type="string" table:style-name="ce30">
            <text:p>Acquapendente<text:s/></text:p>
          </table:table-cell>
          <table:table-cell office:value-type="string" table:style-name="ce49">
            <text:p>Poggio Pinzo</text:p>
          </table:table-cell>
          <table:table-cell office:value-type="string" table:style-name="ce11">
            <text:p>42°43'57,46"</text:p>
          </table:table-cell>
          <table:table-cell office:value-type="string" table:style-name="ce11">
            <text:p>11°52'23,58"</text:p>
          </table:table-cell>
          <table:table-cell office:value-type="float" office:value="416" table:style-name="ce23">
            <text:p>416</text:p>
          </table:table-cell>
          <table:table-cell office:value-type="string" table:style-name="ce11">
            <text:p>no</text:p>
          </table:table-cell>
          <table:table-cell office:value-type="string" table:style-name="ce80">
            <text:p><text:span text:style-name="T3">Quercus cerris</text:span><text:s/>L.</text:p>
          </table:table-cell>
          <table:table-cell office:value-type="string" table:style-name="ce101">
            <text:p>Cerro</text:p>
          </table:table-cell>
          <table:table-cell office:value-type="float" office:value="410" table:style-name="ce23">
            <text:p>410</text:p>
          </table:table-cell>
          <table:table-cell office:value-type="float" office:value="20" table:style-name="ce34">
            <text:p>20,0</text:p>
          </table:table-cell>
          <table:table-cell office:value-type="string" table:style-name="ce25">
            <text:p>a) età e/o dimensioni<text:s text:c="81"/></text:p>
          </table:table-cell>
          <table:table-cell office:value-type="string" table:style-name="ce11">
            <text:p>si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55" table:formula="of:=[.A58]+1" table:style-name="ce86">
            <text:p>55</text:p>
          </table:table-cell>
          <table:table-cell office:value-type="string" table:style-name="ce11">
            <text:p>17/A040/VT/12</text:p>
          </table:table-cell>
          <table:table-cell office:value-type="string" table:style-name="ce28">
            <text:p>Viterbo</text:p>
          </table:table-cell>
          <table:table-cell office:value-type="string" table:style-name="ce30">
            <text:p>Acquapendente<text:s/></text:p>
          </table:table-cell>
          <table:table-cell office:value-type="string" table:style-name="ce49">
            <text:p>Podere Gallicelletta</text:p>
          </table:table-cell>
          <table:table-cell office:value-type="string" table:style-name="ce11">
            <text:p>42°44'56,11"</text:p>
          </table:table-cell>
          <table:table-cell office:value-type="string" table:style-name="ce11">
            <text:p>11°54'02,36"</text:p>
          </table:table-cell>
          <table:table-cell office:value-type="float" office:value="428" table:style-name="ce23">
            <text:p>428</text:p>
          </table:table-cell>
          <table:table-cell office:value-type="string" table:style-name="ce11">
            <text:p>no</text:p>
          </table:table-cell>
          <table:table-cell office:value-type="string" table:style-name="ce45">
            <text:p><text:span text:style-name="T6">Quercus pubescens<text:s/></text:span>Willd.</text:p>
          </table:table-cell>
          <table:table-cell office:value-type="string" table:style-name="ce103">
            <text:p>Roverella<text:s/></text:p>
          </table:table-cell>
          <table:table-cell office:value-type="float" office:value="400" table:style-name="ce23">
            <text:p>400</text:p>
          </table:table-cell>
          <table:table-cell office:value-type="float" office:value="18" table:style-name="ce34">
            <text:p>18,0</text:p>
          </table:table-cell>
          <table:table-cell office:value-type="string" table:style-name="ce25">
            <text:p>a) età e/o dimensioni <text:s text:c="31"/>f) pregio paesaggistico<text:s text:c="80"/></text:p>
          </table:table-cell>
          <table:table-cell office:value-type="string" table:style-name="ce11">
            <text:p>si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56" table:formula="of:=[.A59]+1" table:style-name="ce86">
            <text:p>56</text:p>
          </table:table-cell>
          <table:table-cell office:value-type="string" table:style-name="ce11">
            <text:p>18/A040/VT/12</text:p>
          </table:table-cell>
          <table:table-cell office:value-type="string" table:style-name="ce28">
            <text:p>Viterbo</text:p>
          </table:table-cell>
          <table:table-cell office:value-type="string" table:style-name="ce30">
            <text:p>Acquapendente<text:s/></text:p>
          </table:table-cell>
          <table:table-cell office:value-type="string" table:style-name="ce49">
            <text:p>Podere Casanova</text:p>
          </table:table-cell>
          <table:table-cell office:value-type="string" table:style-name="ce11">
            <text:p>42°46'39,12"</text:p>
          </table:table-cell>
          <table:table-cell office:value-type="string" table:style-name="ce11">
            <text:p>11°52'10,94"</text:p>
          </table:table-cell>
          <table:table-cell office:value-type="float" office:value="356" table:style-name="ce23">
            <text:p>356</text:p>
          </table:table-cell>
          <table:table-cell office:value-type="string" table:style-name="ce11">
            <text:p>no</text:p>
          </table:table-cell>
          <table:table-cell office:value-type="string" table:style-name="ce80">
            <text:p><text:span text:style-name="T3">Quercus cerris</text:span><text:s/>L.</text:p>
          </table:table-cell>
          <table:table-cell office:value-type="string" table:style-name="ce101">
            <text:p>Cerro</text:p>
          </table:table-cell>
          <table:table-cell office:value-type="float" office:value="430" table:style-name="ce23">
            <text:p>430</text:p>
          </table:table-cell>
          <table:table-cell office:value-type="float" office:value="25" table:style-name="ce34">
            <text:p>25,0</text:p>
          </table:table-cell>
          <table:table-cell office:value-type="string" table:style-name="ce25">
            <text:p>a) età e/o dimensioni <text:s text:c="36"/>b) forma e portamento <text:s text:c="44"/>f) pregio paesaggistico<text:s text:c="80"/></text:p>
          </table:table-cell>
          <table:table-cell office:value-type="string" table:style-name="ce11">
            <text:p>si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57" table:formula="of:=[.A60]+1" table:style-name="ce86">
            <text:p>57</text:p>
          </table:table-cell>
          <table:table-cell office:value-type="string" table:style-name="ce11">
            <text:p>23/A040/VT/12</text:p>
          </table:table-cell>
          <table:table-cell office:value-type="string" table:style-name="ce28">
            <text:p>Viterbo</text:p>
          </table:table-cell>
          <table:table-cell office:value-type="string" table:style-name="ce30">
            <text:p>Acquapendente<text:s/></text:p>
          </table:table-cell>
          <table:table-cell office:value-type="string" table:style-name="ce49">
            <text:p>Podere La Casina</text:p>
          </table:table-cell>
          <table:table-cell office:value-type="string" table:style-name="ce11">
            <text:p>42°43'08,02"</text:p>
          </table:table-cell>
          <table:table-cell office:value-type="string" table:style-name="ce11">
            <text:p>11°52'28,94"</text:p>
          </table:table-cell>
          <table:table-cell office:value-type="float" office:value="439" table:style-name="ce23">
            <text:p>439</text:p>
          </table:table-cell>
          <table:table-cell office:value-type="string" table:style-name="ce11">
            <text:p>no</text:p>
          </table:table-cell>
          <table:table-cell office:value-type="string" table:style-name="ce80">
            <text:p><text:span text:style-name="T3">Quercus cerris</text:span><text:s/>L.</text:p>
          </table:table-cell>
          <table:table-cell office:value-type="string" table:style-name="ce101">
            <text:p>Cerro</text:p>
          </table:table-cell>
          <table:table-cell office:value-type="float" office:value="385" table:style-name="ce23">
            <text:p>385</text:p>
          </table:table-cell>
          <table:table-cell office:value-type="float" office:value="21" table:style-name="ce34">
            <text:p>21,0</text:p>
          </table:table-cell>
          <table:table-cell office:value-type="string" table:style-name="ce25">
            <text:p>a) età e/o dimensioni<text:s text:c="81"/></text:p>
          </table:table-cell>
          <table:table-cell office:value-type="string" table:style-name="ce11">
            <text:p>si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58" table:formula="of:=[.A61]+1" table:style-name="ce86">
            <text:p>58</text:p>
          </table:table-cell>
          <table:table-cell office:value-type="string" table:style-name="ce11">
            <text:p>01/A857/VT/12</text:p>
          </table:table-cell>
          <table:table-cell office:value-type="string" table:style-name="ce28">
            <text:p>Viterbo</text:p>
          </table:table-cell>
          <table:table-cell office:value-type="string" table:style-name="ce28">
            <text:p>Blera</text:p>
          </table:table-cell>
          <table:table-cell office:value-type="string" table:style-name="ce49">
            <text:p>Fontanile dei Trocchi - Strada Provinciale Blerana n. 42</text:p>
          </table:table-cell>
          <table:table-cell office:value-type="string" table:style-name="ce11">
            <text:p>42°15'27,76"</text:p>
          </table:table-cell>
          <table:table-cell office:value-type="string" table:style-name="ce11">
            <text:p>12°00'51,36"</text:p>
          </table:table-cell>
          <table:table-cell office:value-type="float" office:value="290" table:style-name="ce23">
            <text:p>290</text:p>
          </table:table-cell>
          <table:table-cell office:value-type="string" table:style-name="ce23">
            <text:p>no</text:p>
          </table:table-cell>
          <table:table-cell office:value-type="string" table:style-name="ce80">
            <text:p><text:span text:style-name="T4">Fraxinus angustifolia</text:span><text:span text:style-name="T1"><text:s/>Vahl</text:span></text:p>
          </table:table-cell>
          <table:table-cell office:value-type="string" table:style-name="ce101">
            <text:p>Frassino meridionale</text:p>
          </table:table-cell>
          <table:table-cell office:value-type="float" office:value="273" table:style-name="ce23">
            <text:p>273</text:p>
          </table:table-cell>
          <table:table-cell office:value-type="float" office:value="21.5" table:style-name="ce34">
            <text:p>21,5</text:p>
          </table:table-cell>
          <table:table-cell office:value-type="string" table:style-name="ce28">
            <text:p>a) età e/o dimensioni<text:s text:c="9"/></text:p>
          </table:table-cell>
          <table:table-cell office:value-type="string" table:style-name="ce23">
            <text:p>si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59" table:formula="of:=[.A62]+1" table:style-name="ce86">
            <text:p>59</text:p>
          </table:table-cell>
          <table:table-cell office:value-type="string" table:style-name="ce11">
            <text:p>04/C780/VT/12</text:p>
          </table:table-cell>
          <table:table-cell office:value-type="string" table:style-name="ce28">
            <text:p>Viterbo</text:p>
          </table:table-cell>
          <table:table-cell office:value-type="string" table:style-name="ce35">
            <text:p>Civitella d'Agliano</text:p>
          </table:table-cell>
          <table:table-cell office:value-type="string" table:style-name="ce49">
            <text:p>Piandimiglio</text:p>
          </table:table-cell>
          <table:table-cell office:value-type="string" table:style-name="ce11">
            <text:p>42°37'34,88"<text:s/></text:p>
          </table:table-cell>
          <table:table-cell office:value-type="string" table:style-name="ce11">
            <text:p>12°12'27,70"</text:p>
          </table:table-cell>
          <table:table-cell office:value-type="float" office:value="139" table:style-name="ce23">
            <text:p>139</text:p>
          </table:table-cell>
          <table:table-cell office:value-type="string" table:style-name="ce11">
            <text:p>no</text:p>
          </table:table-cell>
          <table:table-cell office:value-type="string" table:style-name="ce30">
            <text:p><text:span text:style-name="T4">Quercus pubescens<text:s/></text:span>Willd.</text:p>
          </table:table-cell>
          <table:table-cell office:value-type="string" table:style-name="ce28">
            <text:p>Roverella</text:p>
          </table:table-cell>
          <table:table-cell office:value-type="float" office:value="411" table:style-name="ce23">
            <text:p>411</text:p>
          </table:table-cell>
          <table:table-cell office:value-type="float" office:value="30" table:style-name="ce34">
            <text:p>30,0</text:p>
          </table:table-cell>
          <table:table-cell office:value-type="string" table:style-name="ce25">
            <text:p>a) età e/o dimensioni <text:s text:c="72"/>f) pregio paesaggistico<text:s text:c="26"/></text:p>
          </table:table-cell>
          <table:table-cell office:value-type="string" table:style-name="ce11">
            <text:p>no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60" table:formula="of:=[.A63]+1" table:style-name="ce86">
            <text:p>60</text:p>
          </table:table-cell>
          <table:table-cell office:value-type="string" table:style-name="ce11">
            <text:p>08/C780/VT/12</text:p>
          </table:table-cell>
          <table:table-cell office:value-type="string" table:style-name="ce28">
            <text:p>Viterbo</text:p>
          </table:table-cell>
          <table:table-cell office:value-type="string" table:style-name="ce35">
            <text:p>Civitella d'Agliano</text:p>
          </table:table-cell>
          <table:table-cell office:value-type="string" table:style-name="ce49">
            <text:p>Agliano</text:p>
          </table:table-cell>
          <table:table-cell office:value-type="string" table:style-name="ce11">
            <text:p>42°36'52,20"<text:s/></text:p>
          </table:table-cell>
          <table:table-cell office:value-type="string" table:style-name="ce11">
            <text:p>12°11'53,69"</text:p>
          </table:table-cell>
          <table:table-cell office:value-type="float" office:value="290" table:style-name="ce23">
            <text:p>290</text:p>
          </table:table-cell>
          <table:table-cell office:value-type="string" table:style-name="ce11">
            <text:p>si</text:p>
          </table:table-cell>
          <table:table-cell office:value-type="string" table:style-name="ce30">
            <text:p><text:span text:style-name="T4">Pinus pinea</text:span><text:s/>L.</text:p>
          </table:table-cell>
          <table:table-cell office:value-type="string" table:style-name="ce30">
            <text:p>Pino domestico</text:p>
          </table:table-cell>
          <table:table-cell office:value-type="float" office:value="415" table:style-name="ce23">
            <text:p>415</text:p>
          </table:table-cell>
          <table:table-cell office:value-type="float" office:value="30" table:style-name="ce34">
            <text:p>30,0</text:p>
          </table:table-cell>
          <table:table-cell office:value-type="string" table:style-name="ce25">
            <text:p>a) età e/o dimensioni <text:s text:c="72"/>f) pregio paesaggistico<text:s text:c="26"/></text:p>
          </table:table-cell>
          <table:table-cell office:value-type="string" table:style-name="ce11">
            <text:p>no</text:p>
          </table:table-cell>
          <table:table-cell table:style-name="ce8"/>
          <table:table-cell table:number-columns-repeated="16368" table:style-name="ce10"/>
        </table:table-row>
        <table:table-row table:style-name="ro4">
          <table:table-cell office:value-type="float" office:value="61" table:formula="of:=[.A64]+1" table:style-name="ce86">
            <text:p>61</text:p>
          </table:table-cell>
          <table:table-cell office:value-type="string" table:style-name="ce11">
            <text:p>01/L569/VT/12</text:p>
          </table:table-cell>
          <table:table-cell office:value-type="string" table:style-name="ce28">
            <text:p>Viterbo</text:p>
          </table:table-cell>
          <table:table-cell office:value-type="string" table:style-name="ce28">
            <text:p>Valentano</text:p>
          </table:table-cell>
          <table:table-cell office:value-type="string" table:style-name="ce30">
            <text:p>Crognoleta - Azienda Agricola Camilli</text:p>
          </table:table-cell>
          <table:table-cell office:value-type="string" table:style-name="ce11">
            <text:p>42°36'46,79"<text:s/></text:p>
          </table:table-cell>
          <table:table-cell office:value-type="string" table:style-name="ce11">
            <text:p>11°44'17,16"</text:p>
          </table:table-cell>
          <table:table-cell office:value-type="float" office:value="438" table:style-name="ce23">
            <text:p>438</text:p>
          </table:table-cell>
          <table:table-cell office:value-type="string" table:style-name="ce23">
            <text:p>no</text:p>
          </table:table-cell>
          <table:table-cell office:value-type="string" table:style-name="ce30">
            <text:p><text:span text:style-name="T4">Quercus pubescens<text:s/></text:span>Willd.</text:p>
          </table:table-cell>
          <table:table-cell office:value-type="string" table:style-name="ce28">
            <text:p>Roverella</text:p>
          </table:table-cell>
          <table:table-cell office:value-type="float" office:value="460" table:style-name="ce23">
            <text:p>460</text:p>
          </table:table-cell>
          <table:table-cell office:value-type="float" office:value="27" table:style-name="ce34">
            <text:p>27,0</text:p>
          </table:table-cell>
          <table:table-cell office:value-type="string" table:style-name="ce28">
            <text:p>a) età e/o dimensioni<text:s text:c="9"/></text:p>
          </table:table-cell>
          <table:table-cell office:value-type="string" table:style-name="ce23">
            <text:p>si</text:p>
          </table:table-cell>
          <table:table-cell table:style-name="ce24"/>
          <table:table-cell table:number-columns-repeated="16368" table:style-name="ce10"/>
        </table:table-row>
        <table:table-row table:style-name="ro4">
          <table:table-cell office:value-type="float" office:value="62" table:formula="of:=[.A65]+1" table:style-name="ce86">
            <text:p>62</text:p>
          </table:table-cell>
          <table:table-cell office:value-type="string" table:style-name="ce11">
            <text:p>01/L612/VT/12</text:p>
          </table:table-cell>
          <table:table-cell office:value-type="string" table:style-name="ce28">
            <text:p>Viterbo</text:p>
          </table:table-cell>
          <table:table-cell office:value-type="string" table:style-name="ce30">
            <text:p>Vallerano<text:s/></text:p>
          </table:table-cell>
          <table:table-cell office:value-type="string" table:style-name="ce49">
            <text:p>Giardino comunale - Via Caduti di Nassiriya</text:p>
          </table:table-cell>
          <table:table-cell office:value-type="string" table:style-name="ce11">
            <text:p>42°23'02,94''</text:p>
          </table:table-cell>
          <table:table-cell office:value-type="string" table:style-name="ce13">
            <text:p>12°15'51,77"</text:p>
          </table:table-cell>
          <table:table-cell office:value-type="float" office:value="384" table:style-name="ce23">
            <text:p>384</text:p>
          </table:table-cell>
          <table:table-cell office:value-type="string" table:style-name="ce23">
            <text:p>si</text:p>
          </table:table-cell>
          <table:table-cell office:value-type="string" table:style-name="ce81">
            <text:p><text:span text:style-name="T4">Cedrus deodara</text:span><text:span text:style-name="T1"> (D.Don) G. Don</text:span></text:p>
          </table:table-cell>
          <table:table-cell office:value-type="string" table:style-name="ce104">
            <text:p>Cedro dell'Himalaya</text:p>
          </table:table-cell>
          <table:table-cell office:value-type="float" office:value="424" table:style-name="ce23">
            <text:p>424</text:p>
          </table:table-cell>
          <table:table-cell office:value-type="float" office:value="33.5" table:style-name="ce34">
            <text:p>33,5</text:p>
          </table:table-cell>
          <table:table-cell office:value-type="string" table:style-name="ce28">
            <text:p>a) età e/o dimensioni<text:s text:c="9"/></text:p>
          </table:table-cell>
          <table:table-cell office:value-type="string" table:style-name="ce93">
            <text:p>no</text:p>
          </table:table-cell>
          <table:table-cell table:style-name="ce8"/>
          <table:table-cell table:number-columns-repeated="16368" table:style-name="ce10"/>
        </table:table-row>
        <table:table-row table:number-rows-repeated="1048510" table:style-name="ro5">
          <table:table-cell table:number-columns-repeated="16384"/>
        </table:table-row>
      </table:table>
      <table:database-ranges>
        <table:database-range table:target-range-address="Lazio.A2:Lazio.V36" table:contains-header="false">
          <table:sort>
            <table:sort-by table:field-number="2"/>
            <table:sort-by table:field-number="3"/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">
      <number:number number:decimal-places="1" number:min-integer-digits="1"/>
    </number:number-style>
    <style:style style:name="Migliaia" style:family="table-cell" style:data-style-name="N35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e_32_10" style:display-name="Normale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1" style:display-name="Normale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2" style:display-name="Normale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3" style:display-name="Normale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4" style:display-name="Normale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5" style:display-name="Normale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6" style:display-name="Normale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7" style:display-name="Normale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8" style:display-name="Normale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9" style:display-name="Normale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" style:display-name="Normale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" style:display-name="Normale 2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" style:display-name="Normale 2 10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0" style:display-name="Normale 2 10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1" style:display-name="Normale 2 10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2" style:display-name="Normale 2 10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3" style:display-name="Normale 2 10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4" style:display-name="Normale 2 10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5" style:display-name="Normale 2 10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6" style:display-name="Normale 2 10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7" style:display-name="Normale 2 10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8" style:display-name="Normale 2 10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9" style:display-name="Normale 2 10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" style:display-name="Normale 2 10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0" style:display-name="Normale 2 10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1" style:display-name="Normale 2 10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2" style:display-name="Normale 2 10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3" style:display-name="Normale 2 10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4" style:display-name="Normale 2 10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5" style:display-name="Normale 2 10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6" style:display-name="Normale 2 10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7" style:display-name="Normale 2 10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8" style:display-name="Normale 2 10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9" style:display-name="Normale 2 10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" style:display-name="Normale 2 10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0" style:display-name="Normale 2 10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1" style:display-name="Normale 2 10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2" style:display-name="Normale 2 10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3" style:display-name="Normale 2 10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4" style:display-name="Normale 2 10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5" style:display-name="Normale 2 10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6" style:display-name="Normale 2 10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7" style:display-name="Normale 2 10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8" style:display-name="Normale 2 10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9" style:display-name="Normale 2 10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" style:display-name="Normale 2 10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0" style:display-name="Normale 2 10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1" style:display-name="Normale 2 10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2" style:display-name="Normale 2 10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3" style:display-name="Normale 2 10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4" style:display-name="Normale 2 10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5" style:display-name="Normale 2 10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6" style:display-name="Normale 2 10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7" style:display-name="Normale 2 10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8" style:display-name="Normale 2 10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9" style:display-name="Normale 2 10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4" style:display-name="Normale 2 10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40" style:display-name="Normale 2 10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41" style:display-name="Normale 2 10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42" style:display-name="Normale 2 10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5" style:display-name="Normale 2 10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6" style:display-name="Normale 2 10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7" style:display-name="Normale 2 10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8" style:display-name="Normale 2 10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9" style:display-name="Normale 2 10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" style:display-name="Normale 2 10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0" style:display-name="Normale 2 10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1" style:display-name="Normale 2 10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2" style:display-name="Normale 2 10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3" style:display-name="Normale 2 10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4" style:display-name="Normale 2 10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5" style:display-name="Normale 2 10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6" style:display-name="Normale 2 10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7" style:display-name="Normale 2 10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8" style:display-name="Normale 2 10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9" style:display-name="Normale 2 10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" style:display-name="Normale 2 10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0" style:display-name="Normale 2 10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1" style:display-name="Normale 2 10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2" style:display-name="Normale 2 10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3" style:display-name="Normale 2 10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4" style:display-name="Normale 2 10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5" style:display-name="Normale 2 10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6" style:display-name="Normale 2 10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7" style:display-name="Normale 2 10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8" style:display-name="Normale 2 10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9" style:display-name="Normale 2 10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" style:display-name="Normale 2 10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0" style:display-name="Normale 2 10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1" style:display-name="Normale 2 10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2" style:display-name="Normale 2 10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3" style:display-name="Normale 2 10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4" style:display-name="Normale 2 10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5" style:display-name="Normale 2 10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6" style:display-name="Normale 2 10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7" style:display-name="Normale 2 10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8" style:display-name="Normale 2 10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9" style:display-name="Normale 2 10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" style:display-name="Normale 2 10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0" style:display-name="Normale 2 10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1" style:display-name="Normale 2 10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2" style:display-name="Normale 2 10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3" style:display-name="Normale 2 10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4" style:display-name="Normale 2 10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5" style:display-name="Normale 2 10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6" style:display-name="Normale 2 10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7" style:display-name="Normale 2 10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8" style:display-name="Normale 2 10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9" style:display-name="Normale 2 10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" style:display-name="Normale 2 10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0" style:display-name="Normale 2 10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1" style:display-name="Normale 2 10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2" style:display-name="Normale 2 10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3" style:display-name="Normale 2 10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4" style:display-name="Normale 2 10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5" style:display-name="Normale 2 10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6" style:display-name="Normale 2 10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7" style:display-name="Normale 2 10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8" style:display-name="Normale 2 10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9" style:display-name="Normale 2 10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" style:display-name="Normale 2 10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0" style:display-name="Normale 2 10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1" style:display-name="Normale 2 10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2" style:display-name="Normale 2 10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3" style:display-name="Normale 2 10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4" style:display-name="Normale 2 10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5" style:display-name="Normale 2 10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6" style:display-name="Normale 2 10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7" style:display-name="Normale 2 10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8" style:display-name="Normale 2 10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9" style:display-name="Normale 2 10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" style:display-name="Normale 2 10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0" style:display-name="Normale 2 10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1" style:display-name="Normale 2 10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2" style:display-name="Normale 2 10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3" style:display-name="Normale 2 10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4" style:display-name="Normale 2 10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5" style:display-name="Normale 2 10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6" style:display-name="Normale 2 10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7" style:display-name="Normale 2 10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8" style:display-name="Normale 2 10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9" style:display-name="Normale 2 10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" style:display-name="Normale 2 10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0" style:display-name="Normale 2 10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1" style:display-name="Normale 2 10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2" style:display-name="Normale 2 10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3" style:display-name="Normale 2 10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4" style:display-name="Normale 2 10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5" style:display-name="Normale 2 10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6" style:display-name="Normale 2 10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7" style:display-name="Normale 2 10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8" style:display-name="Normale 2 10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9" style:display-name="Normale 2 10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" style:display-name="Normale 2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" style:display-name="Normale 2 11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0" style:display-name="Normale 2 11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1" style:display-name="Normale 2 11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2" style:display-name="Normale 2 11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3" style:display-name="Normale 2 11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4" style:display-name="Normale 2 11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5" style:display-name="Normale 2 11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6" style:display-name="Normale 2 11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7" style:display-name="Normale 2 11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8" style:display-name="Normale 2 11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9" style:display-name="Normale 2 11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" style:display-name="Normale 2 11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0" style:display-name="Normale 2 11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1" style:display-name="Normale 2 11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2" style:display-name="Normale 2 11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3" style:display-name="Normale 2 11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4" style:display-name="Normale 2 11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5" style:display-name="Normale 2 11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6" style:display-name="Normale 2 11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7" style:display-name="Normale 2 11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8" style:display-name="Normale 2 11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9" style:display-name="Normale 2 11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" style:display-name="Normale 2 11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0" style:display-name="Normale 2 11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1" style:display-name="Normale 2 11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2" style:display-name="Normale 2 11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3" style:display-name="Normale 2 11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4" style:display-name="Normale 2 11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5" style:display-name="Normale 2 11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6" style:display-name="Normale 2 11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7" style:display-name="Normale 2 11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8" style:display-name="Normale 2 11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9" style:display-name="Normale 2 11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" style:display-name="Normale 2 11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0" style:display-name="Normale 2 11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1" style:display-name="Normale 2 11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2" style:display-name="Normale 2 11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3" style:display-name="Normale 2 11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4" style:display-name="Normale 2 11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5" style:display-name="Normale 2 11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6" style:display-name="Normale 2 11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7" style:display-name="Normale 2 11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8" style:display-name="Normale 2 11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9" style:display-name="Normale 2 11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4" style:display-name="Normale 2 11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40" style:display-name="Normale 2 11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41" style:display-name="Normale 2 11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42" style:display-name="Normale 2 11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5" style:display-name="Normale 2 11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6" style:display-name="Normale 2 11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7" style:display-name="Normale 2 11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8" style:display-name="Normale 2 11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9" style:display-name="Normale 2 11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" style:display-name="Normale 2 11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0" style:display-name="Normale 2 11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1" style:display-name="Normale 2 11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2" style:display-name="Normale 2 11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3" style:display-name="Normale 2 11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4" style:display-name="Normale 2 11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5" style:display-name="Normale 2 11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6" style:display-name="Normale 2 11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7" style:display-name="Normale 2 11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8" style:display-name="Normale 2 11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9" style:display-name="Normale 2 11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" style:display-name="Normale 2 11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0" style:display-name="Normale 2 11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1" style:display-name="Normale 2 11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2" style:display-name="Normale 2 11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3" style:display-name="Normale 2 11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4" style:display-name="Normale 2 11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5" style:display-name="Normale 2 11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6" style:display-name="Normale 2 11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7" style:display-name="Normale 2 11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8" style:display-name="Normale 2 11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9" style:display-name="Normale 2 11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" style:display-name="Normale 2 11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0" style:display-name="Normale 2 11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1" style:display-name="Normale 2 11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2" style:display-name="Normale 2 11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3" style:display-name="Normale 2 11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4" style:display-name="Normale 2 11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5" style:display-name="Normale 2 11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6" style:display-name="Normale 2 11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7" style:display-name="Normale 2 11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8" style:display-name="Normale 2 11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9" style:display-name="Normale 2 11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" style:display-name="Normale 2 11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0" style:display-name="Normale 2 11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1" style:display-name="Normale 2 11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2" style:display-name="Normale 2 11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3" style:display-name="Normale 2 11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4" style:display-name="Normale 2 11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5" style:display-name="Normale 2 11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6" style:display-name="Normale 2 11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7" style:display-name="Normale 2 11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8" style:display-name="Normale 2 11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9" style:display-name="Normale 2 11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" style:display-name="Normale 2 11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0" style:display-name="Normale 2 11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1" style:display-name="Normale 2 11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2" style:display-name="Normale 2 11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3" style:display-name="Normale 2 11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4" style:display-name="Normale 2 11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5" style:display-name="Normale 2 11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6" style:display-name="Normale 2 11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7" style:display-name="Normale 2 11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8" style:display-name="Normale 2 11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9" style:display-name="Normale 2 11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" style:display-name="Normale 2 11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0" style:display-name="Normale 2 11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1" style:display-name="Normale 2 11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2" style:display-name="Normale 2 11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3" style:display-name="Normale 2 11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4" style:display-name="Normale 2 11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5" style:display-name="Normale 2 11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6" style:display-name="Normale 2 11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7" style:display-name="Normale 2 11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8" style:display-name="Normale 2 11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9" style:display-name="Normale 2 11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" style:display-name="Normale 2 11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0" style:display-name="Normale 2 11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1" style:display-name="Normale 2 11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2" style:display-name="Normale 2 11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3" style:display-name="Normale 2 11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4" style:display-name="Normale 2 11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5" style:display-name="Normale 2 11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6" style:display-name="Normale 2 11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7" style:display-name="Normale 2 11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8" style:display-name="Normale 2 11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9" style:display-name="Normale 2 11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" style:display-name="Normale 2 11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0" style:display-name="Normale 2 11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1" style:display-name="Normale 2 11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2" style:display-name="Normale 2 11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3" style:display-name="Normale 2 11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4" style:display-name="Normale 2 11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5" style:display-name="Normale 2 11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6" style:display-name="Normale 2 11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7" style:display-name="Normale 2 11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8" style:display-name="Normale 2 11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9" style:display-name="Normale 2 11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" style:display-name="Normale 2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" style:display-name="Normale 2 12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0" style:display-name="Normale 2 12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1" style:display-name="Normale 2 12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2" style:display-name="Normale 2 12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3" style:display-name="Normale 2 12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4" style:display-name="Normale 2 12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5" style:display-name="Normale 2 12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6" style:display-name="Normale 2 12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7" style:display-name="Normale 2 12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8" style:display-name="Normale 2 12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9" style:display-name="Normale 2 12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" style:display-name="Normale 2 12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0" style:display-name="Normale 2 12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1" style:display-name="Normale 2 12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2" style:display-name="Normale 2 12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3" style:display-name="Normale 2 12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4" style:display-name="Normale 2 12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5" style:display-name="Normale 2 12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6" style:display-name="Normale 2 12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7" style:display-name="Normale 2 12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8" style:display-name="Normale 2 12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9" style:display-name="Normale 2 12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" style:display-name="Normale 2 12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0" style:display-name="Normale 2 12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1" style:display-name="Normale 2 12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2" style:display-name="Normale 2 12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3" style:display-name="Normale 2 12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4" style:display-name="Normale 2 12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5" style:display-name="Normale 2 12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6" style:display-name="Normale 2 12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7" style:display-name="Normale 2 12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8" style:display-name="Normale 2 12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9" style:display-name="Normale 2 12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" style:display-name="Normale 2 12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0" style:display-name="Normale 2 12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1" style:display-name="Normale 2 12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2" style:display-name="Normale 2 12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3" style:display-name="Normale 2 12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4" style:display-name="Normale 2 12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5" style:display-name="Normale 2 12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6" style:display-name="Normale 2 12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7" style:display-name="Normale 2 12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8" style:display-name="Normale 2 12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9" style:display-name="Normale 2 12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4" style:display-name="Normale 2 12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40" style:display-name="Normale 2 12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41" style:display-name="Normale 2 12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42" style:display-name="Normale 2 12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5" style:display-name="Normale 2 12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6" style:display-name="Normale 2 12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7" style:display-name="Normale 2 12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8" style:display-name="Normale 2 12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9" style:display-name="Normale 2 12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" style:display-name="Normale 2 1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0" style:display-name="Normale 2 12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1" style:display-name="Normale 2 12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2" style:display-name="Normale 2 12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3" style:display-name="Normale 2 12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4" style:display-name="Normale 2 12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5" style:display-name="Normale 2 12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6" style:display-name="Normale 2 12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7" style:display-name="Normale 2 12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8" style:display-name="Normale 2 12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9" style:display-name="Normale 2 12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" style:display-name="Normale 2 1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0" style:display-name="Normale 2 12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1" style:display-name="Normale 2 12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2" style:display-name="Normale 2 12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3" style:display-name="Normale 2 12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4" style:display-name="Normale 2 12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5" style:display-name="Normale 2 12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6" style:display-name="Normale 2 12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7" style:display-name="Normale 2 12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8" style:display-name="Normale 2 12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9" style:display-name="Normale 2 12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" style:display-name="Normale 2 1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0" style:display-name="Normale 2 12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1" style:display-name="Normale 2 12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2" style:display-name="Normale 2 12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3" style:display-name="Normale 2 12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4" style:display-name="Normale 2 12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5" style:display-name="Normale 2 12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6" style:display-name="Normale 2 12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7" style:display-name="Normale 2 12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8" style:display-name="Normale 2 12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9" style:display-name="Normale 2 12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" style:display-name="Normale 2 1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0" style:display-name="Normale 2 12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1" style:display-name="Normale 2 12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2" style:display-name="Normale 2 12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3" style:display-name="Normale 2 12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4" style:display-name="Normale 2 12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5" style:display-name="Normale 2 12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6" style:display-name="Normale 2 12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7" style:display-name="Normale 2 12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8" style:display-name="Normale 2 12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9" style:display-name="Normale 2 12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" style:display-name="Normale 2 1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0" style:display-name="Normale 2 12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1" style:display-name="Normale 2 12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2" style:display-name="Normale 2 12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3" style:display-name="Normale 2 12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4" style:display-name="Normale 2 12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5" style:display-name="Normale 2 12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6" style:display-name="Normale 2 12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7" style:display-name="Normale 2 12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8" style:display-name="Normale 2 12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9" style:display-name="Normale 2 12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" style:display-name="Normale 2 1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0" style:display-name="Normale 2 12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1" style:display-name="Normale 2 12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2" style:display-name="Normale 2 12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3" style:display-name="Normale 2 12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4" style:display-name="Normale 2 12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5" style:display-name="Normale 2 12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6" style:display-name="Normale 2 12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7" style:display-name="Normale 2 12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8" style:display-name="Normale 2 12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9" style:display-name="Normale 2 12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" style:display-name="Normale 2 1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0" style:display-name="Normale 2 12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1" style:display-name="Normale 2 12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2" style:display-name="Normale 2 12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3" style:display-name="Normale 2 12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4" style:display-name="Normale 2 12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5" style:display-name="Normale 2 12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6" style:display-name="Normale 2 12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7" style:display-name="Normale 2 12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8" style:display-name="Normale 2 12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9" style:display-name="Normale 2 12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" style:display-name="Normale 2 12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0" style:display-name="Normale 2 12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1" style:display-name="Normale 2 12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2" style:display-name="Normale 2 12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3" style:display-name="Normale 2 12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4" style:display-name="Normale 2 12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5" style:display-name="Normale 2 12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6" style:display-name="Normale 2 12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7" style:display-name="Normale 2 12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8" style:display-name="Normale 2 12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9" style:display-name="Normale 2 12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" style:display-name="Normale 2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" style:display-name="Normale 2 13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0" style:display-name="Normale 2 13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1" style:display-name="Normale 2 13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2" style:display-name="Normale 2 13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3" style:display-name="Normale 2 13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4" style:display-name="Normale 2 13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5" style:display-name="Normale 2 13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6" style:display-name="Normale 2 13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7" style:display-name="Normale 2 13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8" style:display-name="Normale 2 13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9" style:display-name="Normale 2 13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" style:display-name="Normale 2 13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0" style:display-name="Normale 2 13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1" style:display-name="Normale 2 13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2" style:display-name="Normale 2 13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3" style:display-name="Normale 2 13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4" style:display-name="Normale 2 13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5" style:display-name="Normale 2 13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6" style:display-name="Normale 2 13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7" style:display-name="Normale 2 13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8" style:display-name="Normale 2 13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9" style:display-name="Normale 2 13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" style:display-name="Normale 2 13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0" style:display-name="Normale 2 13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1" style:display-name="Normale 2 13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2" style:display-name="Normale 2 13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3" style:display-name="Normale 2 13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4" style:display-name="Normale 2 13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5" style:display-name="Normale 2 13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6" style:display-name="Normale 2 13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7" style:display-name="Normale 2 13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8" style:display-name="Normale 2 13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9" style:display-name="Normale 2 13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" style:display-name="Normale 2 13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0" style:display-name="Normale 2 13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1" style:display-name="Normale 2 13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2" style:display-name="Normale 2 13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3" style:display-name="Normale 2 13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4" style:display-name="Normale 2 13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5" style:display-name="Normale 2 13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6" style:display-name="Normale 2 13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7" style:display-name="Normale 2 13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8" style:display-name="Normale 2 13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9" style:display-name="Normale 2 13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4" style:display-name="Normale 2 13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40" style:display-name="Normale 2 13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41" style:display-name="Normale 2 13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42" style:display-name="Normale 2 13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5" style:display-name="Normale 2 13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6" style:display-name="Normale 2 13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7" style:display-name="Normale 2 13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8" style:display-name="Normale 2 13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9" style:display-name="Normale 2 13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" style:display-name="Normale 2 1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0" style:display-name="Normale 2 13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1" style:display-name="Normale 2 13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2" style:display-name="Normale 2 13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3" style:display-name="Normale 2 13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4" style:display-name="Normale 2 13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5" style:display-name="Normale 2 13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6" style:display-name="Normale 2 13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7" style:display-name="Normale 2 13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8" style:display-name="Normale 2 13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9" style:display-name="Normale 2 13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" style:display-name="Normale 2 13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0" style:display-name="Normale 2 13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1" style:display-name="Normale 2 13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2" style:display-name="Normale 2 13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3" style:display-name="Normale 2 13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4" style:display-name="Normale 2 13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5" style:display-name="Normale 2 13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6" style:display-name="Normale 2 13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7" style:display-name="Normale 2 13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8" style:display-name="Normale 2 13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9" style:display-name="Normale 2 13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" style:display-name="Normale 2 13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0" style:display-name="Normale 2 13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1" style:display-name="Normale 2 13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2" style:display-name="Normale 2 13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3" style:display-name="Normale 2 13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4" style:display-name="Normale 2 13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5" style:display-name="Normale 2 13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6" style:display-name="Normale 2 13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7" style:display-name="Normale 2 13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8" style:display-name="Normale 2 13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9" style:display-name="Normale 2 13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" style:display-name="Normale 2 13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0" style:display-name="Normale 2 13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1" style:display-name="Normale 2 13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2" style:display-name="Normale 2 13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3" style:display-name="Normale 2 13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4" style:display-name="Normale 2 13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5" style:display-name="Normale 2 13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6" style:display-name="Normale 2 13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7" style:display-name="Normale 2 13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8" style:display-name="Normale 2 13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9" style:display-name="Normale 2 13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" style:display-name="Normale 2 13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0" style:display-name="Normale 2 13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1" style:display-name="Normale 2 13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2" style:display-name="Normale 2 13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3" style:display-name="Normale 2 13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4" style:display-name="Normale 2 13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5" style:display-name="Normale 2 13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6" style:display-name="Normale 2 13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7" style:display-name="Normale 2 13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8" style:display-name="Normale 2 13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9" style:display-name="Normale 2 13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" style:display-name="Normale 2 13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0" style:display-name="Normale 2 13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1" style:display-name="Normale 2 13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2" style:display-name="Normale 2 13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3" style:display-name="Normale 2 13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4" style:display-name="Normale 2 13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5" style:display-name="Normale 2 13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6" style:display-name="Normale 2 13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7" style:display-name="Normale 2 13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8" style:display-name="Normale 2 13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9" style:display-name="Normale 2 13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" style:display-name="Normale 2 13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0" style:display-name="Normale 2 13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1" style:display-name="Normale 2 13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2" style:display-name="Normale 2 13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3" style:display-name="Normale 2 13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4" style:display-name="Normale 2 13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5" style:display-name="Normale 2 13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6" style:display-name="Normale 2 13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7" style:display-name="Normale 2 13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8" style:display-name="Normale 2 13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9" style:display-name="Normale 2 13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" style:display-name="Normale 2 13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0" style:display-name="Normale 2 13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1" style:display-name="Normale 2 13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2" style:display-name="Normale 2 13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3" style:display-name="Normale 2 13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4" style:display-name="Normale 2 13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5" style:display-name="Normale 2 13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6" style:display-name="Normale 2 13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7" style:display-name="Normale 2 13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8" style:display-name="Normale 2 13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9" style:display-name="Normale 2 13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" style:display-name="Normale 2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" style:display-name="Normale 2 1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0" style:display-name="Normale 2 14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1" style:display-name="Normale 2 14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2" style:display-name="Normale 2 14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3" style:display-name="Normale 2 14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4" style:display-name="Normale 2 14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5" style:display-name="Normale 2 14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6" style:display-name="Normale 2 14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7" style:display-name="Normale 2 14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8" style:display-name="Normale 2 14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9" style:display-name="Normale 2 14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" style:display-name="Normale 2 1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0" style:display-name="Normale 2 14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1" style:display-name="Normale 2 14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2" style:display-name="Normale 2 14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3" style:display-name="Normale 2 14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4" style:display-name="Normale 2 14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5" style:display-name="Normale 2 14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6" style:display-name="Normale 2 14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7" style:display-name="Normale 2 14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8" style:display-name="Normale 2 14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9" style:display-name="Normale 2 14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" style:display-name="Normale 2 1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0" style:display-name="Normale 2 14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1" style:display-name="Normale 2 14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2" style:display-name="Normale 2 14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3" style:display-name="Normale 2 14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4" style:display-name="Normale 2 14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5" style:display-name="Normale 2 14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6" style:display-name="Normale 2 14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7" style:display-name="Normale 2 14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8" style:display-name="Normale 2 14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9" style:display-name="Normale 2 14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" style:display-name="Normale 2 14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0" style:display-name="Normale 2 14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1" style:display-name="Normale 2 14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2" style:display-name="Normale 2 14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3" style:display-name="Normale 2 14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4" style:display-name="Normale 2 14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5" style:display-name="Normale 2 14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6" style:display-name="Normale 2 14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7" style:display-name="Normale 2 14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8" style:display-name="Normale 2 14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9" style:display-name="Normale 2 14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4" style:display-name="Normale 2 14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40" style:display-name="Normale 2 14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41" style:display-name="Normale 2 14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42" style:display-name="Normale 2 14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5" style:display-name="Normale 2 14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6" style:display-name="Normale 2 14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7" style:display-name="Normale 2 14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8" style:display-name="Normale 2 14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9" style:display-name="Normale 2 14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" style:display-name="Normale 2 1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0" style:display-name="Normale 2 14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1" style:display-name="Normale 2 14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2" style:display-name="Normale 2 14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3" style:display-name="Normale 2 14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4" style:display-name="Normale 2 14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5" style:display-name="Normale 2 14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6" style:display-name="Normale 2 14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7" style:display-name="Normale 2 14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8" style:display-name="Normale 2 14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9" style:display-name="Normale 2 14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" style:display-name="Normale 2 1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0" style:display-name="Normale 2 14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1" style:display-name="Normale 2 14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2" style:display-name="Normale 2 14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3" style:display-name="Normale 2 14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4" style:display-name="Normale 2 14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5" style:display-name="Normale 2 14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6" style:display-name="Normale 2 14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7" style:display-name="Normale 2 14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8" style:display-name="Normale 2 14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9" style:display-name="Normale 2 14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" style:display-name="Normale 2 1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0" style:display-name="Normale 2 14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1" style:display-name="Normale 2 14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2" style:display-name="Normale 2 14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3" style:display-name="Normale 2 14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4" style:display-name="Normale 2 14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5" style:display-name="Normale 2 14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6" style:display-name="Normale 2 14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7" style:display-name="Normale 2 14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8" style:display-name="Normale 2 14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9" style:display-name="Normale 2 14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" style:display-name="Normale 2 1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0" style:display-name="Normale 2 14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1" style:display-name="Normale 2 14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2" style:display-name="Normale 2 14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3" style:display-name="Normale 2 14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4" style:display-name="Normale 2 14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5" style:display-name="Normale 2 14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6" style:display-name="Normale 2 14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7" style:display-name="Normale 2 14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8" style:display-name="Normale 2 14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9" style:display-name="Normale 2 14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" style:display-name="Normale 2 1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0" style:display-name="Normale 2 14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1" style:display-name="Normale 2 14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2" style:display-name="Normale 2 14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3" style:display-name="Normale 2 14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4" style:display-name="Normale 2 14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5" style:display-name="Normale 2 14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6" style:display-name="Normale 2 14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7" style:display-name="Normale 2 14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8" style:display-name="Normale 2 14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9" style:display-name="Normale 2 14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" style:display-name="Normale 2 1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0" style:display-name="Normale 2 14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1" style:display-name="Normale 2 14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2" style:display-name="Normale 2 14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3" style:display-name="Normale 2 14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4" style:display-name="Normale 2 14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5" style:display-name="Normale 2 14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6" style:display-name="Normale 2 14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7" style:display-name="Normale 2 14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8" style:display-name="Normale 2 14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9" style:display-name="Normale 2 14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" style:display-name="Normale 2 1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0" style:display-name="Normale 2 14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1" style:display-name="Normale 2 14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2" style:display-name="Normale 2 14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3" style:display-name="Normale 2 14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4" style:display-name="Normale 2 14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5" style:display-name="Normale 2 14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6" style:display-name="Normale 2 14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7" style:display-name="Normale 2 14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8" style:display-name="Normale 2 14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9" style:display-name="Normale 2 14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" style:display-name="Normale 2 1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0" style:display-name="Normale 2 14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1" style:display-name="Normale 2 14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2" style:display-name="Normale 2 14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3" style:display-name="Normale 2 14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4" style:display-name="Normale 2 14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5" style:display-name="Normale 2 14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6" style:display-name="Normale 2 14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7" style:display-name="Normale 2 14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8" style:display-name="Normale 2 14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9" style:display-name="Normale 2 14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" style:display-name="Normale 2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" style:display-name="Normale 2 15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0" style:display-name="Normale 2 15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1" style:display-name="Normale 2 15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2" style:display-name="Normale 2 15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3" style:display-name="Normale 2 15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4" style:display-name="Normale 2 15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5" style:display-name="Normale 2 15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6" style:display-name="Normale 2 15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7" style:display-name="Normale 2 15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8" style:display-name="Normale 2 15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9" style:display-name="Normale 2 15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" style:display-name="Normale 2 15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0" style:display-name="Normale 2 15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1" style:display-name="Normale 2 15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2" style:display-name="Normale 2 15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3" style:display-name="Normale 2 15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4" style:display-name="Normale 2 15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5" style:display-name="Normale 2 15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6" style:display-name="Normale 2 15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7" style:display-name="Normale 2 15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8" style:display-name="Normale 2 15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9" style:display-name="Normale 2 15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" style:display-name="Normale 2 15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0" style:display-name="Normale 2 15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1" style:display-name="Normale 2 15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2" style:display-name="Normale 2 15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3" style:display-name="Normale 2 15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4" style:display-name="Normale 2 15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5" style:display-name="Normale 2 15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6" style:display-name="Normale 2 15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7" style:display-name="Normale 2 15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8" style:display-name="Normale 2 15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9" style:display-name="Normale 2 15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" style:display-name="Normale 2 15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0" style:display-name="Normale 2 15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1" style:display-name="Normale 2 15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2" style:display-name="Normale 2 15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3" style:display-name="Normale 2 15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4" style:display-name="Normale 2 15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5" style:display-name="Normale 2 15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6" style:display-name="Normale 2 15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7" style:display-name="Normale 2 15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8" style:display-name="Normale 2 15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9" style:display-name="Normale 2 15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4" style:display-name="Normale 2 15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40" style:display-name="Normale 2 15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41" style:display-name="Normale 2 15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42" style:display-name="Normale 2 15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5" style:display-name="Normale 2 15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6" style:display-name="Normale 2 15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7" style:display-name="Normale 2 15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8" style:display-name="Normale 2 15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9" style:display-name="Normale 2 15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" style:display-name="Normale 2 15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0" style:display-name="Normale 2 15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1" style:display-name="Normale 2 15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2" style:display-name="Normale 2 15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3" style:display-name="Normale 2 15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4" style:display-name="Normale 2 15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5" style:display-name="Normale 2 15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6" style:display-name="Normale 2 15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7" style:display-name="Normale 2 15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8" style:display-name="Normale 2 15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9" style:display-name="Normale 2 15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" style:display-name="Normale 2 15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0" style:display-name="Normale 2 15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1" style:display-name="Normale 2 15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2" style:display-name="Normale 2 15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3" style:display-name="Normale 2 15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4" style:display-name="Normale 2 15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5" style:display-name="Normale 2 15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6" style:display-name="Normale 2 15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7" style:display-name="Normale 2 15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8" style:display-name="Normale 2 15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9" style:display-name="Normale 2 15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" style:display-name="Normale 2 15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0" style:display-name="Normale 2 15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1" style:display-name="Normale 2 15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2" style:display-name="Normale 2 15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3" style:display-name="Normale 2 15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4" style:display-name="Normale 2 15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5" style:display-name="Normale 2 15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6" style:display-name="Normale 2 15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7" style:display-name="Normale 2 15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8" style:display-name="Normale 2 15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9" style:display-name="Normale 2 15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" style:display-name="Normale 2 15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0" style:display-name="Normale 2 15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1" style:display-name="Normale 2 15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2" style:display-name="Normale 2 15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3" style:display-name="Normale 2 15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4" style:display-name="Normale 2 15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5" style:display-name="Normale 2 15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6" style:display-name="Normale 2 15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7" style:display-name="Normale 2 15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8" style:display-name="Normale 2 15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9" style:display-name="Normale 2 15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" style:display-name="Normale 2 15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0" style:display-name="Normale 2 15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1" style:display-name="Normale 2 15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2" style:display-name="Normale 2 15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3" style:display-name="Normale 2 15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4" style:display-name="Normale 2 15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5" style:display-name="Normale 2 15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6" style:display-name="Normale 2 15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7" style:display-name="Normale 2 15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8" style:display-name="Normale 2 15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9" style:display-name="Normale 2 15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" style:display-name="Normale 2 15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0" style:display-name="Normale 2 15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1" style:display-name="Normale 2 15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2" style:display-name="Normale 2 15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3" style:display-name="Normale 2 15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4" style:display-name="Normale 2 15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5" style:display-name="Normale 2 15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6" style:display-name="Normale 2 15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7" style:display-name="Normale 2 15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8" style:display-name="Normale 2 15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9" style:display-name="Normale 2 15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" style:display-name="Normale 2 15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0" style:display-name="Normale 2 15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1" style:display-name="Normale 2 15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2" style:display-name="Normale 2 15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3" style:display-name="Normale 2 15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4" style:display-name="Normale 2 15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5" style:display-name="Normale 2 15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6" style:display-name="Normale 2 15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7" style:display-name="Normale 2 15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8" style:display-name="Normale 2 15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9" style:display-name="Normale 2 15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" style:display-name="Normale 2 15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0" style:display-name="Normale 2 15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1" style:display-name="Normale 2 15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2" style:display-name="Normale 2 15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3" style:display-name="Normale 2 15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4" style:display-name="Normale 2 15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5" style:display-name="Normale 2 15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6" style:display-name="Normale 2 15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7" style:display-name="Normale 2 15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8" style:display-name="Normale 2 15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9" style:display-name="Normale 2 15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" style:display-name="Normale 2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" style:display-name="Normale 2 16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0" style:display-name="Normale 2 16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1" style:display-name="Normale 2 16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2" style:display-name="Normale 2 16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3" style:display-name="Normale 2 16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4" style:display-name="Normale 2 16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5" style:display-name="Normale 2 16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6" style:display-name="Normale 2 16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7" style:display-name="Normale 2 16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8" style:display-name="Normale 2 16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9" style:display-name="Normale 2 16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" style:display-name="Normale 2 16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0" style:display-name="Normale 2 16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1" style:display-name="Normale 2 16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2" style:display-name="Normale 2 16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3" style:display-name="Normale 2 16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4" style:display-name="Normale 2 16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5" style:display-name="Normale 2 16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6" style:display-name="Normale 2 16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7" style:display-name="Normale 2 16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8" style:display-name="Normale 2 16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9" style:display-name="Normale 2 16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" style:display-name="Normale 2 16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0" style:display-name="Normale 2 16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1" style:display-name="Normale 2 16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2" style:display-name="Normale 2 16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3" style:display-name="Normale 2 16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4" style:display-name="Normale 2 16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5" style:display-name="Normale 2 16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6" style:display-name="Normale 2 16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7" style:display-name="Normale 2 16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8" style:display-name="Normale 2 16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9" style:display-name="Normale 2 16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" style:display-name="Normale 2 16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0" style:display-name="Normale 2 16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1" style:display-name="Normale 2 16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2" style:display-name="Normale 2 16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3" style:display-name="Normale 2 16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4" style:display-name="Normale 2 16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5" style:display-name="Normale 2 16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6" style:display-name="Normale 2 16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7" style:display-name="Normale 2 16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8" style:display-name="Normale 2 16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9" style:display-name="Normale 2 16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4" style:display-name="Normale 2 16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40" style:display-name="Normale 2 16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41" style:display-name="Normale 2 16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42" style:display-name="Normale 2 16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5" style:display-name="Normale 2 16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6" style:display-name="Normale 2 16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7" style:display-name="Normale 2 16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8" style:display-name="Normale 2 16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9" style:display-name="Normale 2 16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" style:display-name="Normale 2 16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0" style:display-name="Normale 2 16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1" style:display-name="Normale 2 16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2" style:display-name="Normale 2 16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3" style:display-name="Normale 2 16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4" style:display-name="Normale 2 16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5" style:display-name="Normale 2 16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6" style:display-name="Normale 2 16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7" style:display-name="Normale 2 16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8" style:display-name="Normale 2 16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9" style:display-name="Normale 2 16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" style:display-name="Normale 2 16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0" style:display-name="Normale 2 16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1" style:display-name="Normale 2 16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2" style:display-name="Normale 2 16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3" style:display-name="Normale 2 16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4" style:display-name="Normale 2 16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5" style:display-name="Normale 2 16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6" style:display-name="Normale 2 16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7" style:display-name="Normale 2 16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8" style:display-name="Normale 2 16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9" style:display-name="Normale 2 16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" style:display-name="Normale 2 16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0" style:display-name="Normale 2 16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1" style:display-name="Normale 2 16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2" style:display-name="Normale 2 16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3" style:display-name="Normale 2 16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4" style:display-name="Normale 2 16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5" style:display-name="Normale 2 16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6" style:display-name="Normale 2 16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7" style:display-name="Normale 2 16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8" style:display-name="Normale 2 16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9" style:display-name="Normale 2 16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" style:display-name="Normale 2 16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0" style:display-name="Normale 2 16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1" style:display-name="Normale 2 16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2" style:display-name="Normale 2 16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3" style:display-name="Normale 2 16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4" style:display-name="Normale 2 16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5" style:display-name="Normale 2 16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6" style:display-name="Normale 2 16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7" style:display-name="Normale 2 16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8" style:display-name="Normale 2 16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9" style:display-name="Normale 2 16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" style:display-name="Normale 2 16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0" style:display-name="Normale 2 16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1" style:display-name="Normale 2 16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2" style:display-name="Normale 2 16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3" style:display-name="Normale 2 16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4" style:display-name="Normale 2 16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5" style:display-name="Normale 2 16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6" style:display-name="Normale 2 16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7" style:display-name="Normale 2 16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8" style:display-name="Normale 2 16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9" style:display-name="Normale 2 16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" style:display-name="Normale 2 16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0" style:display-name="Normale 2 16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1" style:display-name="Normale 2 16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2" style:display-name="Normale 2 16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3" style:display-name="Normale 2 16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4" style:display-name="Normale 2 16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5" style:display-name="Normale 2 16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6" style:display-name="Normale 2 16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7" style:display-name="Normale 2 16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8" style:display-name="Normale 2 16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9" style:display-name="Normale 2 16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" style:display-name="Normale 2 16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0" style:display-name="Normale 2 16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1" style:display-name="Normale 2 16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2" style:display-name="Normale 2 16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3" style:display-name="Normale 2 16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4" style:display-name="Normale 2 16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5" style:display-name="Normale 2 16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6" style:display-name="Normale 2 16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7" style:display-name="Normale 2 16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8" style:display-name="Normale 2 16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9" style:display-name="Normale 2 16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" style:display-name="Normale 2 16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0" style:display-name="Normale 2 16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1" style:display-name="Normale 2 16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2" style:display-name="Normale 2 16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3" style:display-name="Normale 2 16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4" style:display-name="Normale 2 16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5" style:display-name="Normale 2 16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6" style:display-name="Normale 2 16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7" style:display-name="Normale 2 16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8" style:display-name="Normale 2 16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9" style:display-name="Normale 2 16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" style:display-name="Normale 2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" style:display-name="Normale 2 17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0" style:display-name="Normale 2 17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1" style:display-name="Normale 2 17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2" style:display-name="Normale 2 17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3" style:display-name="Normale 2 17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4" style:display-name="Normale 2 17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5" style:display-name="Normale 2 17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6" style:display-name="Normale 2 17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7" style:display-name="Normale 2 17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8" style:display-name="Normale 2 17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9" style:display-name="Normale 2 17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" style:display-name="Normale 2 17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0" style:display-name="Normale 2 17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1" style:display-name="Normale 2 17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2" style:display-name="Normale 2 17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3" style:display-name="Normale 2 17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4" style:display-name="Normale 2 17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5" style:display-name="Normale 2 17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6" style:display-name="Normale 2 17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7" style:display-name="Normale 2 17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8" style:display-name="Normale 2 17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9" style:display-name="Normale 2 17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" style:display-name="Normale 2 17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0" style:display-name="Normale 2 17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1" style:display-name="Normale 2 17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2" style:display-name="Normale 2 17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3" style:display-name="Normale 2 17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4" style:display-name="Normale 2 17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5" style:display-name="Normale 2 17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6" style:display-name="Normale 2 17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7" style:display-name="Normale 2 17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8" style:display-name="Normale 2 17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9" style:display-name="Normale 2 17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" style:display-name="Normale 2 17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0" style:display-name="Normale 2 17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1" style:display-name="Normale 2 17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2" style:display-name="Normale 2 17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3" style:display-name="Normale 2 17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4" style:display-name="Normale 2 17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5" style:display-name="Normale 2 17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6" style:display-name="Normale 2 17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7" style:display-name="Normale 2 17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8" style:display-name="Normale 2 17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9" style:display-name="Normale 2 17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4" style:display-name="Normale 2 17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40" style:display-name="Normale 2 17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41" style:display-name="Normale 2 17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42" style:display-name="Normale 2 17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5" style:display-name="Normale 2 17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6" style:display-name="Normale 2 17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7" style:display-name="Normale 2 17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8" style:display-name="Normale 2 17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9" style:display-name="Normale 2 17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" style:display-name="Normale 2 17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0" style:display-name="Normale 2 17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1" style:display-name="Normale 2 17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2" style:display-name="Normale 2 17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3" style:display-name="Normale 2 17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4" style:display-name="Normale 2 17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5" style:display-name="Normale 2 17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6" style:display-name="Normale 2 17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7" style:display-name="Normale 2 17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8" style:display-name="Normale 2 17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9" style:display-name="Normale 2 17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" style:display-name="Normale 2 17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0" style:display-name="Normale 2 17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1" style:display-name="Normale 2 17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2" style:display-name="Normale 2 17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3" style:display-name="Normale 2 17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4" style:display-name="Normale 2 17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5" style:display-name="Normale 2 17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6" style:display-name="Normale 2 17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7" style:display-name="Normale 2 17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8" style:display-name="Normale 2 17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9" style:display-name="Normale 2 17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" style:display-name="Normale 2 17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0" style:display-name="Normale 2 17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1" style:display-name="Normale 2 17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2" style:display-name="Normale 2 17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3" style:display-name="Normale 2 17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4" style:display-name="Normale 2 17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5" style:display-name="Normale 2 17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6" style:display-name="Normale 2 17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7" style:display-name="Normale 2 17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8" style:display-name="Normale 2 17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9" style:display-name="Normale 2 17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" style:display-name="Normale 2 17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0" style:display-name="Normale 2 17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1" style:display-name="Normale 2 17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2" style:display-name="Normale 2 17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3" style:display-name="Normale 2 17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4" style:display-name="Normale 2 17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5" style:display-name="Normale 2 17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6" style:display-name="Normale 2 17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7" style:display-name="Normale 2 17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8" style:display-name="Normale 2 17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9" style:display-name="Normale 2 17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" style:display-name="Normale 2 17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0" style:display-name="Normale 2 17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1" style:display-name="Normale 2 17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2" style:display-name="Normale 2 17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3" style:display-name="Normale 2 17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4" style:display-name="Normale 2 17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5" style:display-name="Normale 2 17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6" style:display-name="Normale 2 17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7" style:display-name="Normale 2 17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8" style:display-name="Normale 2 17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9" style:display-name="Normale 2 17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" style:display-name="Normale 2 17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0" style:display-name="Normale 2 17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1" style:display-name="Normale 2 17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2" style:display-name="Normale 2 17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3" style:display-name="Normale 2 17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4" style:display-name="Normale 2 17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5" style:display-name="Normale 2 17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6" style:display-name="Normale 2 17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7" style:display-name="Normale 2 17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8" style:display-name="Normale 2 17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9" style:display-name="Normale 2 17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" style:display-name="Normale 2 17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0" style:display-name="Normale 2 17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1" style:display-name="Normale 2 17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2" style:display-name="Normale 2 17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3" style:display-name="Normale 2 17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4" style:display-name="Normale 2 17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5" style:display-name="Normale 2 17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6" style:display-name="Normale 2 17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7" style:display-name="Normale 2 17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8" style:display-name="Normale 2 17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9" style:display-name="Normale 2 17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" style:display-name="Normale 2 17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0" style:display-name="Normale 2 17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1" style:display-name="Normale 2 17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2" style:display-name="Normale 2 17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3" style:display-name="Normale 2 17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4" style:display-name="Normale 2 17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5" style:display-name="Normale 2 17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6" style:display-name="Normale 2 17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7" style:display-name="Normale 2 17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8" style:display-name="Normale 2 17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9" style:display-name="Normale 2 17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" style:display-name="Normale 2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" style:display-name="Normale 2 18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0" style:display-name="Normale 2 18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1" style:display-name="Normale 2 18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2" style:display-name="Normale 2 18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3" style:display-name="Normale 2 18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4" style:display-name="Normale 2 18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5" style:display-name="Normale 2 18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6" style:display-name="Normale 2 18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7" style:display-name="Normale 2 18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8" style:display-name="Normale 2 18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9" style:display-name="Normale 2 18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" style:display-name="Normale 2 18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0" style:display-name="Normale 2 18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1" style:display-name="Normale 2 18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2" style:display-name="Normale 2 18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3" style:display-name="Normale 2 18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4" style:display-name="Normale 2 18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5" style:display-name="Normale 2 18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6" style:display-name="Normale 2 18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7" style:display-name="Normale 2 18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8" style:display-name="Normale 2 18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9" style:display-name="Normale 2 18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" style:display-name="Normale 2 18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0" style:display-name="Normale 2 18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1" style:display-name="Normale 2 18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2" style:display-name="Normale 2 18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3" style:display-name="Normale 2 18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4" style:display-name="Normale 2 18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5" style:display-name="Normale 2 18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6" style:display-name="Normale 2 18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7" style:display-name="Normale 2 18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8" style:display-name="Normale 2 18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9" style:display-name="Normale 2 18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" style:display-name="Normale 2 18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0" style:display-name="Normale 2 18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1" style:display-name="Normale 2 18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2" style:display-name="Normale 2 18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3" style:display-name="Normale 2 18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4" style:display-name="Normale 2 18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5" style:display-name="Normale 2 18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6" style:display-name="Normale 2 18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7" style:display-name="Normale 2 18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8" style:display-name="Normale 2 18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9" style:display-name="Normale 2 18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4" style:display-name="Normale 2 18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40" style:display-name="Normale 2 18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41" style:display-name="Normale 2 18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42" style:display-name="Normale 2 18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5" style:display-name="Normale 2 18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6" style:display-name="Normale 2 18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7" style:display-name="Normale 2 18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8" style:display-name="Normale 2 18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9" style:display-name="Normale 2 18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" style:display-name="Normale 2 18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0" style:display-name="Normale 2 18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1" style:display-name="Normale 2 18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2" style:display-name="Normale 2 18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3" style:display-name="Normale 2 18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4" style:display-name="Normale 2 18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5" style:display-name="Normale 2 18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6" style:display-name="Normale 2 18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7" style:display-name="Normale 2 18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8" style:display-name="Normale 2 18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9" style:display-name="Normale 2 18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" style:display-name="Normale 2 18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0" style:display-name="Normale 2 18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1" style:display-name="Normale 2 18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2" style:display-name="Normale 2 18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3" style:display-name="Normale 2 18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4" style:display-name="Normale 2 18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5" style:display-name="Normale 2 18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6" style:display-name="Normale 2 18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7" style:display-name="Normale 2 18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8" style:display-name="Normale 2 18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9" style:display-name="Normale 2 18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" style:display-name="Normale 2 18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0" style:display-name="Normale 2 18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1" style:display-name="Normale 2 18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2" style:display-name="Normale 2 18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3" style:display-name="Normale 2 18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4" style:display-name="Normale 2 18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5" style:display-name="Normale 2 18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6" style:display-name="Normale 2 18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7" style:display-name="Normale 2 18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8" style:display-name="Normale 2 18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9" style:display-name="Normale 2 18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" style:display-name="Normale 2 18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0" style:display-name="Normale 2 18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1" style:display-name="Normale 2 18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2" style:display-name="Normale 2 18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3" style:display-name="Normale 2 18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4" style:display-name="Normale 2 18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5" style:display-name="Normale 2 18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6" style:display-name="Normale 2 18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7" style:display-name="Normale 2 18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8" style:display-name="Normale 2 18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9" style:display-name="Normale 2 18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" style:display-name="Normale 2 18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0" style:display-name="Normale 2 18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1" style:display-name="Normale 2 18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2" style:display-name="Normale 2 18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3" style:display-name="Normale 2 18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4" style:display-name="Normale 2 18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5" style:display-name="Normale 2 18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6" style:display-name="Normale 2 18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7" style:display-name="Normale 2 18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8" style:display-name="Normale 2 18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9" style:display-name="Normale 2 18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" style:display-name="Normale 2 18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0" style:display-name="Normale 2 18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1" style:display-name="Normale 2 18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2" style:display-name="Normale 2 18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3" style:display-name="Normale 2 18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4" style:display-name="Normale 2 18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5" style:display-name="Normale 2 18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6" style:display-name="Normale 2 18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7" style:display-name="Normale 2 18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8" style:display-name="Normale 2 18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9" style:display-name="Normale 2 18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" style:display-name="Normale 2 18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0" style:display-name="Normale 2 18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1" style:display-name="Normale 2 18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2" style:display-name="Normale 2 18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3" style:display-name="Normale 2 18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4" style:display-name="Normale 2 18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5" style:display-name="Normale 2 18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6" style:display-name="Normale 2 18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7" style:display-name="Normale 2 18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8" style:display-name="Normale 2 18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9" style:display-name="Normale 2 18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" style:display-name="Normale 2 18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0" style:display-name="Normale 2 18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1" style:display-name="Normale 2 18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2" style:display-name="Normale 2 18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3" style:display-name="Normale 2 18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4" style:display-name="Normale 2 18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5" style:display-name="Normale 2 18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6" style:display-name="Normale 2 18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7" style:display-name="Normale 2 18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8" style:display-name="Normale 2 18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9" style:display-name="Normale 2 18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" style:display-name="Normale 2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" style:display-name="Normale 2 19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0" style:display-name="Normale 2 19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1" style:display-name="Normale 2 19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2" style:display-name="Normale 2 19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3" style:display-name="Normale 2 19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4" style:display-name="Normale 2 19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5" style:display-name="Normale 2 19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6" style:display-name="Normale 2 19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7" style:display-name="Normale 2 19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8" style:display-name="Normale 2 19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9" style:display-name="Normale 2 19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" style:display-name="Normale 2 19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0" style:display-name="Normale 2 19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1" style:display-name="Normale 2 19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2" style:display-name="Normale 2 19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3" style:display-name="Normale 2 19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4" style:display-name="Normale 2 19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5" style:display-name="Normale 2 19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6" style:display-name="Normale 2 19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7" style:display-name="Normale 2 19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8" style:display-name="Normale 2 19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9" style:display-name="Normale 2 19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" style:display-name="Normale 2 19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0" style:display-name="Normale 2 19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1" style:display-name="Normale 2 19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2" style:display-name="Normale 2 19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3" style:display-name="Normale 2 19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4" style:display-name="Normale 2 19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5" style:display-name="Normale 2 19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6" style:display-name="Normale 2 19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7" style:display-name="Normale 2 19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8" style:display-name="Normale 2 19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9" style:display-name="Normale 2 19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" style:display-name="Normale 2 19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0" style:display-name="Normale 2 19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1" style:display-name="Normale 2 19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2" style:display-name="Normale 2 19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3" style:display-name="Normale 2 19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4" style:display-name="Normale 2 19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5" style:display-name="Normale 2 19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6" style:display-name="Normale 2 19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7" style:display-name="Normale 2 19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8" style:display-name="Normale 2 19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9" style:display-name="Normale 2 19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4" style:display-name="Normale 2 19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40" style:display-name="Normale 2 19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41" style:display-name="Normale 2 19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42" style:display-name="Normale 2 19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5" style:display-name="Normale 2 19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6" style:display-name="Normale 2 19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7" style:display-name="Normale 2 19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8" style:display-name="Normale 2 19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9" style:display-name="Normale 2 19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" style:display-name="Normale 2 19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0" style:display-name="Normale 2 19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1" style:display-name="Normale 2 19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2" style:display-name="Normale 2 19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3" style:display-name="Normale 2 19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4" style:display-name="Normale 2 19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5" style:display-name="Normale 2 19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6" style:display-name="Normale 2 19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7" style:display-name="Normale 2 19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8" style:display-name="Normale 2 19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9" style:display-name="Normale 2 19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" style:display-name="Normale 2 19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0" style:display-name="Normale 2 19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1" style:display-name="Normale 2 19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2" style:display-name="Normale 2 19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3" style:display-name="Normale 2 19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4" style:display-name="Normale 2 19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5" style:display-name="Normale 2 19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6" style:display-name="Normale 2 19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7" style:display-name="Normale 2 19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8" style:display-name="Normale 2 19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9" style:display-name="Normale 2 19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" style:display-name="Normale 2 19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0" style:display-name="Normale 2 19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1" style:display-name="Normale 2 19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2" style:display-name="Normale 2 19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3" style:display-name="Normale 2 19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4" style:display-name="Normale 2 19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5" style:display-name="Normale 2 19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6" style:display-name="Normale 2 19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7" style:display-name="Normale 2 19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8" style:display-name="Normale 2 19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9" style:display-name="Normale 2 19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" style:display-name="Normale 2 19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0" style:display-name="Normale 2 19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1" style:display-name="Normale 2 19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2" style:display-name="Normale 2 19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3" style:display-name="Normale 2 19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4" style:display-name="Normale 2 19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5" style:display-name="Normale 2 19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6" style:display-name="Normale 2 19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7" style:display-name="Normale 2 19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8" style:display-name="Normale 2 19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9" style:display-name="Normale 2 19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" style:display-name="Normale 2 19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0" style:display-name="Normale 2 19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1" style:display-name="Normale 2 19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2" style:display-name="Normale 2 19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3" style:display-name="Normale 2 19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4" style:display-name="Normale 2 19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5" style:display-name="Normale 2 19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6" style:display-name="Normale 2 19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7" style:display-name="Normale 2 19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8" style:display-name="Normale 2 19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9" style:display-name="Normale 2 19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" style:display-name="Normale 2 19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0" style:display-name="Normale 2 19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1" style:display-name="Normale 2 19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2" style:display-name="Normale 2 19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3" style:display-name="Normale 2 19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4" style:display-name="Normale 2 19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5" style:display-name="Normale 2 19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6" style:display-name="Normale 2 19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7" style:display-name="Normale 2 19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8" style:display-name="Normale 2 19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9" style:display-name="Normale 2 19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" style:display-name="Normale 2 19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0" style:display-name="Normale 2 19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1" style:display-name="Normale 2 19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2" style:display-name="Normale 2 19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3" style:display-name="Normale 2 19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4" style:display-name="Normale 2 19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5" style:display-name="Normale 2 19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6" style:display-name="Normale 2 19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7" style:display-name="Normale 2 19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8" style:display-name="Normale 2 19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9" style:display-name="Normale 2 19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" style:display-name="Normale 2 19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0" style:display-name="Normale 2 19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1" style:display-name="Normale 2 19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2" style:display-name="Normale 2 19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3" style:display-name="Normale 2 19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4" style:display-name="Normale 2 19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5" style:display-name="Normale 2 19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6" style:display-name="Normale 2 19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7" style:display-name="Normale 2 19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8" style:display-name="Normale 2 19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9" style:display-name="Normale 2 19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" style:display-name="Normale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" style:display-name="Normale 2 2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0" style:display-name="Normale 2 2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1" style:display-name="Normale 2 2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2" style:display-name="Normale 2 2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3" style:display-name="Normale 2 2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4" style:display-name="Normale 2 2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5" style:display-name="Normale 2 2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6" style:display-name="Normale 2 2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7" style:display-name="Normale 2 2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8" style:display-name="Normale 2 2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9" style:display-name="Normale 2 2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" style:display-name="Normale 2 2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0" style:display-name="Normale 2 2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1" style:display-name="Normale 2 2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2" style:display-name="Normale 2 2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3" style:display-name="Normale 2 2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4" style:display-name="Normale 2 2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5" style:display-name="Normale 2 2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6" style:display-name="Normale 2 2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7" style:display-name="Normale 2 2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8" style:display-name="Normale 2 2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9" style:display-name="Normale 2 2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" style:display-name="Normale 2 2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0" style:display-name="Normale 2 2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1" style:display-name="Normale 2 2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2" style:display-name="Normale 2 2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3" style:display-name="Normale 2 2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4" style:display-name="Normale 2 2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5" style:display-name="Normale 2 2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6" style:display-name="Normale 2 2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7" style:display-name="Normale 2 2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8" style:display-name="Normale 2 2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9" style:display-name="Normale 2 2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" style:display-name="Normale 2 2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0" style:display-name="Normale 2 2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1" style:display-name="Normale 2 2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2" style:display-name="Normale 2 2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3" style:display-name="Normale 2 2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4" style:display-name="Normale 2 2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5" style:display-name="Normale 2 2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6" style:display-name="Normale 2 2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7" style:display-name="Normale 2 2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8" style:display-name="Normale 2 2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9" style:display-name="Normale 2 2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" style:display-name="Normale 2 2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0" style:display-name="Normale 2 2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1" style:display-name="Normale 2 2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2" style:display-name="Normale 2 2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3" style:display-name="Normale 2 2 1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4" style:display-name="Normale 2 2 1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5" style:display-name="Normale 2 2 1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6" style:display-name="Normale 2 2 1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7" style:display-name="Normale 2 2 1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8" style:display-name="Normale 2 2 1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9" style:display-name="Normale 2 2 1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" style:display-name="Normale 2 2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0" style:display-name="Normale 2 2 1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1" style:display-name="Normale 2 2 1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2" style:display-name="Normale 2 2 1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3" style:display-name="Normale 2 2 1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4" style:display-name="Normale 2 2 1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5" style:display-name="Normale 2 2 1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6" style:display-name="Normale 2 2 1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7" style:display-name="Normale 2 2 1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8" style:display-name="Normale 2 2 1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9" style:display-name="Normale 2 2 1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" style:display-name="Normale 2 2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0" style:display-name="Normale 2 2 1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1" style:display-name="Normale 2 2 1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2" style:display-name="Normale 2 2 1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3" style:display-name="Normale 2 2 1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4" style:display-name="Normale 2 2 1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5" style:display-name="Normale 2 2 1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6" style:display-name="Normale 2 2 1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7" style:display-name="Normale 2 2 1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8" style:display-name="Normale 2 2 1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9" style:display-name="Normale 2 2 1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" style:display-name="Normale 2 2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0" style:display-name="Normale 2 2 1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1" style:display-name="Normale 2 2 1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2" style:display-name="Normale 2 2 1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3" style:display-name="Normale 2 2 1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4" style:display-name="Normale 2 2 1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5" style:display-name="Normale 2 2 1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6" style:display-name="Normale 2 2 1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7" style:display-name="Normale 2 2 1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8" style:display-name="Normale 2 2 1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9" style:display-name="Normale 2 2 1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" style:display-name="Normale 2 2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0" style:display-name="Normale 2 2 1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1" style:display-name="Normale 2 2 1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2" style:display-name="Normale 2 2 1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3" style:display-name="Normale 2 2 1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4" style:display-name="Normale 2 2 1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5" style:display-name="Normale 2 2 1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6" style:display-name="Normale 2 2 1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7" style:display-name="Normale 2 2 1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8" style:display-name="Normale 2 2 1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9" style:display-name="Normale 2 2 1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9" style:display-name="Normale 2 2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90" style:display-name="Normale 2 2 1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91" style:display-name="Normale 2 2 1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92" style:display-name="Normale 2 2 1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93" style:display-name="Normale 2 2 1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94" style:display-name="Normale 2 2 1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95" style:display-name="Normale 2 2 1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96" style:display-name="Normale 2 2 1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97" style:display-name="Normale 2 2 1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98" style:display-name="Normale 2 2 1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99" style:display-name="Normale 2 2 1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" style:display-name="Normale 2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0" style:display-name="Normale 2 2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00" style:display-name="Normale 2 2 2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01" style:display-name="Normale 2 2 2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02" style:display-name="Normale 2 2 2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03" style:display-name="Normale 2 2 2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04" style:display-name="Normale 2 2 2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05" style:display-name="Normale 2 2 2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06" style:display-name="Normale 2 2 2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07" style:display-name="Normale 2 2 2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08" style:display-name="Normale 2 2 2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09" style:display-name="Normale 2 2 2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1" style:display-name="Normale 2 2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10" style:display-name="Normale 2 2 2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11" style:display-name="Normale 2 2 2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12" style:display-name="Normale 2 2 2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13" style:display-name="Normale 2 2 2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14" style:display-name="Normale 2 2 2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15" style:display-name="Normale 2 2 2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2" style:display-name="Normale 2 2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3" style:display-name="Normale 2 2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4" style:display-name="Normale 2 2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5" style:display-name="Normale 2 2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6" style:display-name="Normale 2 2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7" style:display-name="Normale 2 2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8" style:display-name="Normale 2 2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9" style:display-name="Normale 2 2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" style:display-name="Normale 2 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0" style:display-name="Normale 2 2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1" style:display-name="Normale 2 2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2" style:display-name="Normale 2 2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3" style:display-name="Normale 2 2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4" style:display-name="Normale 2 2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5" style:display-name="Normale 2 2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6" style:display-name="Normale 2 2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7" style:display-name="Normale 2 2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8" style:display-name="Normale 2 2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9" style:display-name="Normale 2 2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" style:display-name="Normale 2 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0" style:display-name="Normale 2 2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1" style:display-name="Normale 2 2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2" style:display-name="Normale 2 2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3" style:display-name="Normale 2 2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4" style:display-name="Normale 2 2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5" style:display-name="Normale 2 2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6" style:display-name="Normale 2 2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7" style:display-name="Normale 2 2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8" style:display-name="Normale 2 2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9" style:display-name="Normale 2 2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" style:display-name="Normale 2 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0" style:display-name="Normale 2 2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1" style:display-name="Normale 2 2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2" style:display-name="Normale 2 2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3" style:display-name="Normale 2 2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4" style:display-name="Normale 2 2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5" style:display-name="Normale 2 2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6" style:display-name="Normale 2 2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7" style:display-name="Normale 2 2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8" style:display-name="Normale 2 2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9" style:display-name="Normale 2 2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" style:display-name="Normale 2 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0" style:display-name="Normale 2 2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1" style:display-name="Normale 2 2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2" style:display-name="Normale 2 2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3" style:display-name="Normale 2 2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4" style:display-name="Normale 2 2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5" style:display-name="Normale 2 2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6" style:display-name="Normale 2 2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7" style:display-name="Normale 2 2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8" style:display-name="Normale 2 2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9" style:display-name="Normale 2 2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" style:display-name="Normale 2 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0" style:display-name="Normale 2 2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1" style:display-name="Normale 2 2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2" style:display-name="Normale 2 2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3" style:display-name="Normale 2 2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4" style:display-name="Normale 2 2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5" style:display-name="Normale 2 2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6" style:display-name="Normale 2 2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7" style:display-name="Normale 2 2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8" style:display-name="Normale 2 2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9" style:display-name="Normale 2 2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" style:display-name="Normale 2 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0" style:display-name="Normale 2 2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1" style:display-name="Normale 2 2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2" style:display-name="Normale 2 2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3" style:display-name="Normale 2 2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4" style:display-name="Normale 2 2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5" style:display-name="Normale 2 2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6" style:display-name="Normale 2 2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7" style:display-name="Normale 2 2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8" style:display-name="Normale 2 2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9" style:display-name="Normale 2 2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" style:display-name="Normale 2 2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0" style:display-name="Normale 2 2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1" style:display-name="Normale 2 2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2" style:display-name="Normale 2 2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3" style:display-name="Normale 2 2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4" style:display-name="Normale 2 2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5" style:display-name="Normale 2 2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6" style:display-name="Normale 2 2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7" style:display-name="Normale 2 2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8" style:display-name="Normale 2 2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9" style:display-name="Normale 2 2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" style:display-name="Normale 2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" style:display-name="Normale 2 20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0" style:display-name="Normale 2 20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1" style:display-name="Normale 2 20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2" style:display-name="Normale 2 20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3" style:display-name="Normale 2 20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4" style:display-name="Normale 2 20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5" style:display-name="Normale 2 20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6" style:display-name="Normale 2 20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7" style:display-name="Normale 2 20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8" style:display-name="Normale 2 20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9" style:display-name="Normale 2 20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" style:display-name="Normale 2 20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0" style:display-name="Normale 2 20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1" style:display-name="Normale 2 20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2" style:display-name="Normale 2 20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3" style:display-name="Normale 2 20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4" style:display-name="Normale 2 20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5" style:display-name="Normale 2 20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6" style:display-name="Normale 2 20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7" style:display-name="Normale 2 20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8" style:display-name="Normale 2 20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9" style:display-name="Normale 2 20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" style:display-name="Normale 2 20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0" style:display-name="Normale 2 20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1" style:display-name="Normale 2 20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2" style:display-name="Normale 2 20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3" style:display-name="Normale 2 20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4" style:display-name="Normale 2 20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5" style:display-name="Normale 2 20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6" style:display-name="Normale 2 20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7" style:display-name="Normale 2 20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8" style:display-name="Normale 2 20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9" style:display-name="Normale 2 20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" style:display-name="Normale 2 20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0" style:display-name="Normale 2 20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1" style:display-name="Normale 2 20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2" style:display-name="Normale 2 20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3" style:display-name="Normale 2 20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4" style:display-name="Normale 2 20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5" style:display-name="Normale 2 20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6" style:display-name="Normale 2 20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7" style:display-name="Normale 2 20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8" style:display-name="Normale 2 20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9" style:display-name="Normale 2 20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4" style:display-name="Normale 2 20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40" style:display-name="Normale 2 20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41" style:display-name="Normale 2 20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42" style:display-name="Normale 2 20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5" style:display-name="Normale 2 20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6" style:display-name="Normale 2 20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7" style:display-name="Normale 2 20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8" style:display-name="Normale 2 20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9" style:display-name="Normale 2 20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" style:display-name="Normale 2 20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0" style:display-name="Normale 2 20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1" style:display-name="Normale 2 20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2" style:display-name="Normale 2 20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3" style:display-name="Normale 2 20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4" style:display-name="Normale 2 20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5" style:display-name="Normale 2 20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6" style:display-name="Normale 2 20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7" style:display-name="Normale 2 20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8" style:display-name="Normale 2 20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9" style:display-name="Normale 2 20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" style:display-name="Normale 2 20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0" style:display-name="Normale 2 20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1" style:display-name="Normale 2 20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2" style:display-name="Normale 2 20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3" style:display-name="Normale 2 20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4" style:display-name="Normale 2 20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5" style:display-name="Normale 2 20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6" style:display-name="Normale 2 20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7" style:display-name="Normale 2 20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8" style:display-name="Normale 2 20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9" style:display-name="Normale 2 20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" style:display-name="Normale 2 20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0" style:display-name="Normale 2 20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1" style:display-name="Normale 2 20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2" style:display-name="Normale 2 20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3" style:display-name="Normale 2 20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4" style:display-name="Normale 2 20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5" style:display-name="Normale 2 20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6" style:display-name="Normale 2 20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7" style:display-name="Normale 2 20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8" style:display-name="Normale 2 20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9" style:display-name="Normale 2 20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" style:display-name="Normale 2 20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0" style:display-name="Normale 2 20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1" style:display-name="Normale 2 20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2" style:display-name="Normale 2 20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3" style:display-name="Normale 2 20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4" style:display-name="Normale 2 20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5" style:display-name="Normale 2 20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6" style:display-name="Normale 2 20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7" style:display-name="Normale 2 20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8" style:display-name="Normale 2 20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9" style:display-name="Normale 2 20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" style:display-name="Normale 2 20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0" style:display-name="Normale 2 20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1" style:display-name="Normale 2 20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2" style:display-name="Normale 2 20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3" style:display-name="Normale 2 20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4" style:display-name="Normale 2 20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5" style:display-name="Normale 2 20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6" style:display-name="Normale 2 20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7" style:display-name="Normale 2 20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8" style:display-name="Normale 2 20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9" style:display-name="Normale 2 20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" style:display-name="Normale 2 20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0" style:display-name="Normale 2 20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1" style:display-name="Normale 2 20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2" style:display-name="Normale 2 20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3" style:display-name="Normale 2 20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4" style:display-name="Normale 2 20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5" style:display-name="Normale 2 20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6" style:display-name="Normale 2 20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7" style:display-name="Normale 2 20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8" style:display-name="Normale 2 20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9" style:display-name="Normale 2 20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" style:display-name="Normale 2 20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0" style:display-name="Normale 2 20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1" style:display-name="Normale 2 20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2" style:display-name="Normale 2 20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3" style:display-name="Normale 2 20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4" style:display-name="Normale 2 20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5" style:display-name="Normale 2 20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6" style:display-name="Normale 2 20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7" style:display-name="Normale 2 20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8" style:display-name="Normale 2 20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9" style:display-name="Normale 2 20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" style:display-name="Normale 2 20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0" style:display-name="Normale 2 20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1" style:display-name="Normale 2 20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2" style:display-name="Normale 2 20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3" style:display-name="Normale 2 20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4" style:display-name="Normale 2 20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5" style:display-name="Normale 2 20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6" style:display-name="Normale 2 20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7" style:display-name="Normale 2 20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8" style:display-name="Normale 2 20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9" style:display-name="Normale 2 20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" style:display-name="Normale 2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" style:display-name="Normale 2 21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0" style:display-name="Normale 2 21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1" style:display-name="Normale 2 21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2" style:display-name="Normale 2 21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3" style:display-name="Normale 2 21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4" style:display-name="Normale 2 21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5" style:display-name="Normale 2 21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6" style:display-name="Normale 2 21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7" style:display-name="Normale 2 21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8" style:display-name="Normale 2 21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9" style:display-name="Normale 2 21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" style:display-name="Normale 2 21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0" style:display-name="Normale 2 21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1" style:display-name="Normale 2 21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2" style:display-name="Normale 2 21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3" style:display-name="Normale 2 21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4" style:display-name="Normale 2 21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5" style:display-name="Normale 2 21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6" style:display-name="Normale 2 21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7" style:display-name="Normale 2 21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8" style:display-name="Normale 2 21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9" style:display-name="Normale 2 21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" style:display-name="Normale 2 21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0" style:display-name="Normale 2 21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1" style:display-name="Normale 2 21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2" style:display-name="Normale 2 21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3" style:display-name="Normale 2 21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4" style:display-name="Normale 2 21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5" style:display-name="Normale 2 21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6" style:display-name="Normale 2 21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7" style:display-name="Normale 2 21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8" style:display-name="Normale 2 21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9" style:display-name="Normale 2 21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" style:display-name="Normale 2 21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0" style:display-name="Normale 2 21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1" style:display-name="Normale 2 21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2" style:display-name="Normale 2 21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3" style:display-name="Normale 2 21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4" style:display-name="Normale 2 21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5" style:display-name="Normale 2 21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6" style:display-name="Normale 2 21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7" style:display-name="Normale 2 21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8" style:display-name="Normale 2 21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9" style:display-name="Normale 2 21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4" style:display-name="Normale 2 21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40" style:display-name="Normale 2 21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41" style:display-name="Normale 2 21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42" style:display-name="Normale 2 21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5" style:display-name="Normale 2 21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6" style:display-name="Normale 2 21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7" style:display-name="Normale 2 21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8" style:display-name="Normale 2 21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9" style:display-name="Normale 2 21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" style:display-name="Normale 2 21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0" style:display-name="Normale 2 21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1" style:display-name="Normale 2 21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2" style:display-name="Normale 2 21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3" style:display-name="Normale 2 21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4" style:display-name="Normale 2 21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5" style:display-name="Normale 2 21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6" style:display-name="Normale 2 21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7" style:display-name="Normale 2 21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8" style:display-name="Normale 2 21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9" style:display-name="Normale 2 21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" style:display-name="Normale 2 21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0" style:display-name="Normale 2 21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1" style:display-name="Normale 2 21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2" style:display-name="Normale 2 21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3" style:display-name="Normale 2 21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4" style:display-name="Normale 2 21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5" style:display-name="Normale 2 21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6" style:display-name="Normale 2 21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7" style:display-name="Normale 2 21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8" style:display-name="Normale 2 21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9" style:display-name="Normale 2 21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" style:display-name="Normale 2 21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0" style:display-name="Normale 2 21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1" style:display-name="Normale 2 21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2" style:display-name="Normale 2 21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3" style:display-name="Normale 2 21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4" style:display-name="Normale 2 21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5" style:display-name="Normale 2 21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6" style:display-name="Normale 2 21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7" style:display-name="Normale 2 21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8" style:display-name="Normale 2 21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9" style:display-name="Normale 2 21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" style:display-name="Normale 2 21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0" style:display-name="Normale 2 21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1" style:display-name="Normale 2 21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2" style:display-name="Normale 2 21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3" style:display-name="Normale 2 21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4" style:display-name="Normale 2 21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5" style:display-name="Normale 2 21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6" style:display-name="Normale 2 21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7" style:display-name="Normale 2 21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8" style:display-name="Normale 2 21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9" style:display-name="Normale 2 21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" style:display-name="Normale 2 21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0" style:display-name="Normale 2 21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1" style:display-name="Normale 2 21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2" style:display-name="Normale 2 21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3" style:display-name="Normale 2 21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4" style:display-name="Normale 2 21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5" style:display-name="Normale 2 21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6" style:display-name="Normale 2 21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7" style:display-name="Normale 2 21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8" style:display-name="Normale 2 21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9" style:display-name="Normale 2 21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" style:display-name="Normale 2 21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0" style:display-name="Normale 2 21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1" style:display-name="Normale 2 21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2" style:display-name="Normale 2 21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3" style:display-name="Normale 2 21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4" style:display-name="Normale 2 21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5" style:display-name="Normale 2 21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6" style:display-name="Normale 2 21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7" style:display-name="Normale 2 21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8" style:display-name="Normale 2 21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9" style:display-name="Normale 2 21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" style:display-name="Normale 2 21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0" style:display-name="Normale 2 21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1" style:display-name="Normale 2 21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2" style:display-name="Normale 2 21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3" style:display-name="Normale 2 21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4" style:display-name="Normale 2 21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5" style:display-name="Normale 2 21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6" style:display-name="Normale 2 21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7" style:display-name="Normale 2 21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8" style:display-name="Normale 2 21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9" style:display-name="Normale 2 21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" style:display-name="Normale 2 21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0" style:display-name="Normale 2 21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1" style:display-name="Normale 2 21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2" style:display-name="Normale 2 21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3" style:display-name="Normale 2 21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4" style:display-name="Normale 2 21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5" style:display-name="Normale 2 21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6" style:display-name="Normale 2 21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7" style:display-name="Normale 2 21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8" style:display-name="Normale 2 21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9" style:display-name="Normale 2 21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" style:display-name="Normale 2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" style:display-name="Normale 2 22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0" style:display-name="Normale 2 22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1" style:display-name="Normale 2 22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2" style:display-name="Normale 2 22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3" style:display-name="Normale 2 22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4" style:display-name="Normale 2 22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5" style:display-name="Normale 2 22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6" style:display-name="Normale 2 22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7" style:display-name="Normale 2 22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8" style:display-name="Normale 2 22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9" style:display-name="Normale 2 22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" style:display-name="Normale 2 22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0" style:display-name="Normale 2 22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1" style:display-name="Normale 2 22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2" style:display-name="Normale 2 22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3" style:display-name="Normale 2 22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4" style:display-name="Normale 2 22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5" style:display-name="Normale 2 22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6" style:display-name="Normale 2 22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7" style:display-name="Normale 2 22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8" style:display-name="Normale 2 22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9" style:display-name="Normale 2 22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" style:display-name="Normale 2 22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0" style:display-name="Normale 2 22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1" style:display-name="Normale 2 22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2" style:display-name="Normale 2 22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3" style:display-name="Normale 2 22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4" style:display-name="Normale 2 22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5" style:display-name="Normale 2 22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6" style:display-name="Normale 2 22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7" style:display-name="Normale 2 22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8" style:display-name="Normale 2 22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9" style:display-name="Normale 2 22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" style:display-name="Normale 2 22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0" style:display-name="Normale 2 22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1" style:display-name="Normale 2 22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2" style:display-name="Normale 2 22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3" style:display-name="Normale 2 22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4" style:display-name="Normale 2 22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5" style:display-name="Normale 2 22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6" style:display-name="Normale 2 22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7" style:display-name="Normale 2 22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8" style:display-name="Normale 2 22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9" style:display-name="Normale 2 22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4" style:display-name="Normale 2 22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40" style:display-name="Normale 2 22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41" style:display-name="Normale 2 22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42" style:display-name="Normale 2 22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5" style:display-name="Normale 2 22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6" style:display-name="Normale 2 22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7" style:display-name="Normale 2 22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8" style:display-name="Normale 2 22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9" style:display-name="Normale 2 22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" style:display-name="Normale 2 2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0" style:display-name="Normale 2 22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1" style:display-name="Normale 2 22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2" style:display-name="Normale 2 22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3" style:display-name="Normale 2 22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4" style:display-name="Normale 2 22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5" style:display-name="Normale 2 22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6" style:display-name="Normale 2 22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7" style:display-name="Normale 2 22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8" style:display-name="Normale 2 22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9" style:display-name="Normale 2 22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" style:display-name="Normale 2 2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0" style:display-name="Normale 2 22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1" style:display-name="Normale 2 22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2" style:display-name="Normale 2 22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3" style:display-name="Normale 2 22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4" style:display-name="Normale 2 22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5" style:display-name="Normale 2 22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6" style:display-name="Normale 2 22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7" style:display-name="Normale 2 22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8" style:display-name="Normale 2 22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9" style:display-name="Normale 2 22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" style:display-name="Normale 2 2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0" style:display-name="Normale 2 22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1" style:display-name="Normale 2 22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2" style:display-name="Normale 2 22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3" style:display-name="Normale 2 22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4" style:display-name="Normale 2 22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5" style:display-name="Normale 2 22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6" style:display-name="Normale 2 22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7" style:display-name="Normale 2 22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8" style:display-name="Normale 2 22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9" style:display-name="Normale 2 22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" style:display-name="Normale 2 2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0" style:display-name="Normale 2 22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1" style:display-name="Normale 2 22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2" style:display-name="Normale 2 22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3" style:display-name="Normale 2 22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4" style:display-name="Normale 2 22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5" style:display-name="Normale 2 22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6" style:display-name="Normale 2 22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7" style:display-name="Normale 2 22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8" style:display-name="Normale 2 22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9" style:display-name="Normale 2 22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" style:display-name="Normale 2 2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0" style:display-name="Normale 2 22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1" style:display-name="Normale 2 22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2" style:display-name="Normale 2 22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3" style:display-name="Normale 2 22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4" style:display-name="Normale 2 22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5" style:display-name="Normale 2 22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6" style:display-name="Normale 2 22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7" style:display-name="Normale 2 22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8" style:display-name="Normale 2 22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9" style:display-name="Normale 2 22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" style:display-name="Normale 2 2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0" style:display-name="Normale 2 22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1" style:display-name="Normale 2 22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2" style:display-name="Normale 2 22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3" style:display-name="Normale 2 22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4" style:display-name="Normale 2 22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5" style:display-name="Normale 2 22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6" style:display-name="Normale 2 22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7" style:display-name="Normale 2 22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8" style:display-name="Normale 2 22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9" style:display-name="Normale 2 22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" style:display-name="Normale 2 2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0" style:display-name="Normale 2 22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1" style:display-name="Normale 2 22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2" style:display-name="Normale 2 22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3" style:display-name="Normale 2 22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4" style:display-name="Normale 2 22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5" style:display-name="Normale 2 22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6" style:display-name="Normale 2 22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7" style:display-name="Normale 2 22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8" style:display-name="Normale 2 22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9" style:display-name="Normale 2 22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" style:display-name="Normale 2 22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0" style:display-name="Normale 2 22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1" style:display-name="Normale 2 22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2" style:display-name="Normale 2 22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3" style:display-name="Normale 2 22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4" style:display-name="Normale 2 22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5" style:display-name="Normale 2 22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6" style:display-name="Normale 2 22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7" style:display-name="Normale 2 22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8" style:display-name="Normale 2 22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9" style:display-name="Normale 2 22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" style:display-name="Normale 2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" style:display-name="Normale 2 23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0" style:display-name="Normale 2 23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1" style:display-name="Normale 2 23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2" style:display-name="Normale 2 23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3" style:display-name="Normale 2 23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4" style:display-name="Normale 2 23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5" style:display-name="Normale 2 23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6" style:display-name="Normale 2 23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7" style:display-name="Normale 2 23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8" style:display-name="Normale 2 23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9" style:display-name="Normale 2 23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" style:display-name="Normale 2 23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0" style:display-name="Normale 2 23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1" style:display-name="Normale 2 23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2" style:display-name="Normale 2 23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3" style:display-name="Normale 2 23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4" style:display-name="Normale 2 23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5" style:display-name="Normale 2 23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6" style:display-name="Normale 2 23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7" style:display-name="Normale 2 23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8" style:display-name="Normale 2 23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9" style:display-name="Normale 2 23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" style:display-name="Normale 2 23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0" style:display-name="Normale 2 23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1" style:display-name="Normale 2 23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2" style:display-name="Normale 2 23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3" style:display-name="Normale 2 23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4" style:display-name="Normale 2 23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5" style:display-name="Normale 2 23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6" style:display-name="Normale 2 23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7" style:display-name="Normale 2 23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8" style:display-name="Normale 2 23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9" style:display-name="Normale 2 23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" style:display-name="Normale 2 23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0" style:display-name="Normale 2 23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1" style:display-name="Normale 2 23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2" style:display-name="Normale 2 23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3" style:display-name="Normale 2 23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4" style:display-name="Normale 2 23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5" style:display-name="Normale 2 23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6" style:display-name="Normale 2 23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7" style:display-name="Normale 2 23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8" style:display-name="Normale 2 23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9" style:display-name="Normale 2 23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4" style:display-name="Normale 2 23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40" style:display-name="Normale 2 23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41" style:display-name="Normale 2 23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42" style:display-name="Normale 2 23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5" style:display-name="Normale 2 23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6" style:display-name="Normale 2 23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7" style:display-name="Normale 2 23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8" style:display-name="Normale 2 23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9" style:display-name="Normale 2 23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" style:display-name="Normale 2 2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0" style:display-name="Normale 2 23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1" style:display-name="Normale 2 23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2" style:display-name="Normale 2 23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3" style:display-name="Normale 2 23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4" style:display-name="Normale 2 23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5" style:display-name="Normale 2 23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6" style:display-name="Normale 2 23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7" style:display-name="Normale 2 23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8" style:display-name="Normale 2 23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9" style:display-name="Normale 2 23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" style:display-name="Normale 2 23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0" style:display-name="Normale 2 23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1" style:display-name="Normale 2 23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2" style:display-name="Normale 2 23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3" style:display-name="Normale 2 23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4" style:display-name="Normale 2 23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5" style:display-name="Normale 2 23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6" style:display-name="Normale 2 23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7" style:display-name="Normale 2 23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8" style:display-name="Normale 2 23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9" style:display-name="Normale 2 23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" style:display-name="Normale 2 23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0" style:display-name="Normale 2 23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1" style:display-name="Normale 2 23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2" style:display-name="Normale 2 23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3" style:display-name="Normale 2 23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4" style:display-name="Normale 2 23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5" style:display-name="Normale 2 23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6" style:display-name="Normale 2 23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7" style:display-name="Normale 2 23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8" style:display-name="Normale 2 23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9" style:display-name="Normale 2 23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" style:display-name="Normale 2 23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0" style:display-name="Normale 2 23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1" style:display-name="Normale 2 23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2" style:display-name="Normale 2 23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3" style:display-name="Normale 2 23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4" style:display-name="Normale 2 23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5" style:display-name="Normale 2 23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6" style:display-name="Normale 2 23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7" style:display-name="Normale 2 23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8" style:display-name="Normale 2 23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9" style:display-name="Normale 2 23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" style:display-name="Normale 2 23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0" style:display-name="Normale 2 23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1" style:display-name="Normale 2 23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2" style:display-name="Normale 2 23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3" style:display-name="Normale 2 23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4" style:display-name="Normale 2 23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5" style:display-name="Normale 2 23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6" style:display-name="Normale 2 23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7" style:display-name="Normale 2 23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8" style:display-name="Normale 2 23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9" style:display-name="Normale 2 23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" style:display-name="Normale 2 23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0" style:display-name="Normale 2 23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1" style:display-name="Normale 2 23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2" style:display-name="Normale 2 23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3" style:display-name="Normale 2 23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4" style:display-name="Normale 2 23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5" style:display-name="Normale 2 23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6" style:display-name="Normale 2 23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7" style:display-name="Normale 2 23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8" style:display-name="Normale 2 23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9" style:display-name="Normale 2 23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" style:display-name="Normale 2 23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0" style:display-name="Normale 2 23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1" style:display-name="Normale 2 23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2" style:display-name="Normale 2 23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3" style:display-name="Normale 2 23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4" style:display-name="Normale 2 23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5" style:display-name="Normale 2 23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6" style:display-name="Normale 2 23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7" style:display-name="Normale 2 23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8" style:display-name="Normale 2 23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9" style:display-name="Normale 2 23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" style:display-name="Normale 2 23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0" style:display-name="Normale 2 23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1" style:display-name="Normale 2 23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2" style:display-name="Normale 2 23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3" style:display-name="Normale 2 23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4" style:display-name="Normale 2 23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5" style:display-name="Normale 2 23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6" style:display-name="Normale 2 23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7" style:display-name="Normale 2 23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8" style:display-name="Normale 2 23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9" style:display-name="Normale 2 23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" style:display-name="Normale 2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" style:display-name="Normale 2 2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0" style:display-name="Normale 2 24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1" style:display-name="Normale 2 24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2" style:display-name="Normale 2 24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3" style:display-name="Normale 2 24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4" style:display-name="Normale 2 24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5" style:display-name="Normale 2 24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6" style:display-name="Normale 2 24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7" style:display-name="Normale 2 24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8" style:display-name="Normale 2 24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9" style:display-name="Normale 2 24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" style:display-name="Normale 2 2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0" style:display-name="Normale 2 24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1" style:display-name="Normale 2 24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2" style:display-name="Normale 2 24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3" style:display-name="Normale 2 24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4" style:display-name="Normale 2 24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5" style:display-name="Normale 2 24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6" style:display-name="Normale 2 24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7" style:display-name="Normale 2 24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8" style:display-name="Normale 2 24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9" style:display-name="Normale 2 24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" style:display-name="Normale 2 2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0" style:display-name="Normale 2 24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1" style:display-name="Normale 2 24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2" style:display-name="Normale 2 24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3" style:display-name="Normale 2 24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4" style:display-name="Normale 2 24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5" style:display-name="Normale 2 24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6" style:display-name="Normale 2 24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7" style:display-name="Normale 2 24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8" style:display-name="Normale 2 24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9" style:display-name="Normale 2 24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" style:display-name="Normale 2 24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0" style:display-name="Normale 2 24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1" style:display-name="Normale 2 24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2" style:display-name="Normale 2 24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3" style:display-name="Normale 2 24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4" style:display-name="Normale 2 24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5" style:display-name="Normale 2 24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6" style:display-name="Normale 2 24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7" style:display-name="Normale 2 24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8" style:display-name="Normale 2 24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9" style:display-name="Normale 2 24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4" style:display-name="Normale 2 24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40" style:display-name="Normale 2 24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41" style:display-name="Normale 2 24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42" style:display-name="Normale 2 24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5" style:display-name="Normale 2 24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6" style:display-name="Normale 2 24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7" style:display-name="Normale 2 24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8" style:display-name="Normale 2 24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9" style:display-name="Normale 2 24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" style:display-name="Normale 2 2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0" style:display-name="Normale 2 24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1" style:display-name="Normale 2 24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2" style:display-name="Normale 2 24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3" style:display-name="Normale 2 24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4" style:display-name="Normale 2 24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5" style:display-name="Normale 2 24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6" style:display-name="Normale 2 24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7" style:display-name="Normale 2 24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8" style:display-name="Normale 2 24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9" style:display-name="Normale 2 24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" style:display-name="Normale 2 2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0" style:display-name="Normale 2 24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1" style:display-name="Normale 2 24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2" style:display-name="Normale 2 24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3" style:display-name="Normale 2 24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4" style:display-name="Normale 2 24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5" style:display-name="Normale 2 24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6" style:display-name="Normale 2 24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7" style:display-name="Normale 2 24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8" style:display-name="Normale 2 24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9" style:display-name="Normale 2 24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" style:display-name="Normale 2 2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0" style:display-name="Normale 2 24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1" style:display-name="Normale 2 24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2" style:display-name="Normale 2 24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3" style:display-name="Normale 2 24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4" style:display-name="Normale 2 24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5" style:display-name="Normale 2 24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6" style:display-name="Normale 2 24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7" style:display-name="Normale 2 24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8" style:display-name="Normale 2 24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9" style:display-name="Normale 2 24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" style:display-name="Normale 2 2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0" style:display-name="Normale 2 24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1" style:display-name="Normale 2 24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2" style:display-name="Normale 2 24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3" style:display-name="Normale 2 24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4" style:display-name="Normale 2 24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5" style:display-name="Normale 2 24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6" style:display-name="Normale 2 24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7" style:display-name="Normale 2 24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8" style:display-name="Normale 2 24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9" style:display-name="Normale 2 24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" style:display-name="Normale 2 2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0" style:display-name="Normale 2 24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1" style:display-name="Normale 2 24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2" style:display-name="Normale 2 24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3" style:display-name="Normale 2 24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4" style:display-name="Normale 2 24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5" style:display-name="Normale 2 24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6" style:display-name="Normale 2 24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7" style:display-name="Normale 2 24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8" style:display-name="Normale 2 24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9" style:display-name="Normale 2 24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" style:display-name="Normale 2 2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0" style:display-name="Normale 2 24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1" style:display-name="Normale 2 24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2" style:display-name="Normale 2 24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3" style:display-name="Normale 2 24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4" style:display-name="Normale 2 24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5" style:display-name="Normale 2 24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6" style:display-name="Normale 2 24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7" style:display-name="Normale 2 24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8" style:display-name="Normale 2 24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9" style:display-name="Normale 2 24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" style:display-name="Normale 2 2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0" style:display-name="Normale 2 24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1" style:display-name="Normale 2 24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2" style:display-name="Normale 2 24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3" style:display-name="Normale 2 24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4" style:display-name="Normale 2 24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5" style:display-name="Normale 2 24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6" style:display-name="Normale 2 24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7" style:display-name="Normale 2 24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8" style:display-name="Normale 2 24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9" style:display-name="Normale 2 24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" style:display-name="Normale 2 2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0" style:display-name="Normale 2 24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1" style:display-name="Normale 2 24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2" style:display-name="Normale 2 24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3" style:display-name="Normale 2 24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4" style:display-name="Normale 2 24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5" style:display-name="Normale 2 24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6" style:display-name="Normale 2 24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7" style:display-name="Normale 2 24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8" style:display-name="Normale 2 24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9" style:display-name="Normale 2 24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" style:display-name="Normale 2 25" style:family="table-cell" style:data-style-name="N0">
      <style:table-cell-properties style:vertical-align="automatic" fo:background-color="transparent"/>
    </style:style>
    <style:style style:name="Normale_32_2_32_25_32_10" style:display-name="Normale 2 25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11" style:display-name="Normale 2 25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12" style:display-name="Normale 2 25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13" style:display-name="Normale 2 25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14" style:display-name="Normale 2 25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15" style:display-name="Normale 2 25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16" style:display-name="Normale 2 25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17" style:display-name="Normale 2 25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18" style:display-name="Normale 2 25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19" style:display-name="Normale 2 25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" style:display-name="Normale 2 25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0" style:display-name="Normale 2 25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1" style:display-name="Normale 2 25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2" style:display-name="Normale 2 25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3" style:display-name="Normale 2 25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4" style:display-name="Normale 2 25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5" style:display-name="Normale 2 25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6" style:display-name="Normale 2 25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7" style:display-name="Normale 2 25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8" style:display-name="Normale 2 25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9" style:display-name="Normale 2 25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3" style:display-name="Normale 2 25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4" style:display-name="Normale 2 25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5" style:display-name="Normale 2 25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6" style:display-name="Normale 2 25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7" style:display-name="Normale 2 25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8" style:display-name="Normale 2 25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9" style:display-name="Normale 2 25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" style:display-name="Normale 2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" style:display-name="Normale 2 27" style:family="table-cell" style:data-style-name="N0">
      <style:table-cell-properties style:vertical-align="automatic" fo:background-color="transparent"/>
    </style:style>
    <style:style style:name="Normale_32_2_32_28" style:display-name="Normale 2 28" style:family="table-cell" style:data-style-name="N0">
      <style:table-cell-properties style:vertical-align="automatic" fo:background-color="transparent"/>
    </style:style>
    <style:style style:name="Normale_32_2_32_29" style:display-name="Normale 2 29" style:family="table-cell" style:data-style-name="N0">
      <style:table-cell-properties style:vertical-align="automatic" fo:background-color="transparent"/>
    </style:style>
    <style:style style:name="Normale_32_2_32_3" style:display-name="Normale 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" style:display-name="Normale 2 3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0" style:display-name="Normale 2 3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1" style:display-name="Normale 2 3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2" style:display-name="Normale 2 3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3" style:display-name="Normale 2 3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4" style:display-name="Normale 2 3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5" style:display-name="Normale 2 3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6" style:display-name="Normale 2 3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7" style:display-name="Normale 2 3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8" style:display-name="Normale 2 3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9" style:display-name="Normale 2 3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" style:display-name="Normale 2 3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0" style:display-name="Normale 2 3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1" style:display-name="Normale 2 3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2" style:display-name="Normale 2 3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3" style:display-name="Normale 2 3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4" style:display-name="Normale 2 3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5" style:display-name="Normale 2 3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6" style:display-name="Normale 2 3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7" style:display-name="Normale 2 3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8" style:display-name="Normale 2 3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9" style:display-name="Normale 2 3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" style:display-name="Normale 2 3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0" style:display-name="Normale 2 3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1" style:display-name="Normale 2 3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2" style:display-name="Normale 2 3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3" style:display-name="Normale 2 3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4" style:display-name="Normale 2 3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5" style:display-name="Normale 2 3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6" style:display-name="Normale 2 3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7" style:display-name="Normale 2 3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8" style:display-name="Normale 2 3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9" style:display-name="Normale 2 3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" style:display-name="Normale 2 3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0" style:display-name="Normale 2 3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1" style:display-name="Normale 2 3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2" style:display-name="Normale 2 3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3" style:display-name="Normale 2 3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4" style:display-name="Normale 2 3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5" style:display-name="Normale 2 3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6" style:display-name="Normale 2 3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7" style:display-name="Normale 2 3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8" style:display-name="Normale 2 3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9" style:display-name="Normale 2 3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4" style:display-name="Normale 2 3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40" style:display-name="Normale 2 3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41" style:display-name="Normale 2 3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42" style:display-name="Normale 2 3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5" style:display-name="Normale 2 3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6" style:display-name="Normale 2 3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7" style:display-name="Normale 2 3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8" style:display-name="Normale 2 3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9" style:display-name="Normale 2 3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" style:display-name="Normale 2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0" style:display-name="Normale 2 3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1" style:display-name="Normale 2 3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2" style:display-name="Normale 2 3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3" style:display-name="Normale 2 3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4" style:display-name="Normale 2 3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5" style:display-name="Normale 2 3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6" style:display-name="Normale 2 3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7" style:display-name="Normale 2 3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8" style:display-name="Normale 2 3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9" style:display-name="Normale 2 3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" style:display-name="Normale 2 3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0" style:display-name="Normale 2 3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1" style:display-name="Normale 2 3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2" style:display-name="Normale 2 3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3" style:display-name="Normale 2 3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4" style:display-name="Normale 2 3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5" style:display-name="Normale 2 3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6" style:display-name="Normale 2 3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7" style:display-name="Normale 2 3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8" style:display-name="Normale 2 3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9" style:display-name="Normale 2 3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" style:display-name="Normale 2 3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0" style:display-name="Normale 2 3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1" style:display-name="Normale 2 3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2" style:display-name="Normale 2 3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3" style:display-name="Normale 2 3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4" style:display-name="Normale 2 3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5" style:display-name="Normale 2 3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6" style:display-name="Normale 2 3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7" style:display-name="Normale 2 3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8" style:display-name="Normale 2 3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9" style:display-name="Normale 2 3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" style:display-name="Normale 2 3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0" style:display-name="Normale 2 3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1" style:display-name="Normale 2 3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2" style:display-name="Normale 2 3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3" style:display-name="Normale 2 3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4" style:display-name="Normale 2 3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5" style:display-name="Normale 2 3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6" style:display-name="Normale 2 3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7" style:display-name="Normale 2 3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8" style:display-name="Normale 2 3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9" style:display-name="Normale 2 3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" style:display-name="Normale 2 3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0" style:display-name="Normale 2 3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1" style:display-name="Normale 2 3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2" style:display-name="Normale 2 3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3" style:display-name="Normale 2 3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4" style:display-name="Normale 2 3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5" style:display-name="Normale 2 3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6" style:display-name="Normale 2 3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7" style:display-name="Normale 2 3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8" style:display-name="Normale 2 3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9" style:display-name="Normale 2 3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" style:display-name="Normale 2 3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0" style:display-name="Normale 2 3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1" style:display-name="Normale 2 3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2" style:display-name="Normale 2 3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3" style:display-name="Normale 2 3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4" style:display-name="Normale 2 3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5" style:display-name="Normale 2 3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6" style:display-name="Normale 2 3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7" style:display-name="Normale 2 3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8" style:display-name="Normale 2 3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9" style:display-name="Normale 2 3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" style:display-name="Normale 2 3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0" style:display-name="Normale 2 3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1" style:display-name="Normale 2 3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2" style:display-name="Normale 2 3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3" style:display-name="Normale 2 3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4" style:display-name="Normale 2 3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5" style:display-name="Normale 2 3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6" style:display-name="Normale 2 3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7" style:display-name="Normale 2 3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8" style:display-name="Normale 2 3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9" style:display-name="Normale 2 3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" style:display-name="Normale 2 3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0" style:display-name="Normale 2 3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1" style:display-name="Normale 2 3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2" style:display-name="Normale 2 3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3" style:display-name="Normale 2 3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4" style:display-name="Normale 2 3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5" style:display-name="Normale 2 3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6" style:display-name="Normale 2 3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7" style:display-name="Normale 2 3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8" style:display-name="Normale 2 3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9" style:display-name="Normale 2 3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0" style:display-name="Normale 2 30" style:family="table-cell" style:data-style-name="N0">
      <style:table-cell-properties style:vertical-align="automatic" fo:background-color="transparent"/>
    </style:style>
    <style:style style:name="Normale_32_2_32_31" style:display-name="Normale 2 31" style:family="table-cell" style:data-style-name="N0">
      <style:table-cell-properties style:vertical-align="automatic" fo:background-color="transparent"/>
    </style:style>
    <style:style style:name="Normale_32_2_32_32" style:display-name="Normale 2 32" style:family="table-cell" style:data-style-name="N0">
      <style:table-cell-properties style:vertical-align="automatic" fo:background-color="transparent"/>
    </style:style>
    <style:style style:name="Normale_32_2_32_33" style:display-name="Normale 2 33" style:family="table-cell" style:data-style-name="N0">
      <style:table-cell-properties style:vertical-align="automatic" fo:background-color="transparent"/>
    </style:style>
    <style:style style:name="Normale_32_2_32_34" style:display-name="Normale 2 34" style:family="table-cell" style:data-style-name="N0">
      <style:table-cell-properties style:vertical-align="automatic" fo:background-color="transparent"/>
    </style:style>
    <style:style style:name="Normale_32_2_32_35" style:display-name="Normale 2 35" style:family="table-cell" style:data-style-name="N0">
      <style:table-cell-properties style:vertical-align="automatic" fo:background-color="transparent"/>
    </style:style>
    <style:style style:name="Normale_32_2_32_36" style:display-name="Normale 2 36" style:family="table-cell" style:data-style-name="N0">
      <style:table-cell-properties style:vertical-align="automatic" fo:background-color="transparent"/>
    </style:style>
    <style:style style:name="Normale_32_2_32_37" style:display-name="Normale 2 37" style:family="table-cell" style:data-style-name="N0">
      <style:table-cell-properties style:vertical-align="automatic" fo:background-color="transparent"/>
    </style:style>
    <style:style style:name="Normale_32_2_32_38" style:display-name="Normale 2 38" style:family="table-cell" style:data-style-name="N0">
      <style:table-cell-properties style:vertical-align="automatic" fo:background-color="transparent"/>
    </style:style>
    <style:style style:name="Normale_32_2_32_39" style:display-name="Normale 2 39" style:family="table-cell" style:data-style-name="N0">
      <style:table-cell-properties style:vertical-align="automatic" fo:background-color="transparent"/>
    </style:style>
    <style:style style:name="Normale_32_2_32_4" style:display-name="Normale 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" style:display-name="Normale 2 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0" style:display-name="Normale 2 4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1" style:display-name="Normale 2 4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2" style:display-name="Normale 2 4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3" style:display-name="Normale 2 4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4" style:display-name="Normale 2 4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5" style:display-name="Normale 2 4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6" style:display-name="Normale 2 4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7" style:display-name="Normale 2 4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8" style:display-name="Normale 2 4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9" style:display-name="Normale 2 4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" style:display-name="Normale 2 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0" style:display-name="Normale 2 4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1" style:display-name="Normale 2 4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2" style:display-name="Normale 2 4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3" style:display-name="Normale 2 4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4" style:display-name="Normale 2 4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5" style:display-name="Normale 2 4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6" style:display-name="Normale 2 4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7" style:display-name="Normale 2 4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8" style:display-name="Normale 2 4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9" style:display-name="Normale 2 4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" style:display-name="Normale 2 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0" style:display-name="Normale 2 4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1" style:display-name="Normale 2 4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2" style:display-name="Normale 2 4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3" style:display-name="Normale 2 4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4" style:display-name="Normale 2 4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5" style:display-name="Normale 2 4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6" style:display-name="Normale 2 4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7" style:display-name="Normale 2 4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8" style:display-name="Normale 2 4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9" style:display-name="Normale 2 4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" style:display-name="Normale 2 4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0" style:display-name="Normale 2 4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1" style:display-name="Normale 2 4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2" style:display-name="Normale 2 4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3" style:display-name="Normale 2 4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4" style:display-name="Normale 2 4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5" style:display-name="Normale 2 4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6" style:display-name="Normale 2 4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7" style:display-name="Normale 2 4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8" style:display-name="Normale 2 4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9" style:display-name="Normale 2 4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4" style:display-name="Normale 2 4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40" style:display-name="Normale 2 4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41" style:display-name="Normale 2 4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42" style:display-name="Normale 2 4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5" style:display-name="Normale 2 4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6" style:display-name="Normale 2 4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7" style:display-name="Normale 2 4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8" style:display-name="Normale 2 4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9" style:display-name="Normale 2 4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" style:display-name="Normale 2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0" style:display-name="Normale 2 4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1" style:display-name="Normale 2 4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2" style:display-name="Normale 2 4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3" style:display-name="Normale 2 4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4" style:display-name="Normale 2 4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5" style:display-name="Normale 2 4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6" style:display-name="Normale 2 4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7" style:display-name="Normale 2 4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8" style:display-name="Normale 2 4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9" style:display-name="Normale 2 4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" style:display-name="Normale 2 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0" style:display-name="Normale 2 4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1" style:display-name="Normale 2 4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2" style:display-name="Normale 2 4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3" style:display-name="Normale 2 4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4" style:display-name="Normale 2 4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5" style:display-name="Normale 2 4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6" style:display-name="Normale 2 4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7" style:display-name="Normale 2 4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8" style:display-name="Normale 2 4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9" style:display-name="Normale 2 4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" style:display-name="Normale 2 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0" style:display-name="Normale 2 4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1" style:display-name="Normale 2 4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2" style:display-name="Normale 2 4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3" style:display-name="Normale 2 4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4" style:display-name="Normale 2 4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5" style:display-name="Normale 2 4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6" style:display-name="Normale 2 4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7" style:display-name="Normale 2 4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8" style:display-name="Normale 2 4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9" style:display-name="Normale 2 4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" style:display-name="Normale 2 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0" style:display-name="Normale 2 4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1" style:display-name="Normale 2 4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2" style:display-name="Normale 2 4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3" style:display-name="Normale 2 4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4" style:display-name="Normale 2 4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5" style:display-name="Normale 2 4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6" style:display-name="Normale 2 4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7" style:display-name="Normale 2 4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8" style:display-name="Normale 2 4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9" style:display-name="Normale 2 4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" style:display-name="Normale 2 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0" style:display-name="Normale 2 4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1" style:display-name="Normale 2 4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2" style:display-name="Normale 2 4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3" style:display-name="Normale 2 4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4" style:display-name="Normale 2 4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5" style:display-name="Normale 2 4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6" style:display-name="Normale 2 4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7" style:display-name="Normale 2 4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8" style:display-name="Normale 2 4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9" style:display-name="Normale 2 4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" style:display-name="Normale 2 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0" style:display-name="Normale 2 4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1" style:display-name="Normale 2 4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2" style:display-name="Normale 2 4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3" style:display-name="Normale 2 4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4" style:display-name="Normale 2 4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5" style:display-name="Normale 2 4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6" style:display-name="Normale 2 4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7" style:display-name="Normale 2 4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8" style:display-name="Normale 2 4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9" style:display-name="Normale 2 4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" style:display-name="Normale 2 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0" style:display-name="Normale 2 4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1" style:display-name="Normale 2 4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2" style:display-name="Normale 2 4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3" style:display-name="Normale 2 4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4" style:display-name="Normale 2 4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5" style:display-name="Normale 2 4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6" style:display-name="Normale 2 4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7" style:display-name="Normale 2 4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8" style:display-name="Normale 2 4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9" style:display-name="Normale 2 4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" style:display-name="Normale 2 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0" style:display-name="Normale 2 4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1" style:display-name="Normale 2 4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2" style:display-name="Normale 2 4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3" style:display-name="Normale 2 4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4" style:display-name="Normale 2 4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5" style:display-name="Normale 2 4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6" style:display-name="Normale 2 4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7" style:display-name="Normale 2 4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8" style:display-name="Normale 2 4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9" style:display-name="Normale 2 4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0" style:display-name="Normale 2 40" style:family="table-cell" style:data-style-name="N0">
      <style:table-cell-properties style:vertical-align="automatic" fo:background-color="transparent"/>
    </style:style>
    <style:style style:name="Normale_32_2_32_41" style:display-name="Normale 2 41" style:family="table-cell" style:data-style-name="N0">
      <style:table-cell-properties style:vertical-align="automatic" fo:background-color="transparent"/>
    </style:style>
    <style:style style:name="Normale_32_2_32_42" style:display-name="Normale 2 42" style:family="table-cell" style:data-style-name="N0">
      <style:table-cell-properties style:vertical-align="automatic" fo:background-color="transparent"/>
    </style:style>
    <style:style style:name="Normale_32_2_32_43" style:display-name="Normale 2 43" style:family="table-cell" style:data-style-name="N0">
      <style:table-cell-properties style:vertical-align="automatic" fo:background-color="transparent"/>
    </style:style>
    <style:style style:name="Normale_32_2_32_44" style:display-name="Normale 2 44" style:family="table-cell" style:data-style-name="N0">
      <style:table-cell-properties style:vertical-align="automatic" fo:background-color="transparent"/>
    </style:style>
    <style:style style:name="Normale_32_2_32_45" style:display-name="Normale 2 45" style:family="table-cell" style:data-style-name="N0">
      <style:table-cell-properties style:vertical-align="automatic" fo:background-color="transparent"/>
    </style:style>
    <style:style style:name="Normale_32_2_32_46" style:display-name="Normale 2 46" style:family="table-cell" style:data-style-name="N0">
      <style:table-cell-properties style:vertical-align="automatic" fo:background-color="transparent"/>
    </style:style>
    <style:style style:name="Normale_32_2_32_47" style:display-name="Normale 2 47" style:family="table-cell" style:data-style-name="N0">
      <style:table-cell-properties style:vertical-align="automatic" fo:background-color="transparent"/>
    </style:style>
    <style:style style:name="Normale_32_2_32_48" style:display-name="Normale 2 48" style:family="table-cell" style:data-style-name="N0">
      <style:table-cell-properties style:vertical-align="automatic" fo:background-color="transparent"/>
    </style:style>
    <style:style style:name="Normale_32_2_32_49" style:display-name="Normale 2 49" style:family="table-cell" style:data-style-name="N0">
      <style:table-cell-properties style:vertical-align="automatic" fo:background-color="transparent"/>
    </style:style>
    <style:style style:name="Normale_32_2_32_5" style:display-name="Normale 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" style:display-name="Normale 2 5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0" style:display-name="Normale 2 5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1" style:display-name="Normale 2 5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2" style:display-name="Normale 2 5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3" style:display-name="Normale 2 5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4" style:display-name="Normale 2 5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5" style:display-name="Normale 2 5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6" style:display-name="Normale 2 5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7" style:display-name="Normale 2 5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8" style:display-name="Normale 2 5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9" style:display-name="Normale 2 5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" style:display-name="Normale 2 5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0" style:display-name="Normale 2 5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1" style:display-name="Normale 2 5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2" style:display-name="Normale 2 5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3" style:display-name="Normale 2 5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4" style:display-name="Normale 2 5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5" style:display-name="Normale 2 5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6" style:display-name="Normale 2 5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7" style:display-name="Normale 2 5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8" style:display-name="Normale 2 5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9" style:display-name="Normale 2 5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" style:display-name="Normale 2 5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0" style:display-name="Normale 2 5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1" style:display-name="Normale 2 5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2" style:display-name="Normale 2 5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3" style:display-name="Normale 2 5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4" style:display-name="Normale 2 5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5" style:display-name="Normale 2 5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6" style:display-name="Normale 2 5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7" style:display-name="Normale 2 5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8" style:display-name="Normale 2 5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9" style:display-name="Normale 2 5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" style:display-name="Normale 2 5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0" style:display-name="Normale 2 5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1" style:display-name="Normale 2 5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2" style:display-name="Normale 2 5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3" style:display-name="Normale 2 5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4" style:display-name="Normale 2 5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5" style:display-name="Normale 2 5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6" style:display-name="Normale 2 5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7" style:display-name="Normale 2 5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8" style:display-name="Normale 2 5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9" style:display-name="Normale 2 5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4" style:display-name="Normale 2 5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40" style:display-name="Normale 2 5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41" style:display-name="Normale 2 5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42" style:display-name="Normale 2 5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5" style:display-name="Normale 2 5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6" style:display-name="Normale 2 5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7" style:display-name="Normale 2 5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8" style:display-name="Normale 2 5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9" style:display-name="Normale 2 5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" style:display-name="Normale 2 5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0" style:display-name="Normale 2 5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1" style:display-name="Normale 2 5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2" style:display-name="Normale 2 5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3" style:display-name="Normale 2 5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4" style:display-name="Normale 2 5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5" style:display-name="Normale 2 5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6" style:display-name="Normale 2 5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7" style:display-name="Normale 2 5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8" style:display-name="Normale 2 5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9" style:display-name="Normale 2 5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" style:display-name="Normale 2 5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0" style:display-name="Normale 2 5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1" style:display-name="Normale 2 5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2" style:display-name="Normale 2 5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3" style:display-name="Normale 2 5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4" style:display-name="Normale 2 5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5" style:display-name="Normale 2 5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6" style:display-name="Normale 2 5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7" style:display-name="Normale 2 5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8" style:display-name="Normale 2 5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9" style:display-name="Normale 2 5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" style:display-name="Normale 2 5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0" style:display-name="Normale 2 5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1" style:display-name="Normale 2 5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2" style:display-name="Normale 2 5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3" style:display-name="Normale 2 5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4" style:display-name="Normale 2 5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5" style:display-name="Normale 2 5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6" style:display-name="Normale 2 5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7" style:display-name="Normale 2 5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8" style:display-name="Normale 2 5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9" style:display-name="Normale 2 5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" style:display-name="Normale 2 5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0" style:display-name="Normale 2 5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1" style:display-name="Normale 2 5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2" style:display-name="Normale 2 5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3" style:display-name="Normale 2 5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4" style:display-name="Normale 2 5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5" style:display-name="Normale 2 5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6" style:display-name="Normale 2 5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7" style:display-name="Normale 2 5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8" style:display-name="Normale 2 5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9" style:display-name="Normale 2 5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" style:display-name="Normale 2 5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0" style:display-name="Normale 2 5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1" style:display-name="Normale 2 5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2" style:display-name="Normale 2 5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3" style:display-name="Normale 2 5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4" style:display-name="Normale 2 5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5" style:display-name="Normale 2 5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6" style:display-name="Normale 2 5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7" style:display-name="Normale 2 5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8" style:display-name="Normale 2 5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9" style:display-name="Normale 2 5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" style:display-name="Normale 2 5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0" style:display-name="Normale 2 5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1" style:display-name="Normale 2 5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2" style:display-name="Normale 2 5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3" style:display-name="Normale 2 5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4" style:display-name="Normale 2 5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5" style:display-name="Normale 2 5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6" style:display-name="Normale 2 5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7" style:display-name="Normale 2 5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8" style:display-name="Normale 2 5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9" style:display-name="Normale 2 5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" style:display-name="Normale 2 5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0" style:display-name="Normale 2 5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1" style:display-name="Normale 2 5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2" style:display-name="Normale 2 5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3" style:display-name="Normale 2 5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4" style:display-name="Normale 2 5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5" style:display-name="Normale 2 5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6" style:display-name="Normale 2 5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7" style:display-name="Normale 2 5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8" style:display-name="Normale 2 5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9" style:display-name="Normale 2 5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" style:display-name="Normale 2 5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0" style:display-name="Normale 2 5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1" style:display-name="Normale 2 5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2" style:display-name="Normale 2 5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3" style:display-name="Normale 2 5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4" style:display-name="Normale 2 5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5" style:display-name="Normale 2 5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6" style:display-name="Normale 2 5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7" style:display-name="Normale 2 5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8" style:display-name="Normale 2 5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9" style:display-name="Normale 2 5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" style:display-name="Normale 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" style:display-name="Normale 2 6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0" style:display-name="Normale 2 6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1" style:display-name="Normale 2 6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2" style:display-name="Normale 2 6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3" style:display-name="Normale 2 6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4" style:display-name="Normale 2 6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5" style:display-name="Normale 2 6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6" style:display-name="Normale 2 6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7" style:display-name="Normale 2 6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8" style:display-name="Normale 2 6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9" style:display-name="Normale 2 6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" style:display-name="Normale 2 6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0" style:display-name="Normale 2 6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1" style:display-name="Normale 2 6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2" style:display-name="Normale 2 6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3" style:display-name="Normale 2 6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4" style:display-name="Normale 2 6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5" style:display-name="Normale 2 6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6" style:display-name="Normale 2 6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7" style:display-name="Normale 2 6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8" style:display-name="Normale 2 6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9" style:display-name="Normale 2 6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" style:display-name="Normale 2 6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0" style:display-name="Normale 2 6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1" style:display-name="Normale 2 6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2" style:display-name="Normale 2 6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3" style:display-name="Normale 2 6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4" style:display-name="Normale 2 6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5" style:display-name="Normale 2 6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6" style:display-name="Normale 2 6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7" style:display-name="Normale 2 6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8" style:display-name="Normale 2 6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9" style:display-name="Normale 2 6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" style:display-name="Normale 2 6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0" style:display-name="Normale 2 6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1" style:display-name="Normale 2 6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2" style:display-name="Normale 2 6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3" style:display-name="Normale 2 6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4" style:display-name="Normale 2 6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5" style:display-name="Normale 2 6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6" style:display-name="Normale 2 6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7" style:display-name="Normale 2 6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8" style:display-name="Normale 2 6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9" style:display-name="Normale 2 6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4" style:display-name="Normale 2 6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40" style:display-name="Normale 2 6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41" style:display-name="Normale 2 6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42" style:display-name="Normale 2 6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5" style:display-name="Normale 2 6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6" style:display-name="Normale 2 6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7" style:display-name="Normale 2 6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8" style:display-name="Normale 2 6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9" style:display-name="Normale 2 6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" style:display-name="Normale 2 6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0" style:display-name="Normale 2 6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1" style:display-name="Normale 2 6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2" style:display-name="Normale 2 6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3" style:display-name="Normale 2 6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4" style:display-name="Normale 2 6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5" style:display-name="Normale 2 6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6" style:display-name="Normale 2 6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7" style:display-name="Normale 2 6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8" style:display-name="Normale 2 6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9" style:display-name="Normale 2 6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" style:display-name="Normale 2 6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0" style:display-name="Normale 2 6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1" style:display-name="Normale 2 6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2" style:display-name="Normale 2 6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3" style:display-name="Normale 2 6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4" style:display-name="Normale 2 6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5" style:display-name="Normale 2 6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6" style:display-name="Normale 2 6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7" style:display-name="Normale 2 6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8" style:display-name="Normale 2 6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9" style:display-name="Normale 2 6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" style:display-name="Normale 2 6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0" style:display-name="Normale 2 6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1" style:display-name="Normale 2 6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2" style:display-name="Normale 2 6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3" style:display-name="Normale 2 6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4" style:display-name="Normale 2 6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5" style:display-name="Normale 2 6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6" style:display-name="Normale 2 6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7" style:display-name="Normale 2 6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8" style:display-name="Normale 2 6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9" style:display-name="Normale 2 6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" style:display-name="Normale 2 6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0" style:display-name="Normale 2 6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1" style:display-name="Normale 2 6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2" style:display-name="Normale 2 6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3" style:display-name="Normale 2 6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4" style:display-name="Normale 2 6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5" style:display-name="Normale 2 6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6" style:display-name="Normale 2 6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7" style:display-name="Normale 2 6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8" style:display-name="Normale 2 6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9" style:display-name="Normale 2 6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" style:display-name="Normale 2 6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0" style:display-name="Normale 2 6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1" style:display-name="Normale 2 6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2" style:display-name="Normale 2 6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3" style:display-name="Normale 2 6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4" style:display-name="Normale 2 6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5" style:display-name="Normale 2 6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6" style:display-name="Normale 2 6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7" style:display-name="Normale 2 6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8" style:display-name="Normale 2 6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9" style:display-name="Normale 2 6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" style:display-name="Normale 2 6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0" style:display-name="Normale 2 6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1" style:display-name="Normale 2 6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2" style:display-name="Normale 2 6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3" style:display-name="Normale 2 6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4" style:display-name="Normale 2 6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5" style:display-name="Normale 2 6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6" style:display-name="Normale 2 6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7" style:display-name="Normale 2 6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8" style:display-name="Normale 2 6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9" style:display-name="Normale 2 6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" style:display-name="Normale 2 6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0" style:display-name="Normale 2 6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1" style:display-name="Normale 2 6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2" style:display-name="Normale 2 6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3" style:display-name="Normale 2 6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4" style:display-name="Normale 2 6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5" style:display-name="Normale 2 6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6" style:display-name="Normale 2 6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7" style:display-name="Normale 2 6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8" style:display-name="Normale 2 6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9" style:display-name="Normale 2 6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" style:display-name="Normale 2 6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0" style:display-name="Normale 2 6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1" style:display-name="Normale 2 6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2" style:display-name="Normale 2 6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3" style:display-name="Normale 2 6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4" style:display-name="Normale 2 6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5" style:display-name="Normale 2 6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6" style:display-name="Normale 2 6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7" style:display-name="Normale 2 6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8" style:display-name="Normale 2 6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9" style:display-name="Normale 2 6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" style:display-name="Normale 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" style:display-name="Normale 2 7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0" style:display-name="Normale 2 7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1" style:display-name="Normale 2 7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2" style:display-name="Normale 2 7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3" style:display-name="Normale 2 7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4" style:display-name="Normale 2 7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5" style:display-name="Normale 2 7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6" style:display-name="Normale 2 7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7" style:display-name="Normale 2 7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8" style:display-name="Normale 2 7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9" style:display-name="Normale 2 7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" style:display-name="Normale 2 7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0" style:display-name="Normale 2 7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1" style:display-name="Normale 2 7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2" style:display-name="Normale 2 7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3" style:display-name="Normale 2 7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4" style:display-name="Normale 2 7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5" style:display-name="Normale 2 7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6" style:display-name="Normale 2 7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7" style:display-name="Normale 2 7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8" style:display-name="Normale 2 7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9" style:display-name="Normale 2 7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" style:display-name="Normale 2 7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0" style:display-name="Normale 2 7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1" style:display-name="Normale 2 7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2" style:display-name="Normale 2 7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3" style:display-name="Normale 2 7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4" style:display-name="Normale 2 7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5" style:display-name="Normale 2 7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6" style:display-name="Normale 2 7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7" style:display-name="Normale 2 7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8" style:display-name="Normale 2 7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9" style:display-name="Normale 2 7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" style:display-name="Normale 2 7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0" style:display-name="Normale 2 7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1" style:display-name="Normale 2 7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2" style:display-name="Normale 2 7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3" style:display-name="Normale 2 7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4" style:display-name="Normale 2 7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5" style:display-name="Normale 2 7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6" style:display-name="Normale 2 7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7" style:display-name="Normale 2 7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8" style:display-name="Normale 2 7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9" style:display-name="Normale 2 7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4" style:display-name="Normale 2 7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40" style:display-name="Normale 2 7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41" style:display-name="Normale 2 7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42" style:display-name="Normale 2 7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5" style:display-name="Normale 2 7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6" style:display-name="Normale 2 7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7" style:display-name="Normale 2 7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8" style:display-name="Normale 2 7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9" style:display-name="Normale 2 7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" style:display-name="Normale 2 7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0" style:display-name="Normale 2 7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1" style:display-name="Normale 2 7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2" style:display-name="Normale 2 7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3" style:display-name="Normale 2 7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4" style:display-name="Normale 2 7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5" style:display-name="Normale 2 7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6" style:display-name="Normale 2 7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7" style:display-name="Normale 2 7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8" style:display-name="Normale 2 7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9" style:display-name="Normale 2 7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" style:display-name="Normale 2 7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0" style:display-name="Normale 2 7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1" style:display-name="Normale 2 7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2" style:display-name="Normale 2 7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3" style:display-name="Normale 2 7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4" style:display-name="Normale 2 7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5" style:display-name="Normale 2 7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6" style:display-name="Normale 2 7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7" style:display-name="Normale 2 7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8" style:display-name="Normale 2 7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9" style:display-name="Normale 2 7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" style:display-name="Normale 2 7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0" style:display-name="Normale 2 7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1" style:display-name="Normale 2 7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2" style:display-name="Normale 2 7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3" style:display-name="Normale 2 7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4" style:display-name="Normale 2 7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5" style:display-name="Normale 2 7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6" style:display-name="Normale 2 7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7" style:display-name="Normale 2 7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8" style:display-name="Normale 2 7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9" style:display-name="Normale 2 7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" style:display-name="Normale 2 7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0" style:display-name="Normale 2 7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1" style:display-name="Normale 2 7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2" style:display-name="Normale 2 7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3" style:display-name="Normale 2 7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4" style:display-name="Normale 2 7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5" style:display-name="Normale 2 7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6" style:display-name="Normale 2 7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7" style:display-name="Normale 2 7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8" style:display-name="Normale 2 7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9" style:display-name="Normale 2 7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" style:display-name="Normale 2 7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0" style:display-name="Normale 2 7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1" style:display-name="Normale 2 7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2" style:display-name="Normale 2 7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3" style:display-name="Normale 2 7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4" style:display-name="Normale 2 7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5" style:display-name="Normale 2 7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6" style:display-name="Normale 2 7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7" style:display-name="Normale 2 7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8" style:display-name="Normale 2 7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9" style:display-name="Normale 2 7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" style:display-name="Normale 2 7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0" style:display-name="Normale 2 7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1" style:display-name="Normale 2 7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2" style:display-name="Normale 2 7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3" style:display-name="Normale 2 7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4" style:display-name="Normale 2 7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5" style:display-name="Normale 2 7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6" style:display-name="Normale 2 7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7" style:display-name="Normale 2 7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8" style:display-name="Normale 2 7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9" style:display-name="Normale 2 7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" style:display-name="Normale 2 7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0" style:display-name="Normale 2 7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1" style:display-name="Normale 2 7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2" style:display-name="Normale 2 7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3" style:display-name="Normale 2 7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4" style:display-name="Normale 2 7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5" style:display-name="Normale 2 7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6" style:display-name="Normale 2 7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7" style:display-name="Normale 2 7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8" style:display-name="Normale 2 7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9" style:display-name="Normale 2 7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" style:display-name="Normale 2 7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0" style:display-name="Normale 2 7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1" style:display-name="Normale 2 7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2" style:display-name="Normale 2 7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3" style:display-name="Normale 2 7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4" style:display-name="Normale 2 7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5" style:display-name="Normale 2 7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6" style:display-name="Normale 2 7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7" style:display-name="Normale 2 7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8" style:display-name="Normale 2 7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9" style:display-name="Normale 2 7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" style:display-name="Normale 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" style:display-name="Normale 2 8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0" style:display-name="Normale 2 8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1" style:display-name="Normale 2 8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2" style:display-name="Normale 2 8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3" style:display-name="Normale 2 8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4" style:display-name="Normale 2 8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5" style:display-name="Normale 2 8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6" style:display-name="Normale 2 8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7" style:display-name="Normale 2 8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8" style:display-name="Normale 2 8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9" style:display-name="Normale 2 8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" style:display-name="Normale 2 8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0" style:display-name="Normale 2 8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1" style:display-name="Normale 2 8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2" style:display-name="Normale 2 8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3" style:display-name="Normale 2 8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4" style:display-name="Normale 2 8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5" style:display-name="Normale 2 8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6" style:display-name="Normale 2 8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7" style:display-name="Normale 2 8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8" style:display-name="Normale 2 8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9" style:display-name="Normale 2 8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" style:display-name="Normale 2 8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0" style:display-name="Normale 2 8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1" style:display-name="Normale 2 8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2" style:display-name="Normale 2 8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3" style:display-name="Normale 2 8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4" style:display-name="Normale 2 8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5" style:display-name="Normale 2 8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6" style:display-name="Normale 2 8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7" style:display-name="Normale 2 8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8" style:display-name="Normale 2 8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9" style:display-name="Normale 2 8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" style:display-name="Normale 2 8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0" style:display-name="Normale 2 8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1" style:display-name="Normale 2 8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2" style:display-name="Normale 2 8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3" style:display-name="Normale 2 8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4" style:display-name="Normale 2 8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5" style:display-name="Normale 2 8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6" style:display-name="Normale 2 8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7" style:display-name="Normale 2 8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8" style:display-name="Normale 2 8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9" style:display-name="Normale 2 8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4" style:display-name="Normale 2 8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40" style:display-name="Normale 2 8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41" style:display-name="Normale 2 8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42" style:display-name="Normale 2 8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5" style:display-name="Normale 2 8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6" style:display-name="Normale 2 8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7" style:display-name="Normale 2 8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8" style:display-name="Normale 2 8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9" style:display-name="Normale 2 8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" style:display-name="Normale 2 8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0" style:display-name="Normale 2 8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1" style:display-name="Normale 2 8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2" style:display-name="Normale 2 8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3" style:display-name="Normale 2 8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4" style:display-name="Normale 2 8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5" style:display-name="Normale 2 8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6" style:display-name="Normale 2 8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7" style:display-name="Normale 2 8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8" style:display-name="Normale 2 8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9" style:display-name="Normale 2 8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" style:display-name="Normale 2 8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0" style:display-name="Normale 2 8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1" style:display-name="Normale 2 8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2" style:display-name="Normale 2 8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3" style:display-name="Normale 2 8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4" style:display-name="Normale 2 8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5" style:display-name="Normale 2 8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6" style:display-name="Normale 2 8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7" style:display-name="Normale 2 8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8" style:display-name="Normale 2 8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9" style:display-name="Normale 2 8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" style:display-name="Normale 2 8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0" style:display-name="Normale 2 8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1" style:display-name="Normale 2 8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2" style:display-name="Normale 2 8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3" style:display-name="Normale 2 8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4" style:display-name="Normale 2 8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5" style:display-name="Normale 2 8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6" style:display-name="Normale 2 8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7" style:display-name="Normale 2 8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8" style:display-name="Normale 2 8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9" style:display-name="Normale 2 8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" style:display-name="Normale 2 8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0" style:display-name="Normale 2 8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1" style:display-name="Normale 2 8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2" style:display-name="Normale 2 8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3" style:display-name="Normale 2 8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4" style:display-name="Normale 2 8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5" style:display-name="Normale 2 8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6" style:display-name="Normale 2 8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7" style:display-name="Normale 2 8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8" style:display-name="Normale 2 8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9" style:display-name="Normale 2 8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" style:display-name="Normale 2 8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0" style:display-name="Normale 2 8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1" style:display-name="Normale 2 8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2" style:display-name="Normale 2 8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3" style:display-name="Normale 2 8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4" style:display-name="Normale 2 8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5" style:display-name="Normale 2 8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6" style:display-name="Normale 2 8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7" style:display-name="Normale 2 8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8" style:display-name="Normale 2 8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9" style:display-name="Normale 2 8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" style:display-name="Normale 2 8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0" style:display-name="Normale 2 8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1" style:display-name="Normale 2 8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2" style:display-name="Normale 2 8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3" style:display-name="Normale 2 8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4" style:display-name="Normale 2 8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5" style:display-name="Normale 2 8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6" style:display-name="Normale 2 8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7" style:display-name="Normale 2 8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8" style:display-name="Normale 2 8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9" style:display-name="Normale 2 8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" style:display-name="Normale 2 8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0" style:display-name="Normale 2 8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1" style:display-name="Normale 2 8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2" style:display-name="Normale 2 8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3" style:display-name="Normale 2 8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4" style:display-name="Normale 2 8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5" style:display-name="Normale 2 8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6" style:display-name="Normale 2 8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7" style:display-name="Normale 2 8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8" style:display-name="Normale 2 8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9" style:display-name="Normale 2 8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" style:display-name="Normale 2 8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0" style:display-name="Normale 2 8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1" style:display-name="Normale 2 8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2" style:display-name="Normale 2 8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3" style:display-name="Normale 2 8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4" style:display-name="Normale 2 8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5" style:display-name="Normale 2 8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6" style:display-name="Normale 2 8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7" style:display-name="Normale 2 8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8" style:display-name="Normale 2 8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9" style:display-name="Normale 2 8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" style:display-name="Normale 2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" style:display-name="Normale 2 9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0" style:display-name="Normale 2 9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1" style:display-name="Normale 2 9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2" style:display-name="Normale 2 9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3" style:display-name="Normale 2 9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4" style:display-name="Normale 2 9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5" style:display-name="Normale 2 9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6" style:display-name="Normale 2 9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7" style:display-name="Normale 2 9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8" style:display-name="Normale 2 9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9" style:display-name="Normale 2 9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" style:display-name="Normale 2 9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0" style:display-name="Normale 2 9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1" style:display-name="Normale 2 9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2" style:display-name="Normale 2 9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3" style:display-name="Normale 2 9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4" style:display-name="Normale 2 9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5" style:display-name="Normale 2 9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6" style:display-name="Normale 2 9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7" style:display-name="Normale 2 9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8" style:display-name="Normale 2 9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9" style:display-name="Normale 2 9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" style:display-name="Normale 2 9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0" style:display-name="Normale 2 9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1" style:display-name="Normale 2 9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2" style:display-name="Normale 2 9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3" style:display-name="Normale 2 9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4" style:display-name="Normale 2 9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5" style:display-name="Normale 2 9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6" style:display-name="Normale 2 9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7" style:display-name="Normale 2 9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8" style:display-name="Normale 2 9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9" style:display-name="Normale 2 9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" style:display-name="Normale 2 9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0" style:display-name="Normale 2 9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1" style:display-name="Normale 2 9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2" style:display-name="Normale 2 9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3" style:display-name="Normale 2 9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4" style:display-name="Normale 2 9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5" style:display-name="Normale 2 9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6" style:display-name="Normale 2 9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7" style:display-name="Normale 2 9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8" style:display-name="Normale 2 9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9" style:display-name="Normale 2 9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4" style:display-name="Normale 2 9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40" style:display-name="Normale 2 9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41" style:display-name="Normale 2 9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42" style:display-name="Normale 2 9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5" style:display-name="Normale 2 9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6" style:display-name="Normale 2 9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7" style:display-name="Normale 2 9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8" style:display-name="Normale 2 9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9" style:display-name="Normale 2 9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" style:display-name="Normale 2 9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0" style:display-name="Normale 2 9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1" style:display-name="Normale 2 9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2" style:display-name="Normale 2 9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3" style:display-name="Normale 2 9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4" style:display-name="Normale 2 9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5" style:display-name="Normale 2 9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6" style:display-name="Normale 2 9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7" style:display-name="Normale 2 9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8" style:display-name="Normale 2 9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9" style:display-name="Normale 2 9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" style:display-name="Normale 2 9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0" style:display-name="Normale 2 9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1" style:display-name="Normale 2 9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2" style:display-name="Normale 2 9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3" style:display-name="Normale 2 9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4" style:display-name="Normale 2 9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5" style:display-name="Normale 2 9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6" style:display-name="Normale 2 9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7" style:display-name="Normale 2 9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8" style:display-name="Normale 2 9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9" style:display-name="Normale 2 9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" style:display-name="Normale 2 9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0" style:display-name="Normale 2 9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1" style:display-name="Normale 2 9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2" style:display-name="Normale 2 9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3" style:display-name="Normale 2 9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4" style:display-name="Normale 2 9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5" style:display-name="Normale 2 9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6" style:display-name="Normale 2 9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7" style:display-name="Normale 2 9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8" style:display-name="Normale 2 9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9" style:display-name="Normale 2 9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" style:display-name="Normale 2 9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0" style:display-name="Normale 2 9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1" style:display-name="Normale 2 9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2" style:display-name="Normale 2 9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3" style:display-name="Normale 2 9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4" style:display-name="Normale 2 9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5" style:display-name="Normale 2 9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6" style:display-name="Normale 2 9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7" style:display-name="Normale 2 9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8" style:display-name="Normale 2 9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9" style:display-name="Normale 2 9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" style:display-name="Normale 2 9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0" style:display-name="Normale 2 9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1" style:display-name="Normale 2 9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2" style:display-name="Normale 2 9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3" style:display-name="Normale 2 9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4" style:display-name="Normale 2 9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5" style:display-name="Normale 2 9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6" style:display-name="Normale 2 9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7" style:display-name="Normale 2 9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8" style:display-name="Normale 2 9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9" style:display-name="Normale 2 9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" style:display-name="Normale 2 9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0" style:display-name="Normale 2 9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1" style:display-name="Normale 2 9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2" style:display-name="Normale 2 9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3" style:display-name="Normale 2 9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4" style:display-name="Normale 2 9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5" style:display-name="Normale 2 9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6" style:display-name="Normale 2 9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7" style:display-name="Normale 2 9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8" style:display-name="Normale 2 9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9" style:display-name="Normale 2 9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" style:display-name="Normale 2 9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0" style:display-name="Normale 2 9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1" style:display-name="Normale 2 9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2" style:display-name="Normale 2 9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3" style:display-name="Normale 2 9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4" style:display-name="Normale 2 9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5" style:display-name="Normale 2 9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6" style:display-name="Normale 2 9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7" style:display-name="Normale 2 9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8" style:display-name="Normale 2 9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9" style:display-name="Normale 2 9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" style:display-name="Normale 2 9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0" style:display-name="Normale 2 9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1" style:display-name="Normale 2 9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2" style:display-name="Normale 2 9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3" style:display-name="Normale 2 9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4" style:display-name="Normale 2 9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5" style:display-name="Normale 2 9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6" style:display-name="Normale 2 9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7" style:display-name="Normale 2 9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8" style:display-name="Normale 2 9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9" style:display-name="Normale 2 9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0" style:display-name="Normale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1" style:display-name="Normale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2" style:display-name="Normale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3" style:display-name="Normale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4" style:display-name="Normale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5" style:display-name="Normale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6" style:display-name="Normale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7" style:display-name="Normale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8" style:display-name="Normale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9" style:display-name="Normale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" style:display-name="Normale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0" style:display-name="Normale 3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1" style:display-name="Normale 3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2" style:display-name="Normale 3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3" style:display-name="Normale 3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4" style:display-name="Normale 3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5" style:display-name="Normale 3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6" style:display-name="Normale 3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7" style:display-name="Normale 3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8" style:display-name="Normale 3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9" style:display-name="Normale 3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" style:display-name="Normale 3 2" style:family="table-cell" style:data-style-name="N0">
      <style:table-cell-properties style:vertical-align="automatic" fo:background-color="transparent"/>
    </style:style>
    <style:style style:name="Normale_32_3_32_2_32_2" style:display-name="Normale 3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" style:display-name="Normale 3 2 2 2" style:family="table-cell" style:data-style-name="N0">
      <style:table-cell-properties style:vertical-align="automatic" fo:background-color="transparent"/>
    </style:style>
    <style:style style:name="Normale_32_3_32_20" style:display-name="Normale 3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1" style:display-name="Normale 3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2" style:display-name="Normale 3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3" style:display-name="Normale 3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4" style:display-name="Normale 3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5" style:display-name="Normale 3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6" style:display-name="Normale 3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7" style:display-name="Normale 3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8" style:display-name="Normale 3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9" style:display-name="Normale 3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" style:display-name="Normale 3 3" style:family="table-cell" style:data-style-name="N0">
      <style:table-cell-properties style:vertical-align="automatic" fo:background-color="transparent"/>
    </style:style>
    <style:style style:name="Normale_32_3_32_30" style:display-name="Normale 3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1" style:display-name="Normale 3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2" style:display-name="Normale 3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3" style:display-name="Normale 3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4" style:display-name="Normale 3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5" style:display-name="Normale 3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6" style:display-name="Normale 3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7" style:display-name="Normale 3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8" style:display-name="Normale 3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9" style:display-name="Normale 3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" style:display-name="Normale 3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0" style:display-name="Normale 3 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1" style:display-name="Normale 3 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2" style:display-name="Normale 3 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3" style:display-name="Normale 3 4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4" style:display-name="Normale 3 4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5" style:display-name="Normale 3 4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6" style:display-name="Normale 3 4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7" style:display-name="Normale 3 4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8" style:display-name="Normale 3 4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9" style:display-name="Normale 3 4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" style:display-name="Normale 3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0" style:display-name="Normale 3 4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1" style:display-name="Normale 3 4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2" style:display-name="Normale 3 4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3" style:display-name="Normale 3 4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4" style:display-name="Normale 3 4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5" style:display-name="Normale 3 4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6" style:display-name="Normale 3 4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7" style:display-name="Normale 3 4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8" style:display-name="Normale 3 4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9" style:display-name="Normale 3 4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" style:display-name="Normale 3 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0" style:display-name="Normale 3 4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1" style:display-name="Normale 3 4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2" style:display-name="Normale 3 4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3" style:display-name="Normale 3 4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4" style:display-name="Normale 3 4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5" style:display-name="Normale 3 4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6" style:display-name="Normale 3 4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7" style:display-name="Normale 3 4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8" style:display-name="Normale 3 4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9" style:display-name="Normale 3 4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" style:display-name="Normale 3 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0" style:display-name="Normale 3 4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1" style:display-name="Normale 3 4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2" style:display-name="Normale 3 4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3" style:display-name="Normale 3 4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4" style:display-name="Normale 3 4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5" style:display-name="Normale 3 4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6" style:display-name="Normale 3 4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7" style:display-name="Normale 3 4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8" style:display-name="Normale 3 4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9" style:display-name="Normale 3 4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5" style:display-name="Normale 3 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50" style:display-name="Normale 3 4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51" style:display-name="Normale 3 4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52" style:display-name="Normale 3 4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53" style:display-name="Normale 3 4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54" style:display-name="Normale 3 4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6" style:display-name="Normale 3 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7" style:display-name="Normale 3 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8" style:display-name="Normale 3 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9" style:display-name="Normale 3 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0" style:display-name="Normale 3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1" style:display-name="Normale 3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2" style:display-name="Normale 3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3" style:display-name="Normale 3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4" style:display-name="Normale 3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5" style:display-name="Normale 3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6" style:display-name="Normale 3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7" style:display-name="Normale 3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8" style:display-name="Normale 3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9" style:display-name="Normale 3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" style:display-name="Normale 3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0" style:display-name="Normale 3 5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1" style:display-name="Normale 3 5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2" style:display-name="Normale 3 5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3" style:display-name="Normale 3 5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4" style:display-name="Normale 3 5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5" style:display-name="Normale 3 5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6" style:display-name="Normale 3 5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7" style:display-name="Normale 3 5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8" style:display-name="Normale 3 5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9" style:display-name="Normale 3 5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" style:display-name="Normale 3 5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0" style:display-name="Normale 3 5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1" style:display-name="Normale 3 5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2" style:display-name="Normale 3 5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3" style:display-name="Normale 3 5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4" style:display-name="Normale 3 5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5" style:display-name="Normale 3 5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6" style:display-name="Normale 3 5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7" style:display-name="Normale 3 5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8" style:display-name="Normale 3 5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9" style:display-name="Normale 3 5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" style:display-name="Normale 3 5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0" style:display-name="Normale 3 5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1" style:display-name="Normale 3 5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2" style:display-name="Normale 3 5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3" style:display-name="Normale 3 5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4" style:display-name="Normale 3 5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5" style:display-name="Normale 3 5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6" style:display-name="Normale 3 5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7" style:display-name="Normale 3 5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8" style:display-name="Normale 3 5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9" style:display-name="Normale 3 5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" style:display-name="Normale 3 5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0" style:display-name="Normale 3 5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1" style:display-name="Normale 3 5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2" style:display-name="Normale 3 5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3" style:display-name="Normale 3 5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4" style:display-name="Normale 3 5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5" style:display-name="Normale 3 5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6" style:display-name="Normale 3 5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7" style:display-name="Normale 3 5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8" style:display-name="Normale 3 5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9" style:display-name="Normale 3 5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5" style:display-name="Normale 3 5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50" style:display-name="Normale 3 5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51" style:display-name="Normale 3 5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52" style:display-name="Normale 3 5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53" style:display-name="Normale 3 5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54" style:display-name="Normale 3 5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6" style:display-name="Normale 3 5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7" style:display-name="Normale 3 5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8" style:display-name="Normale 3 5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9" style:display-name="Normale 3 5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0" style:display-name="Normale 3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1" style:display-name="Normale 3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2" style:display-name="Normale 3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3" style:display-name="Normale 3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4" style:display-name="Normale 3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5" style:display-name="Normale 3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6" style:display-name="Normale 3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7" style:display-name="Normale 3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8" style:display-name="Normale 3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9" style:display-name="Normale 3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" style:display-name="Normale 3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0" style:display-name="Normale 3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1" style:display-name="Normale 3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2" style:display-name="Normale 3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3" style:display-name="Normale 3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4" style:display-name="Normale 3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5" style:display-name="Normale 3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6" style:display-name="Normale 3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7" style:display-name="Normale 3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8" style:display-name="Normale 3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9" style:display-name="Normale 3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" style:display-name="Normale 3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0" style:display-name="Normale 3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1" style:display-name="Normale 3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2" style:display-name="Normale 3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3" style:display-name="Normale 3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4" style:display-name="Normale 3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5" style:display-name="Normale 3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6" style:display-name="Normale 3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7" style:display-name="Normale 3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8" style:display-name="Normale 3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9" style:display-name="Normale 3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" style:display-name="Normale 3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0" style:display-name="Normale 3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1" style:display-name="Normale 3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2" style:display-name="Normale 3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9" style:display-name="Normale 3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0" style:display-name="Normale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1" style:display-name="Normale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2" style:display-name="Normale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3" style:display-name="Normale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4" style:display-name="Normale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5" style:display-name="Normale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6" style:display-name="Normale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7" style:display-name="Normale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8" style:display-name="Normale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9" style:display-name="Normale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" style:display-name="Normale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0" style:display-name="Normale 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1" style:display-name="Normale 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2" style:display-name="Normale 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3" style:display-name="Normale 4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4" style:display-name="Normale 4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5" style:display-name="Normale 4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6" style:display-name="Normale 4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7" style:display-name="Normale 4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8" style:display-name="Normale 4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9" style:display-name="Normale 4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" style:display-name="Normale 4 2" style:family="table-cell" style:data-style-name="N0">
      <style:table-cell-properties style:vertical-align="automatic" fo:background-color="transparent"/>
    </style:style>
    <style:style style:name="Normale_32_4_32_20" style:display-name="Normale 4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1" style:display-name="Normale 4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2" style:display-name="Normale 4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3" style:display-name="Normale 4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4" style:display-name="Normale 4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5" style:display-name="Normale 4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6" style:display-name="Normale 4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7" style:display-name="Normale 4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8" style:display-name="Normale 4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9" style:display-name="Normale 4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" style:display-name="Normale 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0" style:display-name="Normale 4 3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1" style:display-name="Normale 4 3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2" style:display-name="Normale 4 3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3" style:display-name="Normale 4 3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4" style:display-name="Normale 4 3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5" style:display-name="Normale 4 3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6" style:display-name="Normale 4 3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7" style:display-name="Normale 4 3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8" style:display-name="Normale 4 3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9" style:display-name="Normale 4 3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" style:display-name="Normale 4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0" style:display-name="Normale 4 3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1" style:display-name="Normale 4 3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2" style:display-name="Normale 4 3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3" style:display-name="Normale 4 3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4" style:display-name="Normale 4 3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5" style:display-name="Normale 4 3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6" style:display-name="Normale 4 3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7" style:display-name="Normale 4 3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8" style:display-name="Normale 4 3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9" style:display-name="Normale 4 3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" style:display-name="Normale 4 3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0" style:display-name="Normale 4 3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1" style:display-name="Normale 4 3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2" style:display-name="Normale 4 3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3" style:display-name="Normale 4 3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4" style:display-name="Normale 4 3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5" style:display-name="Normale 4 3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6" style:display-name="Normale 4 3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7" style:display-name="Normale 4 3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8" style:display-name="Normale 4 3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9" style:display-name="Normale 4 3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" style:display-name="Normale 4 3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0" style:display-name="Normale 4 3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1" style:display-name="Normale 4 3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2" style:display-name="Normale 4 3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3" style:display-name="Normale 4 3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4" style:display-name="Normale 4 3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5" style:display-name="Normale 4 3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6" style:display-name="Normale 4 3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7" style:display-name="Normale 4 3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8" style:display-name="Normale 4 3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9" style:display-name="Normale 4 3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5" style:display-name="Normale 4 3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50" style:display-name="Normale 4 3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51" style:display-name="Normale 4 3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52" style:display-name="Normale 4 3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53" style:display-name="Normale 4 3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54" style:display-name="Normale 4 3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6" style:display-name="Normale 4 3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7" style:display-name="Normale 4 3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8" style:display-name="Normale 4 3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9" style:display-name="Normale 4 3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0" style:display-name="Normale 4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1" style:display-name="Normale 4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2" style:display-name="Normale 4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3" style:display-name="Normale 4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4" style:display-name="Normale 4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5" style:display-name="Normale 4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6" style:display-name="Normale 4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7" style:display-name="Normale 4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8" style:display-name="Normale 4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9" style:display-name="Normale 4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" style:display-name="Normale 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0" style:display-name="Normale 4 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1" style:display-name="Normale 4 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2" style:display-name="Normale 4 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3" style:display-name="Normale 4 4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4" style:display-name="Normale 4 4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5" style:display-name="Normale 4 4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6" style:display-name="Normale 4 4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7" style:display-name="Normale 4 4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8" style:display-name="Normale 4 4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9" style:display-name="Normale 4 4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" style:display-name="Normale 4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0" style:display-name="Normale 4 4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1" style:display-name="Normale 4 4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2" style:display-name="Normale 4 4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3" style:display-name="Normale 4 4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4" style:display-name="Normale 4 4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5" style:display-name="Normale 4 4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6" style:display-name="Normale 4 4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7" style:display-name="Normale 4 4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8" style:display-name="Normale 4 4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9" style:display-name="Normale 4 4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" style:display-name="Normale 4 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0" style:display-name="Normale 4 4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1" style:display-name="Normale 4 4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2" style:display-name="Normale 4 4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3" style:display-name="Normale 4 4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4" style:display-name="Normale 4 4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5" style:display-name="Normale 4 4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6" style:display-name="Normale 4 4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7" style:display-name="Normale 4 4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8" style:display-name="Normale 4 4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9" style:display-name="Normale 4 4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" style:display-name="Normale 4 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0" style:display-name="Normale 4 4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1" style:display-name="Normale 4 4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2" style:display-name="Normale 4 4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3" style:display-name="Normale 4 4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4" style:display-name="Normale 4 4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5" style:display-name="Normale 4 4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6" style:display-name="Normale 4 4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7" style:display-name="Normale 4 4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8" style:display-name="Normale 4 4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9" style:display-name="Normale 4 4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5" style:display-name="Normale 4 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50" style:display-name="Normale 4 4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51" style:display-name="Normale 4 4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52" style:display-name="Normale 4 4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53" style:display-name="Normale 4 4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54" style:display-name="Normale 4 4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6" style:display-name="Normale 4 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7" style:display-name="Normale 4 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8" style:display-name="Normale 4 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9" style:display-name="Normale 4 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0" style:display-name="Normale 4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1" style:display-name="Normale 4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2" style:display-name="Normale 4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3" style:display-name="Normale 4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4" style:display-name="Normale 4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5" style:display-name="Normale 4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6" style:display-name="Normale 4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7" style:display-name="Normale 4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8" style:display-name="Normale 4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9" style:display-name="Normale 4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" style:display-name="Normale 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0" style:display-name="Normale 4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1" style:display-name="Normale 4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2" style:display-name="Normale 4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3" style:display-name="Normale 4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4" style:display-name="Normale 4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5" style:display-name="Normale 4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6" style:display-name="Normale 4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7" style:display-name="Normale 4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8" style:display-name="Normale 4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9" style:display-name="Normale 4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6" style:display-name="Normale 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60" style:display-name="Normale 4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61" style:display-name="Normale 4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62" style:display-name="Normale 4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63" style:display-name="Normale 4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64" style:display-name="Normale 4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65" style:display-name="Normale 4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66" style:display-name="Normale 4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67" style:display-name="Normale 4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68" style:display-name="Normale 4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69" style:display-name="Normale 4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7" style:display-name="Normale 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70" style:display-name="Normale 4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71" style:display-name="Normale 4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72" style:display-name="Normale 4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73" style:display-name="Normale 4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74" style:display-name="Normale 4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75" style:display-name="Normale 4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76" style:display-name="Normale 4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77" style:display-name="Normale 4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78" style:display-name="Normale 4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79" style:display-name="Normale 4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8" style:display-name="Normale 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80" style:display-name="Normale 4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9" style:display-name="Normale 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0" style:display-name="Normale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1" style:display-name="Normale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2" style:display-name="Normale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3" style:display-name="Normale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4" style:display-name="Normale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5" style:display-name="Normale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6" style:display-name="Normale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7" style:display-name="Normale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8" style:display-name="Normale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9" style:display-name="Normale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5" style:display-name="Normale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50" style:display-name="Normale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51" style:display-name="Normale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52" style:display-name="Normale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53" style:display-name="Normale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54" style:display-name="Normale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55" style:display-name="Normale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56" style:display-name="Normale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57" style:display-name="Normale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58" style:display-name="Normale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59" style:display-name="Normale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" style:display-name="Normale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_32_10" style:display-name="Normale 6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_32_11" style:display-name="Normale 6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_32_12" style:display-name="Normale 6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_32_13" style:display-name="Normale 6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_32_14" style:display-name="Normale 6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_32_15" style:display-name="Normale 6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_32_16" style:display-name="Normale 6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_32_17" style:display-name="Normale 6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_32_18" style:display-name="Normale 6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_32_19" style:display-name="Normale 6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_32_2" style:display-name="Normale 6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_32_20" style:display-name="Normale 6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_32_21" style:display-name="Normale 6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_32_22" style:display-name="Normale 6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_32_23" style:display-name="Normale 6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_32_24" style:display-name="Normale 6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_32_25" style:display-name="Normale 6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_32_3" style:display-name="Normale 6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_32_4" style:display-name="Normale 6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_32_5" style:display-name="Normale 6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_32_6" style:display-name="Normale 6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_32_7" style:display-name="Normale 6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_32_8" style:display-name="Normale 6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_32_9" style:display-name="Normale 6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0" style:display-name="Normale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1" style:display-name="Normale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2" style:display-name="Normale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3" style:display-name="Normale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4" style:display-name="Normale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5" style:display-name="Normale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6" style:display-name="Normale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7" style:display-name="Normale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8" style:display-name="Normale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9" style:display-name="Normale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" style:display-name="Normale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0" style:display-name="Normale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1" style:display-name="Normale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2" style:display-name="Normale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3" style:display-name="Normale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4" style:display-name="Normale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5" style:display-name="Normale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6" style:display-name="Normale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7" style:display-name="Normale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8" style:display-name="Normale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9" style:display-name="Normale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" style:display-name="Normale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_32_2" style:display-name="Normale 8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0" style:display-name="Normale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1" style:display-name="Normale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2" style:display-name="Normale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3" style:display-name="Normale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4" style:display-name="Normale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5" style:display-name="Normale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6" style:display-name="Normale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7" style:display-name="Normale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8" style:display-name="Normale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9" style:display-name="Normale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.farina</meta:initial-creator>
    <dc:creator>Federiconi Stefano</dc:creator>
    <meta:creation-date>2016-03-01T09:57:31Z</meta:creation-date>
    <dc:date>2017-12-20T13:36:42Z</dc:date>
    <meta:print-date>2016-03-08T17:08:07Z</meta:print-date>
  </office:meta>
</office:document-meta>
</file>